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8873A1DD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21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24.135cm"/>
    </style:style>
    <style:style style:name="co6" style:family="table-column">
      <style:table-column-properties fo:break-before="auto" style:column-width="2.11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956cm"/>
    </style:style>
    <style:style style:name="co9" style:family="table-column">
      <style:table-column-properties fo:break-before="auto" style:column-width="2.947cm"/>
    </style:style>
    <style:style style:name="co10" style:family="table-column">
      <style:table-column-properties fo:break-before="auto" style:column-width="39.7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Orange">
      <style:table-properties table:display="true" style:writing-mode="lr-tb"/>
    </style:style>
    <style:style style:name="ta2" style:family="table" style:master-page-name="PageStyle_5f_Graph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Info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110">
      <style:table-cell-properties style:rotation-align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an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# Gems</text:p>
          </table:table-cell>
          <table:table-cell table:style-name="ce1" office:value-type="string" calcext:value-type="string">
            <text:p>Increment(I)</text:p>
          </table:table-cell>
          <table:table-cell table:style-name="ce6" office:value-type="string" calcext:value-type="string">
            <text:p>G = ln I/ln N</text:p>
          </table:table-cell>
          <table:table-cell table:style-name="ce6"/>
          <table:table-cell office:value-type="string" calcext:value-type="string">
            <text:p>Method (standard parenthesis notation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,00000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,380000</text:p>
          </table:table-cell>
          <table:table-cell table:formula="of:=LOG10([.B3])/LOG10([.A3])" office:value-type="float" office:value="0.464668267003444" calcext:value-type="float">
            <text:p>0,464668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,668200</text:p>
          </table:table-cell>
          <table:table-cell table:formula="of:=LOG10([.B4])/LOG10([.A4])" office:value-type="float" office:value="0.465810555829284" calcext:value-type="float">
            <text:p>0,4658106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,924698</text:p>
          </table:table-cell>
          <table:table-cell table:formula="of:=LOG10([.B5])/LOG10([.A5])" office:value-type="float" office:value="0.472316046778462" calcext:value-type="float">
            <text:p>0,472316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,158016</text:p>
          </table:table-cell>
          <table:table-cell table:formula="of:=LOG10([.B6])/LOG10([.A6])" office:value-type="float" office:value="0.477924171624376" calcext:value-type="float">
            <text:p>0,477924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,383734</text:p>
          </table:table-cell>
          <table:table-cell table:formula="of:=LOG10([.B7])/LOG10([.A7])" office:value-type="float" office:value="0.484812934277918" calcext:value-type="float">
            <text:p>0,4848129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,584623</text:p>
          </table:table-cell>
          <table:table-cell table:formula="of:=LOG10([.B8])/LOG10([.A8])" office:value-type="float" office:value="0.487987411131417" calcext:value-type="float">
            <text:p>0,487987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,763415</text:p>
          </table:table-cell>
          <table:table-cell table:formula="of:=LOG10([.B9])/LOG10([.A9])" office:value-type="float" office:value="0.488817412438722" calcext:value-type="float">
            <text:p>0,4888174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,922539</text:p>
          </table:table-cell>
          <table:table-cell table:formula="of:=LOG10([.B10])/LOG10([.A10])" office:value-type="float" office:value="0.488094284979424" calcext:value-type="float">
            <text:p>0,4880943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3,066639</text:p>
          </table:table-cell>
          <table:table-cell table:formula="of:=LOG10([.B11])/LOG10([.A11])" office:value-type="float" office:value="0.486662654516697" calcext:value-type="float">
            <text:p>0,4866627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3,226669</text:p>
          </table:table-cell>
          <table:table-cell table:formula="of:=LOG10([.B12])/LOG10([.A12])" office:value-type="float" office:value="0.488532734956984" calcext:value-type="float">
            <text:p>0,488532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3,384005</text:p>
          </table:table-cell>
          <table:table-cell table:formula="of:=LOG10([.B13])/LOG10([.A13])" office:value-type="float" office:value="0.490585801035327" calcext:value-type="float">
            <text:p>0,4905858</text:p>
          </table:table-cell>
          <table:table-cell/>
          <table:table-cell office:value-type="string" calcext:value-type="string">
            <text:p>((g+g)+g+g+g+g)+(g+g)+(g+g)+(g+g)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3,524035</text:p>
          </table:table-cell>
          <table:table-cell table:formula="of:=LOG10([.B14])/LOG10([.A14])" office:value-type="float" office:value="0.491084409232463" calcext:value-type="float">
            <text:p>0,4910844</text:p>
          </table:table-cell>
          <table:table-cell/>
          <table:table-cell office:value-type="string" calcext:value-type="string">
            <text:p>((g+g)+g+g+g+g+g)+(g+g)+((g+g)+(g+g))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,650843</text:p>
          </table:table-cell>
          <table:table-cell table:formula="of:=LOG10([.B15])/LOG10([.A15])" office:value-type="float" office:value="0.490689643343366" calcext:value-type="float">
            <text:p>0,4906896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,777651</text:p>
          </table:table-cell>
          <table:table-cell table:formula="of:=LOG10([.B16])/LOG10([.A16])" office:value-type="float" office:value="0.490796805521678" calcext:value-type="float">
            <text:p>0,490796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,902277</text:p>
          </table:table-cell>
          <table:table-cell table:formula="of:=LOG10([.B17])/LOG10([.A17])" office:value-type="float" office:value="0.491079047532763" calcext:value-type="float">
            <text:p>0,4910790</text:p>
          </table:table-cell>
          <table:table-cell/>
          <table:table-cell office:value-type="string" calcext:value-type="string">
            <text:p>[[g+g]+({g+g}+[(g+[g+(g+({g+g}+g))])+g])]+{{g+g}+[g+(g+g)]} <text:s text:c="2"/>//psorek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4,015136</text:p>
          </table:table-cell>
          <table:table-cell table:formula="of:=LOG10([.B18])/LOG10([.A18])" office:value-type="float" office:value="0.490634149637058" calcext:value-type="float">
            <text:p>0,4906341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4,127995</text:p>
          </table:table-cell>
          <table:table-cell table:formula="of:=LOG10([.B19])/LOG10([.A19])" office:value-type="float" office:value="0.49052230498204" calcext:value-type="float">
            <text:p>0,490522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4,239586</text:p>
          </table:table-cell>
          <table:table-cell table:formula="of:=LOG10([.B20])/LOG10([.A20])" office:value-type="float" office:value="0.490574141012123" calcext:value-type="float">
            <text:p>0,490574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4,350503</text:p>
          </table:table-cell>
          <table:table-cell table:formula="of:=LOG10([.B21])/LOG10([.A21])" office:value-type="float" office:value="0.490795350298554" calcext:value-type="float">
            <text:p>0,490795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4,450948</text:p>
          </table:table-cell>
          <table:table-cell table:formula="of:=LOG10([.B22])/LOG10([.A22])" office:value-type="float" office:value="0.490427361840713" calcext:value-type="float">
            <text:p>0,4904274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4,551393</text:p>
          </table:table-cell>
          <table:table-cell table:formula="of:=LOG10([.B23])/LOG10([.A23])" office:value-type="float" office:value="0.490266103691659" calcext:value-type="float">
            <text:p>0,4902661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,650709</text:p>
          </table:table-cell>
          <table:table-cell table:formula="of:=LOG10([.B24])/LOG10([.A24])" office:value-type="float" office:value="0.490200132816775" calcext:value-type="float">
            <text:p>0,490200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4,750025</text:p>
          </table:table-cell>
          <table:table-cell table:formula="of:=LOG10([.B25])/LOG10([.A25])" office:value-type="float" office:value="0.490284294844686" calcext:value-type="float">
            <text:p>0,4902843</text:p>
          </table:table-cell>
          <table:table-cell/>
          <table:table-cell office:value-type="string" calcext:value-type="string">
            <text:p>[{g+g}+{g+{([g+g]+g)+g}}]+(((g+(g+g))+g)+{{[g+g]+g}+[(g+g)+[[[({g+(g+g)}+g)+g]+g]+{g+g}]]})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4,859631</text:p>
          </table:table-cell>
          <table:table-cell table:formula="of:=LOG10([.B26])/LOG10([.A26])" office:value-type="float" office:value="0.491153618567653" calcext:value-type="float">
            <text:p>0,4911536</text:p>
          </table:table-cell>
          <table:table-cell/>
          <table:table-cell office:value-type="string" calcext:value-type="string">
            <text:p>{{(g+g)+{g+g}}+([(g+g)+g]+[g+g])}+[([g+g]+[(g+([(g+{{g+g}+g})+g]+g))+(g+g)])+{[g+g]+{g+[g+g]}}]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4,958947</text:p>
          </table:table-cell>
          <table:table-cell table:formula="of:=LOG10([.B27])/LOG10([.A27])" office:value-type="float" office:value="0.491450575857887" calcext:value-type="float">
            <text:p>0,4914506</text:p>
          </table:table-cell>
          <table:table-cell/>
          <table:table-cell office:value-type="string" calcext:value-type="string">
            <text:p>[((g+g)+(g+(g+g)))+({[{[g+{{[g+g]+g}+g}]+g}+g]+{g+g}}+(g+g))]+{[[g+g]+(g+g)]+([g+g]+{[g+{g+g}]+g})}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5,058263</text:p>
          </table:table-cell>
          <table:table-cell table:formula="of:=LOG10([.B28])/LOG10([.A28])" office:value-type="float" office:value="0.491839617565146" calcext:value-type="float">
            <text:p>0,491839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5,157579</text:p>
          </table:table-cell>
          <table:table-cell table:formula="of:=LOG10([.B29])/LOG10([.A29])" office:value-type="float" office:value="0.492306903233407" calcext:value-type="float">
            <text:p>0,4923069</text:p>
          </table:table-cell>
          <table:table-cell/>
          <table:table-cell office:value-type="string" calcext:value-type="string">
            <text:p>[3g+[[g+[2g+g]]+2g]]+{[([2g+g]+{(g+{g+(g+{2g+g})})+g})+2g]+{2g+[(g+2g)+g]}}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5,255779</text:p>
          </table:table-cell>
          <table:table-cell table:formula="of:=LOG10([.B30])/LOG10([.A30])" office:value-type="float" office:value="0.492777681823339" calcext:value-type="float">
            <text:p>0,4927777</text:p>
          </table:table-cell>
          <table:table-cell/>
          <table:table-cell office:value-type="string" calcext:value-type="string">
            <text:p>({[{g+2g}+((g+([(g+2g)+g]+g))+g)]+{g+2g}}+(2g+[g+(2g+g)]))+{{2g+[g+{g+2g}]}+3g}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5,353386</text:p>
          </table:table-cell>
          <table:table-cell table:formula="of:=LOG10([.B31])/LOG10([.A31])" office:value-type="float" office:value="0.493276064175173" calcext:value-type="float">
            <text:p>0,4932761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5,441777</text:p>
          </table:table-cell>
          <table:table-cell table:formula="of:=LOG10([.B32])/LOG10([.A32])" office:value-type="float" office:value="0.493334878978873" calcext:value-type="float">
            <text:p>0,4933349</text:p>
          </table:table-cell>
          <table:table-cell/>
          <table:table-cell office:value-type="string" calcext:value-type="string">
            <text:p>{3g+[2g+(g+([g+2g]+g))]}+[{2g+[g+[g+2g]]}+({2g+g}+[2g+({([g+{g+2g}]+g)+g}+[g+2g])])]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5,530169</text:p>
          </table:table-cell>
          <table:table-cell table:formula="of:=LOG10([.B33])/LOG10([.A33])" office:value-type="float" office:value="0.493464713876315" calcext:value-type="float">
            <text:p>0,4934647</text:p>
          </table:table-cell>
          <table:table-cell/>
          <table:table-cell office:value-type="string" calcext:value-type="string">
            <text:p>[3g+(2g+[g+{g+{2g+g}}])]+{{{g+(g+2g)}+2g}+[({2g+([g+{g+[(2g+g)+g]}]+2g)}+2g)+[2g+g]]}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5,618560</text:p>
          </table:table-cell>
          <table:table-cell table:formula="of:=LOG10([.B34])/LOG10([.A34])" office:value-type="float" office:value="0.493656991432821" calcext:value-type="float">
            <text:p>0,4936570</text:p>
          </table:table-cell>
          <table:table-cell/>
          <table:table-cell office:value-type="string" calcext:value-type="string">
            <text:p>({(g+[2g+g])+[{g+[{g+({g+2g}+g)}+g]}+(g+[2g+g])]}+[2g+{[{2g+g}+g]+g}])+{[2g+(g+(g+{2g+g}))]+3g}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5,705958</text:p>
          </table:table-cell>
          <table:table-cell table:formula="of:=LOG10([.B35])/LOG10([.A35])" office:value-type="float" office:value="0.493855032670207" calcext:value-type="float">
            <text:p>0,4938550</text:p>
          </table:table-cell>
          <table:table-cell/>
          <table:table-cell office:value-type="string" calcext:value-type="string">
            <text:p>({[(g+2g)+{{g+2g}+[g+{{[[2g+g]+g]+g}+g}]}]+{g+2g}}+(2g+[(g+2g)+g]))+[((g+2g)+2g)+{2g+[g+[[g+2g]+g]]}]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5,793356</text:p>
          </table:table-cell>
          <table:table-cell table:formula="of:=LOG10([.B36])/LOG10([.A36])" office:value-type="float" office:value="0.494104012693686" calcext:value-type="float">
            <text:p>0,4941040</text:p>
          </table:table-cell>
          <table:table-cell/>
          <table:table-cell office:value-type="string" calcext:value-type="string">
            <text:p>{{2g+[[g+{2g+g}]+g]}+({[2g+g]+g}+{(2g+(2g+{(g+({g+2g}+g))+g}))+[g+2g]})}+[[2g+[(g+2g)+2g]]+3g]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5,880226</text:p>
          </table:table-cell>
          <table:table-cell table:formula="of:=LOG10([.B37])/LOG10([.A37])" office:value-type="float" office:value="0.494373052569752" calcext:value-type="float">
            <text:p>0,4943731</text:p>
          </table:table-cell>
          <table:table-cell/>
          <table:table-cell office:value-type="string" calcext:value-type="string">
            <text:p>{[[{[2g+g]+g}+g]+2g]+3g}+(({[g+[g+2g]]+g}+2g)+({[2g+g]+{{(g+(g+({g+2g}+g)))+g}+[(2g+g)+g]}}+3g))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,958895</text:p>
          </table:table-cell>
          <table:table-cell table:formula="of:=LOG10([.B38])/LOG10([.A38])" office:value-type="float" office:value="0.494302308826635" calcext:value-type="float">
            <text:p>0,4943023</text:p>
          </table:table-cell>
          <table:table-cell/>
          <table:table-cell office:value-type="string" calcext:value-type="string">
            <text:p>[{({([g+2g]+{g+[g+{([2g+g]+g)+g}]})+2g}+{g+2g})+[[2g+g]+g]}+[2g+(g+[g+{g+2g}])]]+({2g+[{g+2g}+2g]}+3g)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6,037563</text:p>
          </table:table-cell>
          <table:table-cell table:formula="of:=LOG10([.B39])/LOG10([.A39])" office:value-type="float" office:value="0.494283949508457" calcext:value-type="float">
            <text:p>0,4942839</text:p>
          </table:table-cell>
          <table:table-cell/>
          <table:table-cell office:value-type="string" calcext:value-type="string">
            <text:p>[{[((g+{g+2g})+g)+g]+2g}+(({2g+g}+{2g+((2g+g)+(g+{g+{g+{g+2g}}}))})+[g+[g+2g]])]+{[[2g+g]+[(g+(g+2g))+g]]+3g}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6,116231</text:p>
          </table:table-cell>
          <table:table-cell table:formula="of:=LOG10([.B40])/LOG10([.A40])" office:value-type="float" office:value="0.494312975202941" calcext:value-type="float">
            <text:p>0,4943130</text:p>
          </table:table-cell>
          <table:table-cell/>
          <table:table-cell office:value-type="string" calcext:value-type="string">
            <text:p>({({[[g+2g]+g]+[{g+(({g+[g+2g]}+g)+g)}+g]}+(g+{g+2g}))+[g+(2g+g)]}+{(g+(g+(2g+g)))+2g})+{{2g+[[g+[2g+g]]+2g]}+3g}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6,194015</text:p>
          </table:table-cell>
          <table:table-cell table:formula="of:=LOG10([.B41])/LOG10([.A41])" office:value-type="float" office:value="0.494346189928431" calcext:value-type="float">
            <text:p>0,4943462</text:p>
          </table:table-cell>
          <table:table-cell/>
          <table:table-cell office:value-type="string" calcext:value-type="string">
            <text:p>[({g+(g+[2g+g])}+2g)+[([g+2g]+{2g+[({g+(g+{g+[2g+g]})}+2g)+2g]})+[[g+(g+2g)]+g]]]+{3g+[({g+{g+2g}}+2g)+{2g+g}]}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6,271800</text:p>
          </table:table-cell>
          <table:table-cell table:formula="of:=LOG10([.B42])/LOG10([.A42])" office:value-type="float" office:value="0.494419755912812" calcext:value-type="float">
            <text:p>0,4944198</text:p>
          </table:table-cell>
          <table:table-cell/>
          <table:table-cell office:value-type="string" calcext:value-type="string">
            <text:p>{[[[g+(g+[g+g])]+g]+{g+g}]+({{g+(g+[g+g])}+{{g+g}+({[g+g]+({g+[g+[g+g]]}+g)}+{(g+g)+g})}}+((g+{g+(g+g)})+{g+g}))}+[([[g+(g+[g+(g+g)])]+g]+[g+g])+{{g+g}+(g+g)}]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6,349584</text:p>
          </table:table-cell>
          <table:table-cell table:formula="of:=LOG10([.B43])/LOG10([.A43])" office:value-type="float" office:value="0.494529877629075" calcext:value-type="float">
            <text:p>0,4945299</text:p>
          </table:table-cell>
          <table:table-cell/>
          <table:table-cell office:value-type="string" calcext:value-type="string">
            <text:p>([[{g+{(g+g)+g}}+g]+{{([g+g]+g)+g}+({[g+([g+[g+({g+g}+g)]]+g)]+[g+g]}+{g+{g+g}})}]+[([g+(g+((g+g)+g))]+g)+(g+g)])+{([[g+g]+g]+(g+g))+{{[g+g]+{[{g+g}+g]+g}}+(g+g)}}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,426899</text:p>
          </table:table-cell>
          <table:table-cell table:formula="of:=LOG10([.B44])/LOG10([.A44])" office:value-type="float" office:value="0.494653858897388" calcext:value-type="float">
            <text:p>0,4946539</text:p>
          </table:table-cell>
          <table:table-cell/>
          <table:table-cell office:value-type="string" calcext:value-type="string">
            <text:p>[([g+g]+(g+g))+{({g+g}+[g+(g+(g+(g+g)))])+{g+g}}]+{{[g+(g+[g+g])]+[g+g]}+[({{g+[{g+g}+g]}+g}+{g+g})+[(({[g+g]+g}+{(({{g+(g+g)}+g}+g)+g)+g})+[(g+g)+g])+[g+[g+[g+g]]]]]}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6,496913</text:p>
          </table:table-cell>
          <table:table-cell table:formula="of:=LOG10([.B45])/LOG10([.A45])" office:value-type="float" office:value="0.494511988574779" calcext:value-type="float">
            <text:p>0,4945120</text:p>
          </table:table-cell>
          <table:table-cell/>
          <table:table-cell office:value-type="string" calcext:value-type="string">
            <text:p>{[[g+[g+[g+g]]]+[{[{g+g}+g]+g}+({{{[(([g+(g+g)]+g)+g)+g]+(g+g)}+{g+g}}+(g+g)}+{g+g})]]+([(g+g)+[g+({g+g}+g)]]+(g+g))}+(({g+g}+({g+g}+g))+{[{[g+{g+([g+g]+g)}]+g}+g]+[g+g]})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6,566928</text:p>
          </table:table-cell>
          <table:table-cell table:formula="of:=LOG10([.B46])/LOG10([.A46])" office:value-type="float" office:value="0.494408461032705" calcext:value-type="float">
            <text:p>0,4944085</text:p>
          </table:table-cell>
          <table:table-cell/>
          <table:table-cell office:value-type="string" calcext:value-type="string">
            <text:p>(({g+g}+(g+g))+({(g+[g+({(g+g)+g}+g)])+[g+g]}+{g+g}))+{[[(g+g)+[[(g+{g+g})+g]+g]]+[g+g]]+(({g+[[[g+g]+g]+g]}+g)+{{{g+[g+g]}+[{g+g}+{{(({g+(g+g)}+g)+g)+g}+[g+g]}]}+[(g+g)+g]})}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6,636943</text:p>
          </table:table-cell>
          <table:table-cell table:formula="of:=LOG10([.B47])/LOG10([.A47])" office:value-type="float" office:value="0.49434022931605" calcext:value-type="float">
            <text:p>0,4943402</text:p>
          </table:table-cell>
          <table:table-cell/>
          <table:table-cell office:value-type="string" calcext:value-type="string">
            <text:p>[[[g+(g+g)]+(g+g)]+{[{g+g}+g]+[{[[(g+g)+g]+g]+g}+g]}]+[([[g+g]+g]+(g+(g+([(g+g)+g]+g))))+({({{{[g+g]+g}+g}+[{g+{g+g}}+[[g+(g+((g+g)+g))]+g]]}+{g+g})+{g+{g+g}}}+{((g+{g+g})+g)+g})]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6,706171</text:p>
          </table:table-cell>
          <table:table-cell table:formula="of:=LOG10([.B48])/LOG10([.A48])" office:value-type="float" office:value="0.494274075733182" calcext:value-type="float">
            <text:p>0,4942741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6,775399</text:p>
          </table:table-cell>
          <table:table-cell table:formula="of:=LOG10([.B49])/LOG10([.A49])" office:value-type="float" office:value="0.494238933248226" calcext:value-type="float">
            <text:p>0,4942389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6,844627</text:p>
          </table:table-cell>
          <table:table-cell table:formula="of:=LOG10([.B50])/LOG10([.A50])" office:value-type="float" office:value="0.494232471591577" calcext:value-type="float">
            <text:p>0,4942325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6,913855</text:p>
          </table:table-cell>
          <table:table-cell table:formula="of:=LOG10([.B51])/LOG10([.A51])" office:value-type="float" office:value="0.494252555942451" calcext:value-type="float">
            <text:p>0,4942526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,982665</text:p>
          </table:table-cell>
          <table:table-cell table:formula="of:=LOG10([.B52])/LOG10([.A52])" office:value-type="float" office:value="0.494282002967728" calcext:value-type="float">
            <text:p>0,4942820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7,046069</text:p>
          </table:table-cell>
          <table:table-cell table:formula="of:=LOG10([.B53])/LOG10([.A53])" office:value-type="float" office:value="0.494140582490393" calcext:value-type="float">
            <text:p>0,4941406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7,109473</text:p>
          </table:table-cell>
          <table:table-cell table:formula="of:=LOG10([.B54])/LOG10([.A54])" office:value-type="float" office:value="0.494026173092349" calcext:value-type="float">
            <text:p>0,4940262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7,174905</text:p>
          </table:table-cell>
          <table:table-cell table:formula="of:=LOG10([.B55])/LOG10([.A55])" office:value-type="float" office:value="0.494007872214276" calcext:value-type="float">
            <text:p>0,4940079</text:p>
          </table:table-cell>
          <table:table-cell/>
          <table:table-cell office:value-type="string" calcext:value-type="string">
            <text:p>({[[([g+2g]+g)+({{g+2g}+{({g+({2g+g}+g)}+g)+g}}+2g)]+{g+[2g+g]}]+(2g+{{(2g+g)+g}+[g+2g]})}+{[g+2g]+[g+(g+[[g+2g]+g])]})+[(2g+[g+2g])+((g+2g)+{{2g+g}+(g+[g+(g+2g)])})]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,251351</text:p>
          </table:table-cell>
          <table:table-cell table:formula="of:=LOG10([.B56])/LOG10([.A56])" office:value-type="float" office:value="0.494390584649925" calcext:value-type="float">
            <text:p>0,4943906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7,320580</text:p>
          </table:table-cell>
          <table:table-cell table:formula="of:=LOG10([.B57])/LOG10([.A57])" office:value-type="float" office:value="0.494538046051676" calcext:value-type="float">
            <text:p>0,494538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7,389808</text:p>
          </table:table-cell>
          <table:table-cell table:formula="of:=LOG10([.B58])/LOG10([.A58])" office:value-type="float" office:value="0.494701061418488" calcext:value-type="float">
            <text:p>0,4947011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7,459036</text:p>
          </table:table-cell>
          <table:table-cell table:formula="of:=LOG10([.B59])/LOG10([.A59])" office:value-type="float" office:value="0.494878558355927" calcext:value-type="float">
            <text:p>0,4948786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7,528264</text:p>
          </table:table-cell>
          <table:table-cell table:formula="of:=LOG10([.B60])/LOG10([.A60])" office:value-type="float" office:value="0.4950695115653" calcext:value-type="float">
            <text:p>0,4950695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7,596714</text:p>
          </table:table-cell>
          <table:table-cell table:formula="of:=LOG10([.B61])/LOG10([.A61])" office:value-type="float" office:value="0.495247958386913" calcext:value-type="float">
            <text:p>0,4952480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7,665164</text:p>
          </table:table-cell>
          <table:table-cell table:formula="of:=LOG10([.B62])/LOG10([.A62])" office:value-type="float" office:value="0.495438676871226" calcext:value-type="float">
            <text:p>0,4954387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7,733614</text:p>
          </table:table-cell>
          <table:table-cell table:formula="of:=LOG10([.B63])/LOG10([.A63])" office:value-type="float" office:value="0.495640822809475" calcext:value-type="float">
            <text:p>0,4956408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7,801651</text:p>
          </table:table-cell>
          <table:table-cell table:formula="of:=LOG10([.B64])/LOG10([.A64])" office:value-type="float" office:value="0.495840833965158" calcext:value-type="float">
            <text:p>0,4958408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7,863264</text:p>
          </table:table-cell>
          <table:table-cell table:formula="of:=LOG10([.B65])/LOG10([.A65])" office:value-type="float" office:value="0.49585471533651" calcext:value-type="float">
            <text:p>0,4958547</text:p>
          </table:table-cell>
          <table:table-cell/>
          <table:table-cell office:value-type="string" calcext:value-type="string">
            <text:p>{({2g+{{[([2g+g]+g)+g]+g}+2g}}+3g)+{3g+3g}}+[{(([[g+[2g+g]]+g]+g)+2g)+[({{[2g+g]+(g+[g+{2g+g}])}+2g}+(g+[g+2g]))+(2g+[[(g+[g+2g])+g]+g])]}+(3g+[2g+{[g+(g+2g)]+2g}])]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7,924877</text:p>
          </table:table-cell>
          <table:table-cell table:formula="of:=LOG10([.B66])/LOG10([.A66])" office:value-type="float" office:value="0.495882788371458" calcext:value-type="float">
            <text:p>0,4958828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7,986490</text:p>
          </table:table-cell>
          <table:table-cell table:formula="of:=LOG10([.B67])/LOG10([.A67])" office:value-type="float" office:value="0.495924244852977" calcext:value-type="float">
            <text:p>0,4959242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8,048103</text:p>
          </table:table-cell>
          <table:table-cell table:formula="of:=LOG10([.B68])/LOG10([.A68])" office:value-type="float" office:value="0.495978327135906" calcext:value-type="float">
            <text:p>0,4959783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8,109024</text:p>
          </table:table-cell>
          <table:table-cell table:formula="of:=LOG10([.B69])/LOG10([.A69])" office:value-type="float" office:value="0.496024100883855" calcext:value-type="float">
            <text:p>0,4960241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8,169944</text:p>
          </table:table-cell>
          <table:table-cell table:formula="of:=LOG10([.B70])/LOG10([.A70])" office:value-type="float" office:value="0.496081535082464" calcext:value-type="float">
            <text:p>0,4960815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8,230865</text:p>
          </table:table-cell>
          <table:table-cell table:formula="of:=LOG10([.B71])/LOG10([.A71])" office:value-type="float" office:value="0.496150046629193" calcext:value-type="float">
            <text:p>0,4961500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8,291786</text:p>
          </table:table-cell>
          <table:table-cell table:formula="of:=LOG10([.B72])/LOG10([.A72])" office:value-type="float" office:value="0.496229003173695" calcext:value-type="float">
            <text:p>0,4962290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8,352339</text:p>
          </table:table-cell>
          <table:table-cell table:formula="of:=LOG10([.B73])/LOG10([.A73])" office:value-type="float" office:value="0.496307534964962" calcext:value-type="float">
            <text:p>0,4963075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8,408134</text:p>
          </table:table-cell>
          <table:table-cell table:formula="of:=LOG10([.B74])/LOG10([.A74])" office:value-type="float" office:value="0.496263768450964" calcext:value-type="float">
            <text:p>0,4962638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8,463930</text:p>
          </table:table-cell>
          <table:table-cell table:formula="of:=LOG10([.B75])/LOG10([.A75])" office:value-type="float" office:value="0.496231715485133" calcext:value-type="float">
            <text:p>0,4962317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8,519725</text:p>
          </table:table-cell>
          <table:table-cell table:formula="of:=LOG10([.B76])/LOG10([.A76])" office:value-type="float" office:value="0.496210761208153" calcext:value-type="float">
            <text:p>0,4962108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8,575521</text:p>
          </table:table-cell>
          <table:table-cell table:formula="of:=LOG10([.B77])/LOG10([.A77])" office:value-type="float" office:value="0.49620043082166" calcext:value-type="float">
            <text:p>0,4962004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8,631316</text:p>
          </table:table-cell>
          <table:table-cell table:formula="of:=LOG10([.B78])/LOG10([.A78])" office:value-type="float" office:value="0.496200169081079" calcext:value-type="float">
            <text:p>0,4962002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8,687112</text:p>
          </table:table-cell>
          <table:table-cell table:formula="of:=LOG10([.B79])/LOG10([.A79])" office:value-type="float" office:value="0.496209554969431" calcext:value-type="float">
            <text:p>0,4962096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8,741947</text:p>
          </table:table-cell>
          <table:table-cell table:formula="of:=LOG10([.B80])/LOG10([.A80])" office:value-type="float" office:value="0.496202954456298" calcext:value-type="float">
            <text:p>0,4962030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8,796783</text:p>
          </table:table-cell>
          <table:table-cell table:formula="of:=LOG10([.B81])/LOG10([.A81])" office:value-type="float" office:value="0.49620558425196" calcext:value-type="float">
            <text:p>0,4962056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8,851618</text:p>
          </table:table-cell>
          <table:table-cell table:formula="of:=LOG10([.B82])/LOG10([.A82])" office:value-type="float" office:value="0.496216975192357" calcext:value-type="float">
            <text:p>0,496217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8,906454</text:p>
          </table:table-cell>
          <table:table-cell table:formula="of:=LOG10([.B83])/LOG10([.A83])" office:value-type="float" office:value="0.496236782914486" calcext:value-type="float">
            <text:p>0,4962368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8,960673</text:p>
          </table:table-cell>
          <table:table-cell table:formula="of:=LOG10([.B84])/LOG10([.A84])" office:value-type="float" office:value="0.496249023308103" calcext:value-type="float">
            <text:p>0,4962490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9,014893</text:p>
          </table:table-cell>
          <table:table-cell table:formula="of:=LOG10([.B85])/LOG10([.A85])" office:value-type="float" office:value="0.49626921791301" calcext:value-type="float">
            <text:p>0,4962692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9,069112</text:p>
          </table:table-cell>
          <table:table-cell table:formula="of:=LOG10([.B86])/LOG10([.A86])" office:value-type="float" office:value="0.496296969277293" calcext:value-type="float">
            <text:p>0,4962970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9,123331</text:p>
          </table:table-cell>
          <table:table-cell table:formula="of:=LOG10([.B87])/LOG10([.A87])" office:value-type="float" office:value="0.496331972248655" calcext:value-type="float">
            <text:p>0,4963320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9,177551</text:p>
          </table:table-cell>
          <table:table-cell table:formula="of:=LOG10([.B88])/LOG10([.A88])" office:value-type="float" office:value="0.496373936620568" calcext:value-type="float">
            <text:p>0,4963739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9,231443</text:p>
          </table:table-cell>
          <table:table-cell table:formula="of:=LOG10([.B89])/LOG10([.A89])" office:value-type="float" office:value="0.496414602344908" calcext:value-type="float">
            <text:p>0,4964146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9,281101</text:p>
          </table:table-cell>
          <table:table-cell table:formula="of:=LOG10([.B90])/LOG10([.A90])" office:value-type="float" office:value="0.496360141139036" calcext:value-type="float">
            <text:p>0,4963601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9,330759</text:p>
          </table:table-cell>
          <table:table-cell table:formula="of:=LOG10([.B91])/LOG10([.A91])" office:value-type="float" office:value="0.496313516715671" calcext:value-type="float">
            <text:p>0,4963135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9,380417</text:p>
          </table:table-cell>
          <table:table-cell table:formula="of:=LOG10([.B92])/LOG10([.A92])" office:value-type="float" office:value="0.496274427320517" calcext:value-type="float">
            <text:p>0,4962744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9,430075</text:p>
          </table:table-cell>
          <table:table-cell table:formula="of:=LOG10([.B93])/LOG10([.A93])" office:value-type="float" office:value="0.496242584481589" calcext:value-type="float">
            <text:p>0,4962426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9,479733</text:p>
          </table:table-cell>
          <table:table-cell table:formula="of:=LOG10([.B94])/LOG10([.A94])" office:value-type="float" office:value="0.496217712310743" calcext:value-type="float">
            <text:p>0,4962177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9,529391</text:p>
          </table:table-cell>
          <table:table-cell table:formula="of:=LOG10([.B95])/LOG10([.A95])" office:value-type="float" office:value="0.496199546848482" calcext:value-type="float">
            <text:p>0,4961995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9,578491</text:p>
          </table:table-cell>
          <table:table-cell table:formula="of:=LOG10([.B96])/LOG10([.A96])" office:value-type="float" office:value="0.496175043309989" calcext:value-type="float">
            <text:p>0,496175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9,627591</text:p>
          </table:table-cell>
          <table:table-cell table:formula="of:=LOG10([.B97])/LOG10([.A97])" office:value-type="float" office:value="0.496156941529114" calcext:value-type="float">
            <text:p>0,4961569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9,676691</text:p>
          </table:table-cell>
          <table:table-cell table:formula="of:=LOG10([.B98])/LOG10([.A98])" office:value-type="float" office:value="0.496145005590678" calcext:value-type="float">
            <text:p>0,496145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9,725495</text:p>
          </table:table-cell>
          <table:table-cell table:formula="of:=LOG10([.B99])/LOG10([.A99])" office:value-type="float" office:value="0.496132371392886" calcext:value-type="float">
            <text:p>0,4961324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9,774298</text:p>
          </table:table-cell>
          <table:table-cell table:formula="of:=LOG10([.B100])/LOG10([.A100])" office:value-type="float" office:value="0.496125533563395" calcext:value-type="float">
            <text:p>0,4961255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9,823102</text:p>
          </table:table-cell>
          <table:table-cell table:formula="of:=LOG10([.B101])/LOG10([.A101])" office:value-type="float" office:value="0.49612432682371" calcext:value-type="float">
            <text:p>0,4961243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9,871906</text:p>
          </table:table-cell>
          <table:table-cell table:formula="of:=LOG10([.B102])/LOG10([.A102])" office:value-type="float" office:value="0.496128527279451" calcext:value-type="float">
            <text:p>0,4961285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9,920161</text:p>
          </table:table-cell>
          <table:table-cell table:formula="of:=LOG10([.B103])/LOG10([.A103])" office:value-type="float" office:value="0.496125976008576" calcext:value-type="float">
            <text:p>0,4961260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9,968416</text:p>
          </table:table-cell>
          <table:table-cell table:formula="of:=LOG10([.B104])/LOG10([.A104])" office:value-type="float" office:value="0.496128619507471" calcext:value-type="float">
            <text:p>0,4961286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0,016671</text:p>
          </table:table-cell>
          <table:table-cell table:formula="of:=LOG10([.B105])/LOG10([.A105])" office:value-type="float" office:value="0.496136275986443" calcext:value-type="float">
            <text:p>0,4961363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0,064927</text:p>
          </table:table-cell>
          <table:table-cell table:formula="of:=LOG10([.B106])/LOG10([.A106])" office:value-type="float" office:value="0.496148792099371" calcext:value-type="float">
            <text:p>0,4961488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0,113182</text:p>
          </table:table-cell>
          <table:table-cell table:formula="of:=LOG10([.B107])/LOG10([.A107])" office:value-type="float" office:value="0.496165957076073" calcext:value-type="float">
            <text:p>0,496166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0,161437</text:p>
          </table:table-cell>
          <table:table-cell table:formula="of:=LOG10([.B108])/LOG10([.A108])" office:value-type="float" office:value="0.496187630939393" calcext:value-type="float">
            <text:p>0,4961876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0,209401</text:p>
          </table:table-cell>
          <table:table-cell table:formula="of:=LOG10([.B109])/LOG10([.A109])" office:value-type="float" office:value="0.49620757082239" calcext:value-type="float">
            <text:p>0,4962076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0,253597</text:p>
          </table:table-cell>
          <table:table-cell table:formula="of:=LOG10([.B110])/LOG10([.A110])" office:value-type="float" office:value="0.496153478549382" calcext:value-type="float">
            <text:p>0,4961535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0,297792</text:p>
          </table:table-cell>
          <table:table-cell table:formula="of:=LOG10([.B111])/LOG10([.A111])" office:value-type="float" office:value="0.496104508869728" calcext:value-type="float">
            <text:p>0,4961045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10,341988</text:p>
          </table:table-cell>
          <table:table-cell table:formula="of:=LOG10([.B112])/LOG10([.A112])" office:value-type="float" office:value="0.496060544001864" calcext:value-type="float">
            <text:p>0,4960605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10,386184</text:p>
          </table:table-cell>
          <table:table-cell table:formula="of:=LOG10([.B113])/LOG10([.A113])" office:value-type="float" office:value="0.496021409618175" calcext:value-type="float">
            <text:p>0,4960214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10,430379</text:p>
          </table:table-cell>
          <table:table-cell table:formula="of:=LOG10([.B114])/LOG10([.A114])" office:value-type="float" office:value="0.495986937344008" calcext:value-type="float">
            <text:p>0,4959869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0,474575</text:p>
          </table:table-cell>
          <table:table-cell table:formula="of:=LOG10([.B115])/LOG10([.A115])" office:value-type="float" office:value="0.495957024982558" calcext:value-type="float">
            <text:p>0,4959570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0,518274</text:p>
          </table:table-cell>
          <table:table-cell table:formula="of:=LOG10([.B116])/LOG10([.A116])" office:value-type="float" office:value="0.495921556251954" calcext:value-type="float">
            <text:p>0,4959216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0,561973</text:p>
          </table:table-cell>
          <table:table-cell table:formula="of:=LOG10([.B117])/LOG10([.A117])" office:value-type="float" office:value="0.495890475026163" calcext:value-type="float">
            <text:p>0,4958905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0,605672</text:p>
          </table:table-cell>
          <table:table-cell table:formula="of:=LOG10([.B118])/LOG10([.A118])" office:value-type="float" office:value="0.495863650651392" calcext:value-type="float">
            <text:p>0,4958637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0,649371</text:p>
          </table:table-cell>
          <table:table-cell table:formula="of:=LOG10([.B119])/LOG10([.A119])" office:value-type="float" office:value="0.495840956924153" calcext:value-type="float">
            <text:p>0,4958410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0,693070</text:p>
          </table:table-cell>
          <table:table-cell table:formula="of:=LOG10([.B120])/LOG10([.A120])" office:value-type="float" office:value="0.49582227190975" calcext:value-type="float">
            <text:p>0,4958223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0,738681</text:p>
          </table:table-cell>
          <table:table-cell table:formula="of:=LOG10([.B121])/LOG10([.A121])" office:value-type="float" office:value="0.495844671314502" calcext:value-type="float">
            <text:p>0,4958447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10,786936</text:p>
          </table:table-cell>
          <table:table-cell table:formula="of:=LOG10([.B122])/LOG10([.A122])" office:value-type="float" office:value="0.495921527367741" calcext:value-type="float">
            <text:p>0,495921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10,835191</text:p>
          </table:table-cell>
          <table:table-cell table:formula="of:=LOG10([.B123])/LOG10([.A123])" office:value-type="float" office:value="0.496001004305025" calcext:value-type="float">
            <text:p>0,496001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0,883446</text:p>
          </table:table-cell>
          <table:table-cell table:formula="of:=LOG10([.B124])/LOG10([.A124])" office:value-type="float" office:value="0.496083014059115" calcext:value-type="float">
            <text:p>0,4960830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0,931702</text:p>
          </table:table-cell>
          <table:table-cell table:formula="of:=LOG10([.B125])/LOG10([.A125])" office:value-type="float" office:value="0.496167490575252" calcext:value-type="float">
            <text:p>0,4961675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0,979415</text:p>
          </table:table-cell>
          <table:table-cell table:formula="of:=LOG10([.B126])/LOG10([.A126])" office:value-type="float" office:value="0.496244089828392" calcext:value-type="float">
            <text:p>0,4962441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1,027128</text:p>
          </table:table-cell>
          <table:table-cell table:formula="of:=LOG10([.B127])/LOG10([.A127])" office:value-type="float" office:value="0.496323097942363" calcext:value-type="float">
            <text:p>0,4963231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1,074841</text:p>
          </table:table-cell>
          <table:table-cell table:formula="of:=LOG10([.B128])/LOG10([.A128])" office:value-type="float" office:value="0.496404436131506" calcext:value-type="float">
            <text:p>0,496404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1,122554</text:p>
          </table:table-cell>
          <table:table-cell table:formula="of:=LOG10([.B129])/LOG10([.A129])" office:value-type="float" office:value="0.496488028243219" calcext:value-type="float">
            <text:p>0,4964880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1,170267</text:p>
          </table:table-cell>
          <table:table-cell table:formula="of:=LOG10([.B130])/LOG10([.A130])" office:value-type="float" office:value="0.496573800655758" calcext:value-type="float">
            <text:p>0,4965738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1,217692</text:p>
          </table:table-cell>
          <table:table-cell table:formula="of:=LOG10([.B131])/LOG10([.A131])" office:value-type="float" office:value="0.496656407764812" calcext:value-type="float">
            <text:p>0,496656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1,261391</text:p>
          </table:table-cell>
          <table:table-cell table:formula="of:=LOG10([.B132])/LOG10([.A132])" office:value-type="float" office:value="0.496673260422559" calcext:value-type="float">
            <text:p>0,4966733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11,305090</text:p>
          </table:table-cell>
          <table:table-cell table:formula="of:=LOG10([.B133])/LOG10([.A133])" office:value-type="float" office:value="0.496692904039159" calcext:value-type="float">
            <text:p>0,4966929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11,348789</text:p>
          </table:table-cell>
          <table:table-cell table:formula="of:=LOG10([.B134])/LOG10([.A134])" office:value-type="float" office:value="0.496715260712485" calcext:value-type="float">
            <text:p>0,4967153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11,392488</text:p>
          </table:table-cell>
          <table:table-cell table:formula="of:=LOG10([.B135])/LOG10([.A135])" office:value-type="float" office:value="0.496740254929362" calcext:value-type="float">
            <text:p>0,4967403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1,436187</text:p>
          </table:table-cell>
          <table:table-cell table:formula="of:=LOG10([.B136])/LOG10([.A136])" office:value-type="float" office:value="0.496767813478819" calcext:value-type="float">
            <text:p>0,4967678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1,479886</text:p>
          </table:table-cell>
          <table:table-cell table:formula="of:=LOG10([.B137])/LOG10([.A137])" office:value-type="float" office:value="0.496797865369054" calcext:value-type="float">
            <text:p>0,4967979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1,523585</text:p>
          </table:table-cell>
          <table:table-cell table:formula="of:=LOG10([.B138])/LOG10([.A138])" office:value-type="float" office:value="0.49683034174791" calcext:value-type="float">
            <text:p>0,4968303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1,567284</text:p>
          </table:table-cell>
          <table:table-cell table:formula="of:=LOG10([.B139])/LOG10([.A139])" office:value-type="float" office:value="0.496865175826704" calcext:value-type="float">
            <text:p>0,4968652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11,610983</text:p>
          </table:table-cell>
          <table:table-cell table:formula="of:=LOG10([.B140])/LOG10([.A140])" office:value-type="float" office:value="0.496902302807243" calcext:value-type="float">
            <text:p>0,496902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1,654683</text:p>
          </table:table-cell>
          <table:table-cell table:formula="of:=LOG10([.B141])/LOG10([.A141])" office:value-type="float" office:value="0.496941677175007" calcext:value-type="float">
            <text:p>0,4969417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11,697891</text:p>
          </table:table-cell>
          <table:table-cell table:formula="of:=LOG10([.B142])/LOG10([.A142])" office:value-type="float" office:value="0.49697472167262" calcext:value-type="float">
            <text:p>0,4969747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1,741099</text:p>
          </table:table-cell>
          <table:table-cell table:formula="of:=LOG10([.B143])/LOG10([.A143])" office:value-type="float" office:value="0.49700996281238" calcext:value-type="float">
            <text:p>0,4970100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11,784307</text:p>
          </table:table-cell>
          <table:table-cell table:formula="of:=LOG10([.B144])/LOG10([.A144])" office:value-type="float" office:value="0.497047341771418" calcext:value-type="float">
            <text:p>0,4970473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11,827515</text:p>
          </table:table-cell>
          <table:table-cell table:formula="of:=LOG10([.B145])/LOG10([.A145])" office:value-type="float" office:value="0.497086801422489" calcext:value-type="float">
            <text:p>0,4970868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11,870462</text:p>
          </table:table-cell>
          <table:table-cell table:formula="of:=LOG10([.B146])/LOG10([.A146])" office:value-type="float" office:value="0.497123868296809" calcext:value-type="float">
            <text:p>0,4971239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11,913409</text:p>
          </table:table-cell>
          <table:table-cell table:formula="of:=LOG10([.B147])/LOG10([.A147])" office:value-type="float" office:value="0.497162950558215" calcext:value-type="float">
            <text:p>0,4971630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11,956356</text:p>
          </table:table-cell>
          <table:table-cell table:formula="of:=LOG10([.B148])/LOG10([.A148])" office:value-type="float" office:value="0.497203995180063" calcext:value-type="float">
            <text:p>0,4972040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11,999303</text:p>
          </table:table-cell>
          <table:table-cell table:formula="of:=LOG10([.B149])/LOG10([.A149])" office:value-type="float" office:value="0.497246950627549" calcext:value-type="float">
            <text:p>0,4972470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12,042251</text:p>
          </table:table-cell>
          <table:table-cell table:formula="of:=LOG10([.B150])/LOG10([.A150])" office:value-type="float" office:value="0.497291783403445" calcext:value-type="float">
            <text:p>0,4972918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2,084715</text:p>
          </table:table-cell>
          <table:table-cell table:formula="of:=LOG10([.B151])/LOG10([.A151])" office:value-type="float" office:value="0.497330435096603" calcext:value-type="float">
            <text:p>0,4973304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12,127180</text:p>
          </table:table-cell>
          <table:table-cell table:formula="of:=LOG10([.B152])/LOG10([.A152])" office:value-type="float" office:value="0.497370945141695" calcext:value-type="float">
            <text:p>0,4973709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12,169645</text:p>
          </table:table-cell>
          <table:table-cell table:formula="of:=LOG10([.B153])/LOG10([.A153])" office:value-type="float" office:value="0.497413249800504" calcext:value-type="float">
            <text:p>0,497413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12,212109</text:p>
          </table:table-cell>
          <table:table-cell table:formula="of:=LOG10([.B154])/LOG10([.A154])" office:value-type="float" office:value="0.497457286936765" calcext:value-type="float">
            <text:p>0,497457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12,254574</text:p>
          </table:table-cell>
          <table:table-cell table:formula="of:=LOG10([.B155])/LOG10([.A155])" office:value-type="float" office:value="0.497503044569685" calcext:value-type="float">
            <text:p>0,4975030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12,297038</text:p>
          </table:table-cell>
          <table:table-cell table:formula="of:=LOG10([.B156])/LOG10([.A156])" office:value-type="float" office:value="0.497550446808847" calcext:value-type="float">
            <text:p>0,4975504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12,339247</text:p>
          </table:table-cell>
          <table:table-cell table:formula="of:=LOG10([.B157])/LOG10([.A157])" office:value-type="float" office:value="0.497595375380675" calcext:value-type="float">
            <text:p>0,4975954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12,378139</text:p>
          </table:table-cell>
          <table:table-cell table:formula="of:=LOG10([.B158])/LOG10([.A158])" office:value-type="float" office:value="0.497588928567073" calcext:value-type="float">
            <text:p>0,4975889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12,417031</text:p>
          </table:table-cell>
          <table:table-cell table:formula="of:=LOG10([.B159])/LOG10([.A159])" office:value-type="float" office:value="0.49758453551492" calcext:value-type="float">
            <text:p>0,4975845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12,455923</text:p>
          </table:table-cell>
          <table:table-cell table:formula="of:=LOG10([.B160])/LOG10([.A160])" office:value-type="float" office:value="0.497582150329069" calcext:value-type="float">
            <text:p>0,4975822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2,494815</text:p>
          </table:table-cell>
          <table:table-cell table:formula="of:=LOG10([.B161])/LOG10([.A161])" office:value-type="float" office:value="0.497581728270047" calcext:value-type="float">
            <text:p>0,4975817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12,533707</text:p>
          </table:table-cell>
          <table:table-cell table:formula="of:=LOG10([.B162])/LOG10([.A162])" office:value-type="float" office:value="0.497583225719301" calcext:value-type="float">
            <text:p>0,4975832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12,572600</text:p>
          </table:table-cell>
          <table:table-cell table:formula="of:=LOG10([.B163])/LOG10([.A163])" office:value-type="float" office:value="0.497586615779392" calcext:value-type="float">
            <text:p>0,4975866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12,611492</text:p>
          </table:table-cell>
          <table:table-cell table:formula="of:=LOG10([.B164])/LOG10([.A164])" office:value-type="float" office:value="0.497591825639758" calcext:value-type="float">
            <text:p>0,4975918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12,650384</text:p>
          </table:table-cell>
          <table:table-cell table:formula="of:=LOG10([.B165])/LOG10([.A165])" office:value-type="float" office:value="0.49759883054951" calcext:value-type="float">
            <text:p>0,497598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12,689276</text:p>
          </table:table-cell>
          <table:table-cell table:formula="of:=LOG10([.B166])/LOG10([.A166])" office:value-type="float" office:value="0.497607591050181" calcext:value-type="float">
            <text:p>0,4976076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12,728168</text:p>
          </table:table-cell>
          <table:table-cell table:formula="of:=LOG10([.B167])/LOG10([.A167])" office:value-type="float" office:value="0.497618068647998" calcext:value-type="float">
            <text:p>0,4976181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12,766623</text:p>
          </table:table-cell>
          <table:table-cell table:formula="of:=LOG10([.B168])/LOG10([.A168])" office:value-type="float" office:value="0.497623537755797" calcext:value-type="float">
            <text:p>0,4976235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12,805079</text:p>
          </table:table-cell>
          <table:table-cell table:formula="of:=LOG10([.B169])/LOG10([.A169])" office:value-type="float" office:value="0.497630720931506" calcext:value-type="float">
            <text:p>0,4976307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12,843534</text:p>
          </table:table-cell>
          <table:table-cell table:formula="of:=LOG10([.B170])/LOG10([.A170])" office:value-type="float" office:value="0.497639551169019" calcext:value-type="float">
            <text:p>0,4976396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2,881989</text:p>
          </table:table-cell>
          <table:table-cell table:formula="of:=LOG10([.B171])/LOG10([.A171])" office:value-type="float" office:value="0.497650008182096" calcext:value-type="float">
            <text:p>0,4976500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12,920444</text:p>
          </table:table-cell>
          <table:table-cell table:formula="of:=LOG10([.B172])/LOG10([.A172])" office:value-type="float" office:value="0.497662057225221" calcext:value-type="float">
            <text:p>0,497662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12,958899</text:p>
          </table:table-cell>
          <table:table-cell table:formula="of:=LOG10([.B173])/LOG10([.A173])" office:value-type="float" office:value="0.497675664374393" calcext:value-type="float">
            <text:p>0,4976757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12,997354</text:p>
          </table:table-cell>
          <table:table-cell table:formula="of:=LOG10([.B174])/LOG10([.A174])" office:value-type="float" office:value="0.497690796504052" calcext:value-type="float">
            <text:p>0,4976908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13,035810</text:p>
          </table:table-cell>
          <table:table-cell table:formula="of:=LOG10([.B175])/LOG10([.A175])" office:value-type="float" office:value="0.497707436134096" calcext:value-type="float">
            <text:p>0,497707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13,074033</text:p>
          </table:table-cell>
          <table:table-cell table:formula="of:=LOG10([.B176])/LOG10([.A176])" office:value-type="float" office:value="0.49772208611544" calcext:value-type="float">
            <text:p>0,4977221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13,112256</text:p>
          </table:table-cell>
          <table:table-cell table:formula="of:=LOG10([.B177])/LOG10([.A177])" office:value-type="float" office:value="0.497738193913896" calcext:value-type="float">
            <text:p>0,4977382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13,150479</text:p>
          </table:table-cell>
          <table:table-cell table:formula="of:=LOG10([.B178])/LOG10([.A178])" office:value-type="float" office:value="0.497755729051282" calcext:value-type="float">
            <text:p>0,497755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13,188702</text:p>
          </table:table-cell>
          <table:table-cell table:formula="of:=LOG10([.B179])/LOG10([.A179])" office:value-type="float" office:value="0.49777466174879" calcext:value-type="float">
            <text:p>0,4977747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13,226925</text:p>
          </table:table-cell>
          <table:table-cell table:formula="of:=LOG10([.B180])/LOG10([.A180])" office:value-type="float" office:value="0.49779496290797" calcext:value-type="float">
            <text:p>0,4977950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3,264948</text:p>
          </table:table-cell>
          <table:table-cell table:formula="of:=LOG10([.B181])/LOG10([.A181])" office:value-type="float" office:value="0.497813700695086" calcext:value-type="float">
            <text:p>0,4978137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13,302741</text:p>
          </table:table-cell>
          <table:table-cell table:formula="of:=LOG10([.B182])/LOG10([.A182])" office:value-type="float" office:value="0.497830447657182" calcext:value-type="float">
            <text:p>0,4978304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13,340535</text:p>
          </table:table-cell>
          <table:table-cell table:formula="of:=LOG10([.B183])/LOG10([.A183])" office:value-type="float" office:value="0.497848542559452" calcext:value-type="float">
            <text:p>0,4978485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13,378328</text:p>
          </table:table-cell>
          <table:table-cell table:formula="of:=LOG10([.B184])/LOG10([.A184])" office:value-type="float" office:value="0.49786792942067" calcext:value-type="float">
            <text:p>0,4978679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13,416122</text:p>
          </table:table-cell>
          <table:table-cell table:formula="of:=LOG10([.B185])/LOG10([.A185])" office:value-type="float" office:value="0.497888610480137" calcext:value-type="float">
            <text:p>0,4978886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13,453915</text:p>
          </table:table-cell>
          <table:table-cell table:formula="of:=LOG10([.B186])/LOG10([.A186])" office:value-type="float" office:value="0.497910531169733" calcext:value-type="float">
            <text:p>0,497910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13,491709</text:p>
          </table:table-cell>
          <table:table-cell table:formula="of:=LOG10([.B187])/LOG10([.A187])" office:value-type="float" office:value="0.497933694665892" calcext:value-type="float">
            <text:p>0,4979337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13,529502</text:p>
          </table:table-cell>
          <table:table-cell table:formula="of:=LOG10([.B188])/LOG10([.A188])" office:value-type="float" office:value="0.497958047748632" calcext:value-type="float">
            <text:p>0,4979580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13,567068</text:p>
          </table:table-cell>
          <table:table-cell table:formula="of:=LOG10([.B189])/LOG10([.A189])" office:value-type="float" office:value="0.497980385185672" calcext:value-type="float">
            <text:p>0,4979804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13,601682</text:p>
          </table:table-cell>
          <table:table-cell table:formula="of:=LOG10([.B190])/LOG10([.A190])" office:value-type="float" office:value="0.497962502590482" calcext:value-type="float">
            <text:p>0,4979625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13,636296</text:p>
          </table:table-cell>
          <table:table-cell table:formula="of:=LOG10([.B191])/LOG10([.A191])" office:value-type="float" office:value="0.497946078644495" calcext:value-type="float">
            <text:p>0,4979461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13,670910</text:p>
          </table:table-cell>
          <table:table-cell table:formula="of:=LOG10([.B192])/LOG10([.A192])" office:value-type="float" office:value="0.497931087076393" calcext:value-type="float">
            <text:p>0,4979311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13,705524</text:p>
          </table:table-cell>
          <table:table-cell table:formula="of:=LOG10([.B193])/LOG10([.A193])" office:value-type="float" office:value="0.497917502157545" calcext:value-type="float">
            <text:p>0,4979175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13,740138</text:p>
          </table:table-cell>
          <table:table-cell table:formula="of:=LOG10([.B194])/LOG10([.A194])" office:value-type="float" office:value="0.497905298688531" calcext:value-type="float">
            <text:p>0,4979053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13,774752</text:p>
          </table:table-cell>
          <table:table-cell table:formula="of:=LOG10([.B195])/LOG10([.A195])" office:value-type="float" office:value="0.497894451986063" calcext:value-type="float">
            <text:p>0,4978945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13,809366</text:p>
          </table:table-cell>
          <table:table-cell table:formula="of:=LOG10([.B196])/LOG10([.A196])" office:value-type="float" office:value="0.497884937870293" calcext:value-type="float">
            <text:p>0,4978849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13,843980</text:p>
          </table:table-cell>
          <table:table-cell table:formula="of:=LOG10([.B197])/LOG10([.A197])" office:value-type="float" office:value="0.497876732652487" calcext:value-type="float">
            <text:p>0,4978767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13,878594</text:p>
          </table:table-cell>
          <table:table-cell table:formula="of:=LOG10([.B198])/LOG10([.A198])" office:value-type="float" office:value="0.497869813123056" calcext:value-type="float">
            <text:p>0,4978698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13,913208</text:p>
          </table:table-cell>
          <table:table-cell table:formula="of:=LOG10([.B199])/LOG10([.A199])" office:value-type="float" office:value="0.49786415653994" calcext:value-type="float">
            <text:p>0,4978642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13,947433</text:p>
          </table:table-cell>
          <table:table-cell table:formula="of:=LOG10([.B200])/LOG10([.A200])" office:value-type="float" office:value="0.497854471688187" calcext:value-type="float">
            <text:p>0,4978545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13,981658</text:p>
          </table:table-cell>
          <table:table-cell table:formula="of:=LOG10([.B201])/LOG10([.A201])" office:value-type="float" office:value="0.497846041542272" calcext:value-type="float">
            <text:p>0,4978460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14,015883</text:p>
          </table:table-cell>
          <table:table-cell table:formula="of:=LOG10([.B202])/LOG10([.A202])" office:value-type="float" office:value="0.497838844329756" calcext:value-type="float">
            <text:p>0,4978388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14,050108</text:p>
          </table:table-cell>
          <table:table-cell table:formula="of:=LOG10([.B203])/LOG10([.A203])" office:value-type="float" office:value="0.497832858707694" calcext:value-type="float">
            <text:p>0,4978329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14,084333</text:p>
          </table:table-cell>
          <table:table-cell table:formula="of:=LOG10([.B204])/LOG10([.A204])" office:value-type="float" office:value="0.49782806375248" calcext:value-type="float">
            <text:p>0,4978281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14,118558</text:p>
          </table:table-cell>
          <table:table-cell table:formula="of:=LOG10([.B205])/LOG10([.A205])" office:value-type="float" office:value="0.497824438949972" calcext:value-type="float">
            <text:p>0,4978244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14,152784</text:p>
          </table:table-cell>
          <table:table-cell table:formula="of:=LOG10([.B206])/LOG10([.A206])" office:value-type="float" office:value="0.497821977459866" calcext:value-type="float">
            <text:p>0,497822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14,187009</text:p>
          </table:table-cell>
          <table:table-cell table:formula="of:=LOG10([.B207])/LOG10([.A207])" office:value-type="float" office:value="0.497820632966364" calcext:value-type="float">
            <text:p>0,4978206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14,221234</text:p>
          </table:table-cell>
          <table:table-cell table:formula="of:=LOG10([.B208])/LOG10([.A208])" office:value-type="float" office:value="0.497820399445567" calcext:value-type="float">
            <text:p>0,4978204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14,255459</text:p>
          </table:table-cell>
          <table:table-cell table:formula="of:=LOG10([.B209])/LOG10([.A209])" office:value-type="float" office:value="0.497821257927828" calcext:value-type="float">
            <text:p>0,4978213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14,289684</text:p>
          </table:table-cell>
          <table:table-cell table:formula="of:=LOG10([.B210])/LOG10([.A210])" office:value-type="float" office:value="0.497823189807555" calcext:value-type="float">
            <text:p>0,4978232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4,323909</text:p>
          </table:table-cell>
          <table:table-cell table:formula="of:=LOG10([.B211])/LOG10([.A211])" office:value-type="float" office:value="0.497826176834862" calcext:value-type="float">
            <text:p>0,4978262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14,357927</text:p>
          </table:table-cell>
          <table:table-cell table:formula="of:=LOG10([.B212])/LOG10([.A212])" office:value-type="float" office:value="0.497827507273125" calcext:value-type="float">
            <text:p>0,4978275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14,391946</text:p>
          </table:table-cell>
          <table:table-cell table:formula="of:=LOG10([.B213])/LOG10([.A213])" office:value-type="float" office:value="0.497829887883209" calcext:value-type="float">
            <text:p>0,4978299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14,425964</text:p>
          </table:table-cell>
          <table:table-cell table:formula="of:=LOG10([.B214])/LOG10([.A214])" office:value-type="float" office:value="0.497833275279253" calcext:value-type="float">
            <text:p>0,4978333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14,459983</text:p>
          </table:table-cell>
          <table:table-cell table:formula="of:=LOG10([.B215])/LOG10([.A215])" office:value-type="float" office:value="0.497837678289001" calcext:value-type="float">
            <text:p>0,4978377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14,494001</text:p>
          </table:table-cell>
          <table:table-cell table:formula="of:=LOG10([.B216])/LOG10([.A216])" office:value-type="float" office:value="0.497843054340656" calcext:value-type="float">
            <text:p>0,4978431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14,527842</text:p>
          </table:table-cell>
          <table:table-cell table:formula="of:=LOG10([.B217])/LOG10([.A217])" office:value-type="float" office:value="0.49784713335473" calcext:value-type="float">
            <text:p>0,4978471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14,561682</text:p>
          </table:table-cell>
          <table:table-cell table:formula="of:=LOG10([.B218])/LOG10([.A218])" office:value-type="float" office:value="0.49785216744178" calcext:value-type="float">
            <text:p>0,4978522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14,595523</text:p>
          </table:table-cell>
          <table:table-cell table:formula="of:=LOG10([.B219])/LOG10([.A219])" office:value-type="float" office:value="0.497858166196418" calcext:value-type="float">
            <text:p>0,4978582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14,629159</text:p>
          </table:table-cell>
          <table:table-cell table:formula="of:=LOG10([.B220])/LOG10([.A220])" office:value-type="float" office:value="0.497862500867184" calcext:value-type="float">
            <text:p>0,4978625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4,662795</text:p>
          </table:table-cell>
          <table:table-cell table:formula="of:=LOG10([.B221])/LOG10([.A221])" office:value-type="float" office:value="0.497867772672834" calcext:value-type="float">
            <text:p>0,4978678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14,696432</text:p>
          </table:table-cell>
          <table:table-cell table:formula="of:=LOG10([.B222])/LOG10([.A222])" office:value-type="float" office:value="0.497873978951964" calcext:value-type="float">
            <text:p>0,4978740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14,730068</text:p>
          </table:table-cell>
          <table:table-cell table:formula="of:=LOG10([.B223])/LOG10([.A223])" office:value-type="float" office:value="0.497881079465968" calcext:value-type="float">
            <text:p>0,4978811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14,763704</text:p>
          </table:table-cell>
          <table:table-cell table:formula="of:=LOG10([.B224])/LOG10([.A224])" office:value-type="float" office:value="0.49788907214104" calcext:value-type="float">
            <text:p>0,4978891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14,797340</text:p>
          </table:table-cell>
          <table:table-cell table:formula="of:=LOG10([.B225])/LOG10([.A225])" office:value-type="float" office:value="0.497897942524049" calcext:value-type="float">
            <text:p>0,4978979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14,830977</text:p>
          </table:table-cell>
          <table:table-cell table:formula="of:=LOG10([.B226])/LOG10([.A226])" office:value-type="float" office:value="0.497907688870627" calcext:value-type="float">
            <text:p>0,4979077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14,864613</text:p>
          </table:table-cell>
          <table:table-cell table:formula="of:=LOG10([.B227])/LOG10([.A227])" office:value-type="float" office:value="0.497918272304251" calcext:value-type="float">
            <text:p>0,4979183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14,898046</text:p>
          </table:table-cell>
          <table:table-cell table:formula="of:=LOG10([.B228])/LOG10([.A228])" office:value-type="float" office:value="0.497927179920115" calcext:value-type="float">
            <text:p>0,4979272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14,928852</text:p>
          </table:table-cell>
          <table:table-cell table:formula="of:=LOG10([.B229])/LOG10([.A229])" office:value-type="float" office:value="0.497904517630038" calcext:value-type="float">
            <text:p>0,4979045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14,959659</text:p>
          </table:table-cell>
          <table:table-cell table:formula="of:=LOG10([.B230])/LOG10([.A230])" office:value-type="float" office:value="0.497882883297913" calcext:value-type="float">
            <text:p>0,4978829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4,990465</text:p>
          </table:table-cell>
          <table:table-cell table:formula="of:=LOG10([.B231])/LOG10([.A231])" office:value-type="float" office:value="0.497862237476255" calcext:value-type="float">
            <text:p>0,4978622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15,021272</text:p>
          </table:table-cell>
          <table:table-cell table:formula="of:=LOG10([.B232])/LOG10([.A232])" office:value-type="float" office:value="0.497842590177511" calcext:value-type="float">
            <text:p>0,4978426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15,052078</text:p>
          </table:table-cell>
          <table:table-cell table:formula="of:=LOG10([.B233])/LOG10([.A233])" office:value-type="float" office:value="0.497823902591405" calcext:value-type="float">
            <text:p>0,4978239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15,082885</text:p>
          </table:table-cell>
          <table:table-cell table:formula="of:=LOG10([.B234])/LOG10([.A234])" office:value-type="float" office:value="0.497806185077291" calcext:value-type="float">
            <text:p>0,4978062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15,113691</text:p>
          </table:table-cell>
          <table:table-cell table:formula="of:=LOG10([.B235])/LOG10([.A235])" office:value-type="float" office:value="0.497789399440438" calcext:value-type="float">
            <text:p>0,4977894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15,144498</text:p>
          </table:table-cell>
          <table:table-cell table:formula="of:=LOG10([.B236])/LOG10([.A236])" office:value-type="float" office:value="0.497773556369137" calcext:value-type="float">
            <text:p>0,4977736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15,175304</text:p>
          </table:table-cell>
          <table:table-cell table:formula="of:=LOG10([.B237])/LOG10([.A237])" office:value-type="float" office:value="0.497758618263522" calcext:value-type="float">
            <text:p>0,4977586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15,206111</text:p>
          </table:table-cell>
          <table:table-cell table:formula="of:=LOG10([.B238])/LOG10([.A238])" office:value-type="float" office:value="0.497744596123753" calcext:value-type="float">
            <text:p>0,4977446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15,236571</text:p>
          </table:table-cell>
          <table:table-cell table:formula="of:=LOG10([.B239])/LOG10([.A239])" office:value-type="float" office:value="0.497727303228371" calcext:value-type="float">
            <text:p>0,4977273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15,267031</text:p>
          </table:table-cell>
          <table:table-cell table:formula="of:=LOG10([.B240])/LOG10([.A240])" office:value-type="float" office:value="0.497710911603668" calcext:value-type="float">
            <text:p>0,4977109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5,297492</text:p>
          </table:table-cell>
          <table:table-cell table:formula="of:=LOG10([.B241])/LOG10([.A241])" office:value-type="float" office:value="0.497695420469309" calcext:value-type="float">
            <text:p>0,4976954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15,327952</text:p>
          </table:table-cell>
          <table:table-cell table:formula="of:=LOG10([.B242])/LOG10([.A242])" office:value-type="float" office:value="0.497680793436843" calcext:value-type="float">
            <text:p>0,4976808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15,358412</text:p>
          </table:table-cell>
          <table:table-cell table:formula="of:=LOG10([.B243])/LOG10([.A243])" office:value-type="float" office:value="0.497667030168861" calcext:value-type="float">
            <text:p>0,4976670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15,388873</text:p>
          </table:table-cell>
          <table:table-cell table:formula="of:=LOG10([.B244])/LOG10([.A244])" office:value-type="float" office:value="0.497654130396406" calcext:value-type="float">
            <text:p>0,4976541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15,419333</text:p>
          </table:table-cell>
          <table:table-cell table:formula="of:=LOG10([.B245])/LOG10([.A245])" office:value-type="float" office:value="0.497642058523942" calcext:value-type="float">
            <text:p>0,4976421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15,449793</text:p>
          </table:table-cell>
          <table:table-cell table:formula="of:=LOG10([.B246])/LOG10([.A246])" office:value-type="float" office:value="0.497630814701329" calcext:value-type="float">
            <text:p>0,4976308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15,480254</text:p>
          </table:table-cell>
          <table:table-cell table:formula="of:=LOG10([.B247])/LOG10([.A247])" office:value-type="float" office:value="0.49762039913764" calcext:value-type="float">
            <text:p>0,4976204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15,510714</text:p>
          </table:table-cell>
          <table:table-cell table:formula="of:=LOG10([.B248])/LOG10([.A248])" office:value-type="float" office:value="0.49761077699291" calcext:value-type="float">
            <text:p>0,4976108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15,541174</text:p>
          </table:table-cell>
          <table:table-cell table:formula="of:=LOG10([.B249])/LOG10([.A249])" office:value-type="float" office:value="0.497601948872529" calcext:value-type="float">
            <text:p>0,4976019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15,571635</text:p>
          </table:table-cell>
          <table:table-cell table:formula="of:=LOG10([.B250])/LOG10([.A250])" office:value-type="float" office:value="0.497593915432578" calcext:value-type="float">
            <text:p>0,4975939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5,602095</text:p>
          </table:table-cell>
          <table:table-cell table:formula="of:=LOG10([.B251])/LOG10([.A251])" office:value-type="float" office:value="0.497586642553699" calcext:value-type="float">
            <text:p>0,4975866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15,632555</text:p>
          </table:table-cell>
          <table:table-cell table:formula="of:=LOG10([.B252])/LOG10([.A252])" office:value-type="float" office:value="0.497580131267274" calcext:value-type="float">
            <text:p>0,4975801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15,663016</text:p>
          </table:table-cell>
          <table:table-cell table:formula="of:=LOG10([.B253])/LOG10([.A253])" office:value-type="float" office:value="0.497574382647509" calcext:value-type="float">
            <text:p>0,4975744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15,693476</text:p>
          </table:table-cell>
          <table:table-cell table:formula="of:=LOG10([.B254])/LOG10([.A254])" office:value-type="float" office:value="0.497569363262893" calcext:value-type="float">
            <text:p>0,4975694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15,723753</text:p>
          </table:table-cell>
          <table:table-cell table:formula="of:=LOG10([.B255])/LOG10([.A255])" office:value-type="float" office:value="0.497562972742221" calcext:value-type="float">
            <text:p>0,4975630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15,754029</text:p>
          </table:table-cell>
          <table:table-cell table:formula="of:=LOG10([.B256])/LOG10([.A256])" office:value-type="float" office:value="0.497557302520061" calcext:value-type="float">
            <text:p>0,4975573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15,784305</text:p>
          </table:table-cell>
          <table:table-cell table:formula="of:=LOG10([.B257])/LOG10([.A257])" office:value-type="float" office:value="0.497552354189452" calcext:value-type="float">
            <text:p>0,4975524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15,814582</text:p>
          </table:table-cell>
          <table:table-cell table:formula="of:=LOG10([.B258])/LOG10([.A258])" office:value-type="float" office:value="0.497548129375954" calcext:value-type="float">
            <text:p>0,4975481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15,844858</text:p>
          </table:table-cell>
          <table:table-cell table:formula="of:=LOG10([.B259])/LOG10([.A259])" office:value-type="float" office:value="0.497544595640006" calcext:value-type="float">
            <text:p>0,4975446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15,874976</text:p>
          </table:table-cell>
          <table:table-cell table:formula="of:=LOG10([.B260])/LOG10([.A260])" office:value-type="float" office:value="0.497539963855027" calcext:value-type="float">
            <text:p>0,4975400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5,905094</text:p>
          </table:table-cell>
          <table:table-cell table:formula="of:=LOG10([.B261])/LOG10([.A261])" office:value-type="float" office:value="0.497536025051941" calcext:value-type="float">
            <text:p>0,4975360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15,935213</text:p>
          </table:table-cell>
          <table:table-cell table:formula="of:=LOG10([.B262])/LOG10([.A262])" office:value-type="float" office:value="0.497532781250891" calcext:value-type="float">
            <text:p>0,4975328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15,965331</text:p>
          </table:table-cell>
          <table:table-cell table:formula="of:=LOG10([.B263])/LOG10([.A263])" office:value-type="float" office:value="0.497530200750632" calcext:value-type="float">
            <text:p>0,4975302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15,995584</text:p>
          </table:table-cell>
          <table:table-cell table:formula="of:=LOG10([.B264])/LOG10([.A264])" office:value-type="float" office:value="0.497529800528732" calcext:value-type="float">
            <text:p>0,4975298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16,029220</text:p>
          </table:table-cell>
          <table:table-cell table:formula="of:=LOG10([.B265])/LOG10([.A265])" office:value-type="float" office:value="0.497567903750639" calcext:value-type="float">
            <text:p>0,4975679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16,062857</text:p>
          </table:table-cell>
          <table:table-cell table:formula="of:=LOG10([.B266])/LOG10([.A266])" office:value-type="float" office:value="0.497606456706644" calcext:value-type="float">
            <text:p>0,4976065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16,096493</text:p>
          </table:table-cell>
          <table:table-cell table:formula="of:=LOG10([.B267])/LOG10([.A267])" office:value-type="float" office:value="0.497645430123369" calcext:value-type="float">
            <text:p>0,4976454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16,130129</text:p>
          </table:table-cell>
          <table:table-cell table:formula="of:=LOG10([.B268])/LOG10([.A268])" office:value-type="float" office:value="0.497684828371583" calcext:value-type="float">
            <text:p>0,4976848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16,163765</text:p>
          </table:table-cell>
          <table:table-cell table:formula="of:=LOG10([.B269])/LOG10([.A269])" office:value-type="float" office:value="0.497724644741652" calcext:value-type="float">
            <text:p>0,4977246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16,197402</text:p>
          </table:table-cell>
          <table:table-cell table:formula="of:=LOG10([.B270])/LOG10([.A270])" office:value-type="float" office:value="0.49776488366509" calcext:value-type="float">
            <text:p>0,4977649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6,230862</text:p>
          </table:table-cell>
          <table:table-cell table:formula="of:=LOG10([.B271])/LOG10([.A271])" office:value-type="float" office:value="0.497803579660262" calcext:value-type="float">
            <text:p>0,4978036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16,264120</text:p>
          </table:table-cell>
          <table:table-cell table:formula="of:=LOG10([.B272])/LOG10([.A272])" office:value-type="float" office:value="0.497840467817783" calcext:value-type="float">
            <text:p>0,4978405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16,297379</text:p>
          </table:table-cell>
          <table:table-cell table:formula="of:=LOG10([.B273])/LOG10([.A273])" office:value-type="float" office:value="0.497877781685848" calcext:value-type="float">
            <text:p>0,4978778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16,330637</text:p>
          </table:table-cell>
          <table:table-cell table:formula="of:=LOG10([.B274])/LOG10([.A274])" office:value-type="float" office:value="0.497915492966713" calcext:value-type="float">
            <text:p>0,4979155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16,363895</text:p>
          </table:table-cell>
          <table:table-cell table:formula="of:=LOG10([.B275])/LOG10([.A275])" office:value-type="float" office:value="0.497953606357483" calcext:value-type="float">
            <text:p>0,4979536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16,397153</text:p>
          </table:table-cell>
          <table:table-cell table:formula="of:=LOG10([.B276])/LOG10([.A276])" office:value-type="float" office:value="0.497992115676817" calcext:value-type="float">
            <text:p>0,4979921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16,430412</text:p>
          </table:table-cell>
          <table:table-cell table:formula="of:=LOG10([.B277])/LOG10([.A277])" office:value-type="float" office:value="0.498031025667411" calcext:value-type="float">
            <text:p>0,4980310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16,463670</text:p>
          </table:table-cell>
          <table:table-cell table:formula="of:=LOG10([.B278])/LOG10([.A278])" office:value-type="float" office:value="0.498070308649877" calcext:value-type="float">
            <text:p>0,4980703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16,496728</text:p>
          </table:table-cell>
          <table:table-cell table:formula="of:=LOG10([.B279])/LOG10([.A279])" office:value-type="float" office:value="0.498107815288448" calcext:value-type="float">
            <text:p>0,4981078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16,527188</text:p>
          </table:table-cell>
          <table:table-cell table:formula="of:=LOG10([.B280])/LOG10([.A280])" office:value-type="float" office:value="0.498117792599156" calcext:value-type="float">
            <text:p>0,4981178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6,557648</text:p>
          </table:table-cell>
          <table:table-cell table:formula="of:=LOG10([.B281])/LOG10([.A281])" office:value-type="float" office:value="0.498128290061769" calcext:value-type="float">
            <text:p>0,4981283</text:p>
          </table:table-cell>
          <table:table-cell table:number-columns-repeated="1021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16,588109</text:p>
          </table:table-cell>
          <table:table-cell table:formula="of:=LOG10([.B282])/LOG10([.A282])" office:value-type="float" office:value="0.498139311571477" calcext:value-type="float">
            <text:p>0,4981393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16,618569</text:p>
          </table:table-cell>
          <table:table-cell table:formula="of:=LOG10([.B283])/LOG10([.A283])" office:value-type="float" office:value="0.498150829019245" calcext:value-type="float">
            <text:p>0,4981508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16,649029</text:p>
          </table:table-cell>
          <table:table-cell table:formula="of:=LOG10([.B284])/LOG10([.A284])" office:value-type="float" office:value="0.498162846520017" calcext:value-type="float">
            <text:p>0,4981628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16,679490</text:p>
          </table:table-cell>
          <table:table-cell table:formula="of:=LOG10([.B285])/LOG10([.A285])" office:value-type="float" office:value="0.498175368177928" calcext:value-type="float">
            <text:p>0,4981754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16,709950</text:p>
          </table:table-cell>
          <table:table-cell table:formula="of:=LOG10([.B286])/LOG10([.A286])" office:value-type="float" office:value="0.498188366324084" calcext:value-type="float">
            <text:p>0,4981884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16,740410</text:p>
          </table:table-cell>
          <table:table-cell table:formula="of:=LOG10([.B287])/LOG10([.A287])" office:value-type="float" office:value="0.498201845272318" calcext:value-type="float">
            <text:p>0,4982018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16,770871</text:p>
          </table:table-cell>
          <table:table-cell table:formula="of:=LOG10([.B288])/LOG10([.A288])" office:value-type="float" office:value="0.498215809322484" calcext:value-type="float">
            <text:p>0,4982158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16,801331</text:p>
          </table:table-cell>
          <table:table-cell table:formula="of:=LOG10([.B289])/LOG10([.A289])" office:value-type="float" office:value="0.498230231229466" calcext:value-type="float">
            <text:p>0,4982302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16,831791</text:p>
          </table:table-cell>
          <table:table-cell table:formula="of:=LOG10([.B290])/LOG10([.A290])" office:value-type="float" office:value="0.498245115493339" calcext:value-type="float">
            <text:p>0,4982451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6,862252</text:p>
          </table:table-cell>
          <table:table-cell table:formula="of:=LOG10([.B291])/LOG10([.A291])" office:value-type="float" office:value="0.498260466597266" calcext:value-type="float">
            <text:p>0,4982605</text:p>
          </table:table-cell>
          <table:table-cell table:number-columns-repeated="1021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16,892712</text:p>
          </table:table-cell>
          <table:table-cell table:formula="of:=LOG10([.B292])/LOG10([.A292])" office:value-type="float" office:value="0.498276257704424" calcext:value-type="float">
            <text:p>0,4982763</text:p>
          </table:table-cell>
          <table:table-cell table:number-columns-repeated="102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16,923172</text:p>
          </table:table-cell>
          <table:table-cell table:formula="of:=LOG10([.B293])/LOG10([.A293])" office:value-type="float" office:value="0.498292493489253" calcext:value-type="float">
            <text:p>0,4982925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16,953633</text:p>
          </table:table-cell>
          <table:table-cell table:formula="of:=LOG10([.B294])/LOG10([.A294])" office:value-type="float" office:value="0.498309178606583" calcext:value-type="float">
            <text:p>0,4983092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16,983751</text:p>
          </table:table-cell>
          <table:table-cell table:formula="of:=LOG10([.B295])/LOG10([.A295])" office:value-type="float" office:value="0.498322743653935" calcext:value-type="float">
            <text:p>0,4983227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17,013869</text:p>
          </table:table-cell>
          <table:table-cell table:formula="of:=LOG10([.B296])/LOG10([.A296])" office:value-type="float" office:value="0.498336753266063" calcext:value-type="float">
            <text:p>0,4983368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17,043987</text:p>
          </table:table-cell>
          <table:table-cell table:formula="of:=LOG10([.B297])/LOG10([.A297])" office:value-type="float" office:value="0.49835120182974" calcext:value-type="float">
            <text:p>0,4983512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17,074105</text:p>
          </table:table-cell>
          <table:table-cell table:formula="of:=LOG10([.B298])/LOG10([.A298])" office:value-type="float" office:value="0.498366083808642" calcext:value-type="float">
            <text:p>0,4983661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17,104223</text:p>
          </table:table-cell>
          <table:table-cell table:formula="of:=LOG10([.B299])/LOG10([.A299])" office:value-type="float" office:value="0.498381393742095" calcext:value-type="float">
            <text:p>0,4983814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17,134341</text:p>
          </table:table-cell>
          <table:table-cell table:formula="of:=LOG10([.B300])/LOG10([.A300])" office:value-type="float" office:value="0.498397126243852" calcext:value-type="float">
            <text:p>0,4983971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7,164459</text:p>
          </table:table-cell>
          <table:table-cell table:formula="of:=LOG10([.B301])/LOG10([.A301])" office:value-type="float" office:value="0.498413276000896" calcext:value-type="float">
            <text:p>0,4984133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17,194577</text:p>
          </table:table-cell>
          <table:table-cell table:formula="of:=LOG10([.B302])/LOG10([.A302])" office:value-type="float" office:value="0.498429837772258" calcext:value-type="float">
            <text:p>0,4984298</text:p>
          </table:table-cell>
          <table:table-cell table:number-columns-repeated="1021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17,224695</text:p>
          </table:table-cell>
          <table:table-cell table:formula="of:=LOG10([.B303])/LOG10([.A303])" office:value-type="float" office:value="0.498446806387863" calcext:value-type="float">
            <text:p>0,4984468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17,254813</text:p>
          </table:table-cell>
          <table:table-cell table:formula="of:=LOG10([.B304])/LOG10([.A304])" office:value-type="float" office:value="0.498464176747396" calcext:value-type="float">
            <text:p>0,4984642</text:p>
          </table:table-cell>
          <table:table-cell table:number-columns-repeated="1021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17,284932</text:p>
          </table:table-cell>
          <table:table-cell table:formula="of:=LOG10([.B305])/LOG10([.A305])" office:value-type="float" office:value="0.498481953938759" calcext:value-type="float">
            <text:p>0,4984820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17,315050</text:p>
          </table:table-cell>
          <table:table-cell table:formula="of:=LOG10([.B306])/LOG10([.A306])" office:value-type="float" office:value="0.498500112735301" calcext:value-type="float">
            <text:p>0,4985001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17,345168</text:p>
          </table:table-cell>
          <table:table-cell table:formula="of:=LOG10([.B307])/LOG10([.A307])" office:value-type="float" office:value="0.498518658382474" calcext:value-type="float">
            <text:p>0,4985187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17,375286</text:p>
          </table:table-cell>
          <table:table-cell table:formula="of:=LOG10([.B308])/LOG10([.A308])" office:value-type="float" office:value="0.498537586048086" calcext:value-type="float">
            <text:p>0,4985376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17,405404</text:p>
          </table:table-cell>
          <table:table-cell table:formula="of:=LOG10([.B309])/LOG10([.A309])" office:value-type="float" office:value="0.498556890964347" calcext:value-type="float">
            <text:p>0,4985569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17,435340</text:p>
          </table:table-cell>
          <table:table-cell table:formula="of:=LOG10([.B310])/LOG10([.A310])" office:value-type="float" office:value="0.49857474775824" calcext:value-type="float">
            <text:p>0,4985747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17,465276</text:p>
          </table:table-cell>
          <table:table-cell table:formula="of:=LOG10([.B311])/LOG10([.A311])" office:value-type="float" office:value="0.49859298076404" calcext:value-type="float">
            <text:p>0,4985930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17,495213</text:p>
          </table:table-cell>
          <table:table-cell table:formula="of:=LOG10([.B312])/LOG10([.A312])" office:value-type="float" office:value="0.498611595303368" calcext:value-type="float">
            <text:p>0,4986116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17,525149</text:p>
          </table:table-cell>
          <table:table-cell table:formula="of:=LOG10([.B313])/LOG10([.A313])" office:value-type="float" office:value="0.498630566861407" calcext:value-type="float">
            <text:p>0,4986306</text:p>
          </table:table-cell>
          <table:table-cell table:number-columns-repeated="1021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17,555085</text:p>
          </table:table-cell>
          <table:table-cell table:formula="of:=LOG10([.B314])/LOG10([.A314])" office:value-type="float" office:value="0.49864990090347" calcext:value-type="float">
            <text:p>0,4986499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17,585021</text:p>
          </table:table-cell>
          <table:table-cell table:formula="of:=LOG10([.B315])/LOG10([.A315])" office:value-type="float" office:value="0.498669592973025" calcext:value-type="float">
            <text:p>0,4986696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17,614801</text:p>
          </table:table-cell>
          <table:table-cell table:formula="of:=LOG10([.B316])/LOG10([.A316])" office:value-type="float" office:value="0.498688099160645" calcext:value-type="float">
            <text:p>0,4986881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17,644581</text:p>
          </table:table-cell>
          <table:table-cell table:formula="of:=LOG10([.B317])/LOG10([.A317])" office:value-type="float" office:value="0.498706961539329" calcext:value-type="float">
            <text:p>0,4987070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17,674360</text:p>
          </table:table-cell>
          <table:table-cell table:formula="of:=LOG10([.B318])/LOG10([.A318])" office:value-type="float" office:value="0.498726165954059" calcext:value-type="float">
            <text:p>0,4987262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17,703960</text:p>
          </table:table-cell>
          <table:table-cell table:formula="of:=LOG10([.B319])/LOG10([.A319])" office:value-type="float" office:value="0.49874396329718" calcext:value-type="float">
            <text:p>0,4987440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17,733560</text:p>
          </table:table-cell>
          <table:table-cell table:formula="of:=LOG10([.B320])/LOG10([.A320])" office:value-type="float" office:value="0.498762111834196" calcext:value-type="float">
            <text:p>0,4987621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17,763160</text:p>
          </table:table-cell>
          <table:table-cell table:formula="of:=LOG10([.B321])/LOG10([.A321])" office:value-type="float" office:value="0.498780607348766" calcext:value-type="float">
            <text:p>0,4987806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17,792760</text:p>
          </table:table-cell>
          <table:table-cell table:formula="of:=LOG10([.B322])/LOG10([.A322])" office:value-type="float" office:value="0.498799445678476" calcext:value-type="float">
            <text:p>0,4987994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17,822360</text:p>
          </table:table-cell>
          <table:table-cell table:formula="of:=LOG10([.B323])/LOG10([.A323])" office:value-type="float" office:value="0.498818622714029" calcext:value-type="float">
            <text:p>0,4988186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17,851960</text:p>
          </table:table-cell>
          <table:table-cell table:formula="of:=LOG10([.B324])/LOG10([.A324])" office:value-type="float" office:value="0.498838134398441" calcext:value-type="float">
            <text:p>0,4988381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17,881560</text:p>
          </table:table-cell>
          <table:table-cell table:formula="of:=LOG10([.B325])/LOG10([.A325])" office:value-type="float" office:value="0.498857976726259" calcext:value-type="float">
            <text:p>0,4988580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17,911160</text:p>
          </table:table-cell>
          <table:table-cell table:formula="of:=LOG10([.B326])/LOG10([.A326])" office:value-type="float" office:value="0.498878145742791" calcext:value-type="float">
            <text:p>0,4988781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17,940581</text:p>
          </table:table-cell>
          <table:table-cell table:formula="of:=LOG10([.B327])/LOG10([.A327])" office:value-type="float" office:value="0.498896913419019" calcext:value-type="float">
            <text:p>0,4988969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17,967690</text:p>
          </table:table-cell>
          <table:table-cell table:formula="of:=LOG10([.B328])/LOG10([.A328])" office:value-type="float" office:value="0.498893785050958" calcext:value-type="float">
            <text:p>0,4988938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17,994800</text:p>
          </table:table-cell>
          <table:table-cell table:formula="of:=LOG10([.B329])/LOG10([.A329])" office:value-type="float" office:value="0.498891082024746" calcext:value-type="float">
            <text:p>0,4988911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18,021910</text:p>
          </table:table-cell>
          <table:table-cell table:formula="of:=LOG10([.B330])/LOG10([.A330])" office:value-type="float" office:value="0.498888790319971" calcext:value-type="float">
            <text:p>0,4988888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18,049020</text:p>
          </table:table-cell>
          <table:table-cell table:formula="of:=LOG10([.B331])/LOG10([.A331])" office:value-type="float" office:value="0.498886905600798" calcext:value-type="float">
            <text:p>0,4988869</text:p>
          </table:table-cell>
          <table:table-cell table:number-columns-repeated="1021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18,076129</text:p>
          </table:table-cell>
          <table:table-cell table:formula="of:=LOG10([.B332])/LOG10([.A332])" office:value-type="float" office:value="0.498885414048466" calcext:value-type="float">
            <text:p>0,4988854</text:p>
          </table:table-cell>
          <table:table-cell table:number-columns-repeated="1021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18,103239</text:p>
          </table:table-cell>
          <table:table-cell table:formula="of:=LOG10([.B333])/LOG10([.A333])" office:value-type="float" office:value="0.498884330518654" calcext:value-type="float">
            <text:p>0,4988843</text:p>
          </table:table-cell>
          <table:table-cell table:number-columns-repeated="1021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18,130349</text:p>
          </table:table-cell>
          <table:table-cell table:formula="of:=LOG10([.B334])/LOG10([.A334])" office:value-type="float" office:value="0.498883641274673" calcext:value-type="float">
            <text:p>0,4988836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18,157458</text:p>
          </table:table-cell>
          <table:table-cell table:formula="of:=LOG10([.B335])/LOG10([.A335])" office:value-type="float" office:value="0.498883332706185" calcext:value-type="float">
            <text:p>0,4988833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18,184568</text:p>
          </table:table-cell>
          <table:table-cell table:formula="of:=LOG10([.B336])/LOG10([.A336])" office:value-type="float" office:value="0.498883419702577" calcext:value-type="float">
            <text:p>0,4988834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18,211678</text:p>
          </table:table-cell>
          <table:table-cell table:formula="of:=LOG10([.B337])/LOG10([.A337])" office:value-type="float" office:value="0.498883888731545" calcext:value-type="float">
            <text:p>0,4988839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18,238787</text:p>
          </table:table-cell>
          <table:table-cell table:formula="of:=LOG10([.B338])/LOG10([.A338])" office:value-type="float" office:value="0.498884726384139" calcext:value-type="float">
            <text:p>0,4988847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18,265897</text:p>
          </table:table-cell>
          <table:table-cell table:formula="of:=LOG10([.B339])/LOG10([.A339])" office:value-type="float" office:value="0.498885947578589" calcext:value-type="float">
            <text:p>0,4988859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18,293007</text:p>
          </table:table-cell>
          <table:table-cell table:formula="of:=LOG10([.B340])/LOG10([.A340])" office:value-type="float" office:value="0.49888753898015" calcext:value-type="float">
            <text:p>0,4988875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18,320117</text:p>
          </table:table-cell>
          <table:table-cell table:formula="of:=LOG10([.B341])/LOG10([.A341])" office:value-type="float" office:value="0.498889496738986" calcext:value-type="float">
            <text:p>0,4988895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18,347226</text:p>
          </table:table-cell>
          <table:table-cell table:formula="of:=LOG10([.B342])/LOG10([.A342])" office:value-type="float" office:value="0.498891807704276" calcext:value-type="float">
            <text:p>0,4988918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18,374031</text:p>
          </table:table-cell>
          <table:table-cell table:formula="of:=LOG10([.B343])/LOG10([.A343])" office:value-type="float" office:value="0.498891641938662" calcext:value-type="float">
            <text:p>0,4988916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18,400836</text:p>
          </table:table-cell>
          <table:table-cell table:formula="of:=LOG10([.B344])/LOG10([.A344])" office:value-type="float" office:value="0.498891842424706" calcext:value-type="float">
            <text:p>0,4988918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18,427641</text:p>
          </table:table-cell>
          <table:table-cell table:formula="of:=LOG10([.B345])/LOG10([.A345])" office:value-type="float" office:value="0.49889240542281" calcext:value-type="float">
            <text:p>0,4988924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18,454447</text:p>
          </table:table-cell>
          <table:table-cell table:formula="of:=LOG10([.B346])/LOG10([.A346])" office:value-type="float" office:value="0.498893336509428" calcext:value-type="float">
            <text:p>0,4988933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18,481252</text:p>
          </table:table-cell>
          <table:table-cell table:formula="of:=LOG10([.B347])/LOG10([.A347])" office:value-type="float" office:value="0.498894613466235" calcext:value-type="float">
            <text:p>0,4988946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18,508057</text:p>
          </table:table-cell>
          <table:table-cell table:formula="of:=LOG10([.B348])/LOG10([.A348])" office:value-type="float" office:value="0.498896241972021" calcext:value-type="float">
            <text:p>0,4988962</text:p>
          </table:table-cell>
          <table:table-cell table:number-columns-repeated="1021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18,534862</text:p>
          </table:table-cell>
          <table:table-cell table:formula="of:=LOG10([.B349])/LOG10([.A349])" office:value-type="float" office:value="0.498898218455674" calcext:value-type="float">
            <text:p>0,4988982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18,561667</text:p>
          </table:table-cell>
          <table:table-cell table:formula="of:=LOG10([.B350])/LOG10([.A350])" office:value-type="float" office:value="0.498900539386768" calcext:value-type="float">
            <text:p>0,4989005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18,588472</text:p>
          </table:table-cell>
          <table:table-cell table:formula="of:=LOG10([.B351])/LOG10([.A351])" office:value-type="float" office:value="0.498903201275013" calcext:value-type="float">
            <text:p>0,4989032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18,615277</text:p>
          </table:table-cell>
          <table:table-cell table:formula="of:=LOG10([.B352])/LOG10([.A352])" office:value-type="float" office:value="0.498906200669705" calcext:value-type="float">
            <text:p>0,4989062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18,642082</text:p>
          </table:table-cell>
          <table:table-cell table:formula="of:=LOG10([.B353])/LOG10([.A353])" office:value-type="float" office:value="0.498909534159192" calcext:value-type="float">
            <text:p>0,4989095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18,668887</text:p>
          </table:table-cell>
          <table:table-cell table:formula="of:=LOG10([.B354])/LOG10([.A354])" office:value-type="float" office:value="0.498913198370344" calcext:value-type="float">
            <text:p>0,4989132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18,695692</text:p>
          </table:table-cell>
          <table:table-cell table:formula="of:=LOG10([.B355])/LOG10([.A355])" office:value-type="float" office:value="0.498917189968032" calcext:value-type="float">
            <text:p>0,4989172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18,722498</text:p>
          </table:table-cell>
          <table:table-cell table:formula="of:=LOG10([.B356])/LOG10([.A356])" office:value-type="float" office:value="0.498921514750433" calcext:value-type="float">
            <text:p>0,4989215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18,749303</text:p>
          </table:table-cell>
          <table:table-cell table:formula="of:=LOG10([.B357])/LOG10([.A357])" office:value-type="float" office:value="0.498926151247921" calcext:value-type="float">
            <text:p>0,4989262</text:p>
          </table:table-cell>
          <table:table-cell table:number-columns-repeated="1021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18,776108</text:p>
          </table:table-cell>
          <table:table-cell table:formula="of:=LOG10([.B358])/LOG10([.A358])" office:value-type="float" office:value="0.498931105349571" calcext:value-type="float">
            <text:p>0,4989311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18,802913</text:p>
          </table:table-cell>
          <table:table-cell table:formula="of:=LOG10([.B359])/LOG10([.A359])" office:value-type="float" office:value="0.49893637386723" calcext:value-type="float">
            <text:p>0,4989364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18,829718</text:p>
          </table:table-cell>
          <table:table-cell table:formula="of:=LOG10([.B360])/LOG10([.A360])" office:value-type="float" office:value="0.498941953648271" calcext:value-type="float">
            <text:p>0,4989420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18,856523</text:p>
          </table:table-cell>
          <table:table-cell table:formula="of:=LOG10([.B361])/LOG10([.A361])" office:value-type="float" office:value="0.49894784157512" calcext:value-type="float">
            <text:p>0,4989478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18,883328</text:p>
          </table:table-cell>
          <table:table-cell table:formula="of:=LOG10([.B362])/LOG10([.A362])" office:value-type="float" office:value="0.49895403456479" calcext:value-type="float">
            <text:p>0,4989540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18,909971</text:p>
          </table:table-cell>
          <table:table-cell table:formula="of:=LOG10([.B363])/LOG10([.A363])" office:value-type="float" office:value="0.49895907549687" calcext:value-type="float">
            <text:p>0,4989591</text:p>
          </table:table-cell>
          <table:table-cell table:number-columns-repeated="1021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18,936615</text:p>
          </table:table-cell>
          <table:table-cell table:formula="of:=LOG10([.B364])/LOG10([.A364])" office:value-type="float" office:value="0.498964429849852" calcext:value-type="float">
            <text:p>0,4989644</text:p>
          </table:table-cell>
          <table:table-cell table:number-columns-repeated="1021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18,963258</text:p>
          </table:table-cell>
          <table:table-cell table:formula="of:=LOG10([.B365])/LOG10([.A365])" office:value-type="float" office:value="0.498970076676512" calcext:value-type="float">
            <text:p>0,4989701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18,989901</text:p>
          </table:table-cell>
          <table:table-cell table:formula="of:=LOG10([.B366])/LOG10([.A366])" office:value-type="float" office:value="0.498976021973143" calcext:value-type="float">
            <text:p>0,4989760</text:p>
          </table:table-cell>
          <table:table-cell table:number-columns-repeated="1021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19,016544</text:p>
          </table:table-cell>
          <table:table-cell table:formula="of:=LOG10([.B367])/LOG10([.A367])" office:value-type="float" office:value="0.498982262792853" calcext:value-type="float">
            <text:p>0,4989823</text:p>
          </table:table-cell>
          <table:table-cell table:number-columns-repeated="1021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19,043188</text:p>
          </table:table-cell>
          <table:table-cell table:formula="of:=LOG10([.B368])/LOG10([.A368])" office:value-type="float" office:value="0.49898880511323" calcext:value-type="float">
            <text:p>0,4989888</text:p>
          </table:table-cell>
          <table:table-cell table:number-columns-repeated="1021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19,069692</text:p>
          </table:table-cell>
          <table:table-cell table:formula="of:=LOG10([.B369])/LOG10([.A369])" office:value-type="float" office:value="0.498994394512181" calcext:value-type="float">
            <text:p>0,4989944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19,096196</text:p>
          </table:table-cell>
          <table:table-cell table:formula="of:=LOG10([.B370])/LOG10([.A370])" office:value-type="float" office:value="0.499000275349898" calcext:value-type="float">
            <text:p>0,4990003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19,122699</text:p>
          </table:table-cell>
          <table:table-cell table:formula="of:=LOG10([.B371])/LOG10([.A371])" office:value-type="float" office:value="0.49900643593743" calcext:value-type="float">
            <text:p>0,4990064</text:p>
          </table:table-cell>
          <table:table-cell table:number-columns-repeated="1021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19,149203</text:p>
          </table:table-cell>
          <table:table-cell table:formula="of:=LOG10([.B372])/LOG10([.A372])" office:value-type="float" office:value="0.499012891162218" calcext:value-type="float">
            <text:p>0,4990129</text:p>
          </table:table-cell>
          <table:table-cell table:number-columns-repeated="1021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19,175707</text:p>
          </table:table-cell>
          <table:table-cell table:formula="of:=LOG10([.B373])/LOG10([.A373])" office:value-type="float" office:value="0.499019629380058" calcext:value-type="float">
            <text:p>0,4990196</text:p>
          </table:table-cell>
          <table:table-cell table:number-columns-repeated="1021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19,202211</text:p>
          </table:table-cell>
          <table:table-cell table:formula="of:=LOG10([.B374])/LOG10([.A374])" office:value-type="float" office:value="0.499026647836154" calcext:value-type="float">
            <text:p>0,4990266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19,228555</text:p>
          </table:table-cell>
          <table:table-cell table:formula="of:=LOG10([.B375])/LOG10([.A375])" office:value-type="float" office:value="0.499032539253593" calcext:value-type="float">
            <text:p>0,4990325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19,254899</text:p>
          </table:table-cell>
          <table:table-cell table:formula="of:=LOG10([.B376])/LOG10([.A376])" office:value-type="float" office:value="0.499038710606825" calcext:value-type="float">
            <text:p>0,4990387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19,281243</text:p>
          </table:table-cell>
          <table:table-cell table:formula="of:=LOG10([.B377])/LOG10([.A377])" office:value-type="float" office:value="0.499045159200842" calcext:value-type="float">
            <text:p>0,4990452</text:p>
          </table:table-cell>
          <table:table-cell table:number-columns-repeated="1021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19,307587</text:p>
          </table:table-cell>
          <table:table-cell table:formula="of:=LOG10([.B378])/LOG10([.A378])" office:value-type="float" office:value="0.499051882369292" calcext:value-type="float">
            <text:p>0,4990519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19,333931</text:p>
          </table:table-cell>
          <table:table-cell table:formula="of:=LOG10([.B379])/LOG10([.A379])" office:value-type="float" office:value="0.499058877474122" calcext:value-type="float">
            <text:p>0,4990589</text:p>
          </table:table-cell>
          <table:table-cell table:number-columns-repeated="1021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19,360275</text:p>
          </table:table-cell>
          <table:table-cell table:formula="of:=LOG10([.B380])/LOG10([.A380])" office:value-type="float" office:value="0.499066141905212" calcext:value-type="float">
            <text:p>0,4990661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19,386618</text:p>
          </table:table-cell>
          <table:table-cell table:formula="of:=LOG10([.B381])/LOG10([.A381])" office:value-type="float" office:value="0.49907366439645" calcext:value-type="float">
            <text:p>0,4990737</text:p>
          </table:table-cell>
          <table:table-cell table:number-columns-repeated="1021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19,412962</text:p>
          </table:table-cell>
          <table:table-cell table:formula="of:=LOG10([.B382])/LOG10([.A382])" office:value-type="float" office:value="0.499081459775326" calcext:value-type="float">
            <text:p>0,4990815</text:p>
          </table:table-cell>
          <table:table-cell table:number-columns-repeated="1021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19,439306</text:p>
          </table:table-cell>
          <table:table-cell table:formula="of:=LOG10([.B383])/LOG10([.A383])" office:value-type="float" office:value="0.499089516814188" calcext:value-type="float">
            <text:p>0,4990895</text:p>
          </table:table-cell>
          <table:table-cell table:number-columns-repeated="1021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19,465491</text:p>
          </table:table-cell>
          <table:table-cell table:formula="of:=LOG10([.B384])/LOG10([.A384])" office:value-type="float" office:value="0.49909645973949" calcext:value-type="float">
            <text:p>0,4990965</text:p>
          </table:table-cell>
          <table:table-cell table:number-columns-repeated="10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19,490041</text:p>
          </table:table-cell>
          <table:table-cell table:formula="of:=LOG10([.B385])/LOG10([.A385])" office:value-type="float" office:value="0.499089567372627" calcext:value-type="float">
            <text:p>0,4990896</text:p>
          </table:table-cell>
          <table:table-cell table:number-columns-repeated="1021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19,514591</text:p>
          </table:table-cell>
          <table:table-cell table:formula="of:=LOG10([.B386])/LOG10([.A386])" office:value-type="float" office:value="0.499082983062904" calcext:value-type="float">
            <text:p>0,4990830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19,539141</text:p>
          </table:table-cell>
          <table:table-cell table:formula="of:=LOG10([.B387])/LOG10([.A387])" office:value-type="float" office:value="0.499076704105838" calcext:value-type="float">
            <text:p>0,4990767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19,563691</text:p>
          </table:table-cell>
          <table:table-cell table:formula="of:=LOG10([.B388])/LOG10([.A388])" office:value-type="float" office:value="0.499070727824239" calcext:value-type="float">
            <text:p>0,4990707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19,588241</text:p>
          </table:table-cell>
          <table:table-cell table:formula="of:=LOG10([.B389])/LOG10([.A389])" office:value-type="float" office:value="0.499065051567877" calcext:value-type="float">
            <text:p>0,4990651</text:p>
          </table:table-cell>
          <table:table-cell table:number-columns-repeated="1021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19,612791</text:p>
          </table:table-cell>
          <table:table-cell table:formula="of:=LOG10([.B390])/LOG10([.A390])" office:value-type="float" office:value="0.499059672713159" calcext:value-type="float">
            <text:p>0,4990597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19,637341</text:p>
          </table:table-cell>
          <table:table-cell table:formula="of:=LOG10([.B391])/LOG10([.A391])" office:value-type="float" office:value="0.499054588662804" calcext:value-type="float">
            <text:p>0,4990546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19,661891</text:p>
          </table:table-cell>
          <table:table-cell table:formula="of:=LOG10([.B392])/LOG10([.A392])" office:value-type="float" office:value="0.499049796845523" calcext:value-type="float">
            <text:p>0,4990498</text:p>
          </table:table-cell>
          <table:table-cell table:number-columns-repeated="1021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19,686441</text:p>
          </table:table-cell>
          <table:table-cell table:formula="of:=LOG10([.B393])/LOG10([.A393])" office:value-type="float" office:value="0.49904529471571" calcext:value-type="float">
            <text:p>0,4990453</text:p>
          </table:table-cell>
          <table:table-cell table:number-columns-repeated="1021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19,710991</text:p>
          </table:table-cell>
          <table:table-cell table:formula="of:=LOG10([.B394])/LOG10([.A394])" office:value-type="float" office:value="0.499041079753128" calcext:value-type="float">
            <text:p>0,4990411</text:p>
          </table:table-cell>
          <table:table-cell table:number-columns-repeated="1021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19,735541</text:p>
          </table:table-cell>
          <table:table-cell table:formula="of:=LOG10([.B395])/LOG10([.A395])" office:value-type="float" office:value="0.499037149462608" calcext:value-type="float">
            <text:p>0,4990371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19,760091</text:p>
          </table:table-cell>
          <table:table-cell table:formula="of:=LOG10([.B396])/LOG10([.A396])" office:value-type="float" office:value="0.49903350137375" calcext:value-type="float">
            <text:p>0,4990335</text:p>
          </table:table-cell>
          <table:table-cell table:number-columns-repeated="1021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19,784642</text:p>
          </table:table-cell>
          <table:table-cell table:formula="of:=LOG10([.B397])/LOG10([.A397])" office:value-type="float" office:value="0.499030141490838" calcext:value-type="float">
            <text:p>0,4990301</text:p>
          </table:table-cell>
          <table:table-cell table:number-columns-repeated="1021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19,809192</text:p>
          </table:table-cell>
          <table:table-cell table:formula="of:=LOG10([.B398])/LOG10([.A398])" office:value-type="float" office:value="0.499027050477655" calcext:value-type="float">
            <text:p>0,4990271</text:p>
          </table:table-cell>
          <table:table-cell table:number-columns-repeated="1021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19,833742</text:p>
          </table:table-cell>
          <table:table-cell table:formula="of:=LOG10([.B399])/LOG10([.A399])" office:value-type="float" office:value="0.499024234400635" calcext:value-type="float">
            <text:p>0,4990242</text:p>
          </table:table-cell>
          <table:table-cell table:number-columns-repeated="1021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19,858292</text:p>
          </table:table-cell>
          <table:table-cell table:formula="of:=LOG10([.B400])/LOG10([.A400])" office:value-type="float" office:value="0.499021690885524" calcext:value-type="float">
            <text:p>0,4990217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19,882842</text:p>
          </table:table-cell>
          <table:table-cell table:formula="of:=LOG10([.B401])/LOG10([.A401])" office:value-type="float" office:value="0.499019417581398" calcext:value-type="float">
            <text:p>0,4990194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19,907392</text:p>
          </table:table-cell>
          <table:table-cell table:formula="of:=LOG10([.B402])/LOG10([.A402])" office:value-type="float" office:value="0.499017412160387" calcext:value-type="float">
            <text:p>0,4990174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19,931942</text:p>
          </table:table-cell>
          <table:table-cell table:formula="of:=LOG10([.B403])/LOG10([.A403])" office:value-type="float" office:value="0.499015672317398" calcext:value-type="float">
            <text:p>0,4990157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19,956492</text:p>
          </table:table-cell>
          <table:table-cell table:formula="of:=LOG10([.B404])/LOG10([.A404])" office:value-type="float" office:value="0.499014195769856" calcext:value-type="float">
            <text:p>0,4990142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19,980619</text:p>
          </table:table-cell>
          <table:table-cell table:formula="of:=LOG10([.B405])/LOG10([.A405])" office:value-type="float" office:value="0.499009452707408" calcext:value-type="float">
            <text:p>0,4990095</text:p>
          </table:table-cell>
          <table:table-cell table:number-columns-repeated="1021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20,004747</text:p>
          </table:table-cell>
          <table:table-cell table:formula="of:=LOG10([.B406])/LOG10([.A406])" office:value-type="float" office:value="0.499004988252517" calcext:value-type="float">
            <text:p>0,4990050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20,028875</text:p>
          </table:table-cell>
          <table:table-cell table:formula="of:=LOG10([.B407])/LOG10([.A407])" office:value-type="float" office:value="0.499000791779572" calcext:value-type="float">
            <text:p>0,4990008</text:p>
          </table:table-cell>
          <table:table-cell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20,053002</text:p>
          </table:table-cell>
          <table:table-cell table:formula="of:=LOG10([.B408])/LOG10([.A408])" office:value-type="float" office:value="0.498996852738689" calcext:value-type="float">
            <text:p>0,4989969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20,077130</text:p>
          </table:table-cell>
          <table:table-cell table:formula="of:=LOG10([.B409])/LOG10([.A409])" office:value-type="float" office:value="0.4989931855123" calcext:value-type="float">
            <text:p>0,4989932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20,101258</text:p>
          </table:table-cell>
          <table:table-cell table:formula="of:=LOG10([.B410])/LOG10([.A410])" office:value-type="float" office:value="0.498989779580086" calcext:value-type="float">
            <text:p>0,4989898</text:p>
          </table:table-cell>
          <table:table-cell table:number-columns-repeated="1021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20,125385</text:p>
          </table:table-cell>
          <table:table-cell table:formula="of:=LOG10([.B411])/LOG10([.A411])" office:value-type="float" office:value="0.498986624496183" calcext:value-type="float">
            <text:p>0,4989866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20,149513</text:p>
          </table:table-cell>
          <table:table-cell table:formula="of:=LOG10([.B412])/LOG10([.A412])" office:value-type="float" office:value="0.498983734626349" calcext:value-type="float">
            <text:p>0,4989837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20,173640</text:p>
          </table:table-cell>
          <table:table-cell table:formula="of:=LOG10([.B413])/LOG10([.A413])" office:value-type="float" office:value="0.498981091320187" calcext:value-type="float">
            <text:p>0,4989811</text:p>
          </table:table-cell>
          <table:table-cell table:number-columns-repeated="1021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20,197768</text:p>
          </table:table-cell>
          <table:table-cell table:formula="of:=LOG10([.B414])/LOG10([.A414])" office:value-type="float" office:value="0.498978708931563" calcext:value-type="float">
            <text:p>0,4989787</text:p>
          </table:table-cell>
          <table:table-cell table:number-columns-repeated="1021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20,221896</text:p>
          </table:table-cell>
          <table:table-cell table:formula="of:=LOG10([.B415])/LOG10([.A415])" office:value-type="float" office:value="0.498976577109892" calcext:value-type="float">
            <text:p>0,4989766</text:p>
          </table:table-cell>
          <table:table-cell table:number-columns-repeated="1021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20,246023</text:p>
          </table:table-cell>
          <table:table-cell table:formula="of:=LOG10([.B416])/LOG10([.A416])" office:value-type="float" office:value="0.498974685577015" calcext:value-type="float">
            <text:p>0,4989747</text:p>
          </table:table-cell>
          <table:table-cell table:number-columns-repeated="1021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20,270151</text:p>
          </table:table-cell>
          <table:table-cell table:formula="of:=LOG10([.B417])/LOG10([.A417])" office:value-type="float" office:value="0.498973048667849" calcext:value-type="float">
            <text:p>0,4989730</text:p>
          </table:table-cell>
          <table:table-cell table:number-columns-repeated="1021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20,294279</text:p>
          </table:table-cell>
          <table:table-cell table:formula="of:=LOG10([.B418])/LOG10([.A418])" office:value-type="float" office:value="0.498971656130355" calcext:value-type="float">
            <text:p>0,4989717</text:p>
          </table:table-cell>
          <table:table-cell table:number-columns-repeated="1021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20,318406</text:p>
          </table:table-cell>
          <table:table-cell table:formula="of:=LOG10([.B419])/LOG10([.A419])" office:value-type="float" office:value="0.498970497783745" calcext:value-type="float">
            <text:p>0,4989705</text:p>
          </table:table-cell>
          <table:table-cell table:number-columns-repeated="1021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20,342263</text:p>
          </table:table-cell>
          <table:table-cell table:formula="of:=LOG10([.B420])/LOG10([.A420])" office:value-type="float" office:value="0.498967381547504" calcext:value-type="float">
            <text:p>0,4989674</text:p>
          </table:table-cell>
          <table:table-cell table:number-columns-repeated="1021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20,366119</text:p>
          </table:table-cell>
          <table:table-cell table:formula="of:=LOG10([.B421])/LOG10([.A421])" office:value-type="float" office:value="0.498964502469931" calcext:value-type="float">
            <text:p>0,4989645</text:p>
          </table:table-cell>
          <table:table-cell table:number-columns-repeated="1021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20,389976</text:p>
          </table:table-cell>
          <table:table-cell table:formula="of:=LOG10([.B422])/LOG10([.A422])" office:value-type="float" office:value="0.49896187481918" calcext:value-type="float">
            <text:p>0,4989619</text:p>
          </table:table-cell>
          <table:table-cell table:number-columns-repeated="1021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20,413832</text:p>
          </table:table-cell>
          <table:table-cell table:formula="of:=LOG10([.B423])/LOG10([.A423])" office:value-type="float" office:value="0.498959480366001" calcext:value-type="float">
            <text:p>0,4989595</text:p>
          </table:table-cell>
          <table:table-cell table:number-columns-repeated="1021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20,437689</text:p>
          </table:table-cell>
          <table:table-cell table:formula="of:=LOG10([.B424])/LOG10([.A424])" office:value-type="float" office:value="0.498957333364754" calcext:value-type="float">
            <text:p>0,4989573</text:p>
          </table:table-cell>
          <table:table-cell table:number-columns-repeated="1021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20,461545</text:p>
          </table:table-cell>
          <table:table-cell table:formula="of:=LOG10([.B425])/LOG10([.A425])" office:value-type="float" office:value="0.498955415673474" calcext:value-type="float">
            <text:p>0,4989554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20,485402</text:p>
          </table:table-cell>
          <table:table-cell table:formula="of:=LOG10([.B426])/LOG10([.A426])" office:value-type="float" office:value="0.498953741532225" calcext:value-type="float">
            <text:p>0,4989537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20,509258</text:p>
          </table:table-cell>
          <table:table-cell table:formula="of:=LOG10([.B427])/LOG10([.A427])" office:value-type="float" office:value="0.498952292885199" calcext:value-type="float">
            <text:p>0,4989523</text:p>
          </table:table-cell>
          <table:table-cell table:number-columns-repeated="1021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20,533115</text:p>
          </table:table-cell>
          <table:table-cell table:formula="of:=LOG10([.B428])/LOG10([.A428])" office:value-type="float" office:value="0.498951083957677" calcext:value-type="float">
            <text:p>0,4989511</text:p>
          </table:table-cell>
          <table:table-cell table:number-columns-repeated="1021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20,556972</text:p>
          </table:table-cell>
          <table:table-cell table:formula="of:=LOG10([.B429])/LOG10([.A429])" office:value-type="float" office:value="0.498950104807346" calcext:value-type="float">
            <text:p>0,4989501</text:p>
          </table:table-cell>
          <table:table-cell table:number-columns-repeated="1021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20,580828</text:p>
          </table:table-cell>
          <table:table-cell table:formula="of:=LOG10([.B430])/LOG10([.A430])" office:value-type="float" office:value="0.49894934555892" calcext:value-type="float">
            <text:p>0,4989493</text:p>
          </table:table-cell>
          <table:table-cell table:number-columns-repeated="1021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20,604685</text:p>
          </table:table-cell>
          <table:table-cell table:formula="of:=LOG10([.B431])/LOG10([.A431])" office:value-type="float" office:value="0.498948820414629" calcext:value-type="float">
            <text:p>0,4989488</text:p>
          </table:table-cell>
          <table:table-cell table:number-columns-repeated="1021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20,628541</text:p>
          </table:table-cell>
          <table:table-cell table:formula="of:=LOG10([.B432])/LOG10([.A432])" office:value-type="float" office:value="0.498948511529294" calcext:value-type="float">
            <text:p>0,4989485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20,652398</text:p>
          </table:table-cell>
          <table:table-cell table:formula="of:=LOG10([.B433])/LOG10([.A433])" office:value-type="float" office:value="0.498948433089222" calcext:value-type="float">
            <text:p>0,4989484</text:p>
          </table:table-cell>
          <table:table-cell table:number-columns-repeated="1021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20,676254</text:p>
          </table:table-cell>
          <table:table-cell table:formula="of:=LOG10([.B434])/LOG10([.A434])" office:value-type="float" office:value="0.498948567331636" calcext:value-type="float">
            <text:p>0,4989486</text:p>
          </table:table-cell>
          <table:table-cell table:number-columns-repeated="1021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20,700111</text:p>
          </table:table-cell>
          <table:table-cell table:formula="of:=LOG10([.B435])/LOG10([.A435])" office:value-type="float" office:value="0.498948928426496" calcext:value-type="float">
            <text:p>0,4989489</text:p>
          </table:table-cell>
          <table:table-cell table:number-columns-repeated="1021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20,723967</text:p>
          </table:table-cell>
          <table:table-cell table:formula="of:=LOG10([.B436])/LOG10([.A436])" office:value-type="float" office:value="0.498949498692404" calcext:value-type="float">
            <text:p>0,4989495</text:p>
          </table:table-cell>
          <table:table-cell table:number-columns-repeated="1021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20,747824</text:p>
          </table:table-cell>
          <table:table-cell table:formula="of:=LOG10([.B437])/LOG10([.A437])" office:value-type="float" office:value="0.498950292282563" calcext:value-type="float">
            <text:p>0,4989503</text:p>
          </table:table-cell>
          <table:table-cell table:number-columns-repeated="1021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20,771680</text:p>
          </table:table-cell>
          <table:table-cell table:formula="of:=LOG10([.B438])/LOG10([.A438])" office:value-type="float" office:value="0.498951291595952" calcext:value-type="float">
            <text:p>0,4989513</text:p>
          </table:table-cell>
          <table:table-cell table:number-columns-repeated="1021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20,795537</text:p>
          </table:table-cell>
          <table:table-cell table:formula="of:=LOG10([.B439])/LOG10([.A439])" office:value-type="float" office:value="0.498952510768622" calcext:value-type="float">
            <text:p>0,4989525</text:p>
          </table:table-cell>
          <table:table-cell table:number-columns-repeated="1021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20,819393</text:p>
          </table:table-cell>
          <table:table-cell table:formula="of:=LOG10([.B440])/LOG10([.A440])" office:value-type="float" office:value="0.498953932278953" calcext:value-type="float">
            <text:p>0,4989539</text:p>
          </table:table-cell>
          <table:table-cell table:number-columns-repeated="1021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20,843250</text:p>
          </table:table-cell>
          <table:table-cell table:formula="of:=LOG10([.B441])/LOG10([.A441])" office:value-type="float" office:value="0.49895557024546" calcext:value-type="float">
            <text:p>0,4989556</text:p>
          </table:table-cell>
          <table:table-cell table:number-columns-repeated="1021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20,867107</text:p>
          </table:table-cell>
          <table:table-cell table:formula="of:=LOG10([.B442])/LOG10([.A442])" office:value-type="float" office:value="0.498957415095214" calcext:value-type="float">
            <text:p>0,4989574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20,890963</text:p>
          </table:table-cell>
          <table:table-cell table:formula="of:=LOG10([.B443])/LOG10([.A443])" office:value-type="float" office:value="0.498959457318079" calcext:value-type="float">
            <text:p>0,4989595</text:p>
          </table:table-cell>
          <table:table-cell table:number-columns-repeated="1021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20,914820</text:p>
          </table:table-cell>
          <table:table-cell table:formula="of:=LOG10([.B444])/LOG10([.A444])" office:value-type="float" office:value="0.498961711005593" calcext:value-type="float">
            <text:p>0,4989617</text:p>
          </table:table-cell>
          <table:table-cell table:number-columns-repeated="1021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20,938532</text:p>
          </table:table-cell>
          <table:table-cell table:formula="of:=LOG10([.B445])/LOG10([.A445])" office:value-type="float" office:value="0.498963030640312" calcext:value-type="float">
            <text:p>0,4989630</text:p>
          </table:table-cell>
          <table:table-cell table:number-columns-repeated="1021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20,962245</text:p>
          </table:table-cell>
          <table:table-cell table:formula="of:=LOG10([.B446])/LOG10([.A446])" office:value-type="float" office:value="0.498964561877205" calcext:value-type="float">
            <text:p>0,4989646</text:p>
          </table:table-cell>
          <table:table-cell table:number-columns-repeated="1021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20,985957</text:p>
          </table:table-cell>
          <table:table-cell table:formula="of:=LOG10([.B447])/LOG10([.A447])" office:value-type="float" office:value="0.498966287449714" calcext:value-type="float">
            <text:p>0,4989663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21,009670</text:p>
          </table:table-cell>
          <table:table-cell table:formula="of:=LOG10([.B448])/LOG10([.A448])" office:value-type="float" office:value="0.498968221397322" calcext:value-type="float">
            <text:p>0,4989682</text:p>
          </table:table-cell>
          <table:table-cell table:number-columns-repeated="1021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21,033382</text:p>
          </table:table-cell>
          <table:table-cell table:formula="of:=LOG10([.B449])/LOG10([.A449])" office:value-type="float" office:value="0.498970346528676" calcext:value-type="float">
            <text:p>0,4989703</text:p>
          </table:table-cell>
          <table:table-cell table:number-columns-repeated="1021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21,057095</text:p>
          </table:table-cell>
          <table:table-cell table:formula="of:=LOG10([.B450])/LOG10([.A450])" office:value-type="float" office:value="0.498972676864589" calcext:value-type="float">
            <text:p>0,4989727</text:p>
          </table:table-cell>
          <table:table-cell table:number-columns-repeated="1021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21,080683</text:p>
          </table:table-cell>
          <table:table-cell table:formula="of:=LOG10([.B451])/LOG10([.A451])" office:value-type="float" office:value="0.498974232461609" calcext:value-type="float">
            <text:p>0,4989742</text:p>
          </table:table-cell>
          <table:table-cell table:number-columns-repeated="1021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21,104272</text:p>
          </table:table-cell>
          <table:table-cell table:formula="of:=LOG10([.B452])/LOG10([.A452])" office:value-type="float" office:value="0.49897599300465" calcext:value-type="float">
            <text:p>0,4989760</text:p>
          </table:table-cell>
          <table:table-cell table:number-columns-repeated="1021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21,127860</text:p>
          </table:table-cell>
          <table:table-cell table:formula="of:=LOG10([.B453])/LOG10([.A453])" office:value-type="float" office:value="0.498977941437359" calcext:value-type="float">
            <text:p>0,4989779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21,151449</text:p>
          </table:table-cell>
          <table:table-cell table:formula="of:=LOG10([.B454])/LOG10([.A454])" office:value-type="float" office:value="0.498980091729923" calcext:value-type="float">
            <text:p>0,4989801</text:p>
          </table:table-cell>
          <table:table-cell table:number-columns-repeated="1021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21,175037</text:p>
          </table:table-cell>
          <table:table-cell table:formula="of:=LOG10([.B455])/LOG10([.A455])" office:value-type="float" office:value="0.498982426898594" calcext:value-type="float">
            <text:p>0,4989824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21,198626</text:p>
          </table:table-cell>
          <table:table-cell table:formula="of:=LOG10([.B456])/LOG10([.A456])" office:value-type="float" office:value="0.498984960894323" calcext:value-type="float">
            <text:p>0,4989850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21,222214</text:p>
          </table:table-cell>
          <table:table-cell table:formula="of:=LOG10([.B457])/LOG10([.A457])" office:value-type="float" office:value="0.498987676805144" calcext:value-type="float">
            <text:p>0,4989877</text:p>
          </table:table-cell>
          <table:table-cell table:number-columns-repeated="1021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21,245802</text:p>
          </table:table-cell>
          <table:table-cell table:formula="of:=LOG10([.B458])/LOG10([.A458])" office:value-type="float" office:value="0.498990580877503" calcext:value-type="float">
            <text:p>0,4989906</text:p>
          </table:table-cell>
          <table:table-cell table:number-columns-repeated="1021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21,269391</text:p>
          </table:table-cell>
          <table:table-cell table:formula="of:=LOG10([.B459])/LOG10([.A459])" office:value-type="float" office:value="0.49899367932537" calcext:value-type="float">
            <text:p>0,4989937</text:p>
          </table:table-cell>
          <table:table-cell table:number-columns-repeated="1021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21,292979</text:p>
          </table:table-cell>
          <table:table-cell table:formula="of:=LOG10([.B460])/LOG10([.A460])" office:value-type="float" office:value="0.498996955342931" calcext:value-type="float">
            <text:p>0,4989970</text:p>
          </table:table-cell>
          <table:table-cell table:number-columns-repeated="1021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21,316426</text:p>
          </table:table-cell>
          <table:table-cell table:formula="of:=LOG10([.B461])/LOG10([.A461])" office:value-type="float" office:value="0.498999336343315" calcext:value-type="float">
            <text:p>0,4989993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21,339872</text:p>
          </table:table-cell>
          <table:table-cell table:formula="of:=LOG10([.B462])/LOG10([.A462])" office:value-type="float" office:value="0.499001895242184" calcext:value-type="float">
            <text:p>0,4990019</text:p>
          </table:table-cell>
          <table:table-cell table:number-columns-repeated="1021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21,363318</text:p>
          </table:table-cell>
          <table:table-cell table:formula="of:=LOG10([.B463])/LOG10([.A463])" office:value-type="float" office:value="0.499004638278269" calcext:value-type="float">
            <text:p>0,4990046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21,386764</text:p>
          </table:table-cell>
          <table:table-cell table:formula="of:=LOG10([.B464])/LOG10([.A464])" office:value-type="float" office:value="0.499007564040002" calcext:value-type="float">
            <text:p>0,4990076</text:p>
          </table:table-cell>
          <table:table-cell table:number-columns-repeated="1021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21,410210</text:p>
          </table:table-cell>
          <table:table-cell table:formula="of:=LOG10([.B465])/LOG10([.A465])" office:value-type="float" office:value="0.49901067112789" calcext:value-type="float">
            <text:p>0,4990107</text:p>
          </table:table-cell>
          <table:table-cell table:number-columns-repeated="1021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21,433656</text:p>
          </table:table-cell>
          <table:table-cell table:formula="of:=LOG10([.B466])/LOG10([.A466])" office:value-type="float" office:value="0.499013958154395" calcext:value-type="float">
            <text:p>0,4990140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21,457102</text:p>
          </table:table-cell>
          <table:table-cell table:formula="of:=LOG10([.B467])/LOG10([.A467])" office:value-type="float" office:value="0.499017423743805" calcext:value-type="float">
            <text:p>0,4990174</text:p>
          </table:table-cell>
          <table:table-cell table:number-columns-repeated="1021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21,480548</text:p>
          </table:table-cell>
          <table:table-cell table:formula="of:=LOG10([.B468])/LOG10([.A468])" office:value-type="float" office:value="0.499021066532122" calcext:value-type="float">
            <text:p>0,4990211</text:p>
          </table:table-cell>
          <table:table-cell table:number-columns-repeated="1021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21,503994</text:p>
          </table:table-cell>
          <table:table-cell table:formula="of:=LOG10([.B469])/LOG10([.A469])" office:value-type="float" office:value="0.499024885166935" calcext:value-type="float">
            <text:p>0,4990249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21,527440</text:p>
          </table:table-cell>
          <table:table-cell table:formula="of:=LOG10([.B470])/LOG10([.A470])" office:value-type="float" office:value="0.499028878307307" calcext:value-type="float">
            <text:p>0,4990289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21,550745</text:p>
          </table:table-cell>
          <table:table-cell table:formula="of:=LOG10([.B471])/LOG10([.A471])" office:value-type="float" office:value="0.499031981246428" calcext:value-type="float">
            <text:p>0,4990320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21,572594</text:p>
          </table:table-cell>
          <table:table-cell table:formula="of:=LOG10([.B472])/LOG10([.A472])" office:value-type="float" office:value="0.499024293635015" calcext:value-type="float">
            <text:p>0,4990243</text:p>
          </table:table-cell>
          <table:table-cell table:number-columns-repeated="1021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21,594444</text:p>
          </table:table-cell>
          <table:table-cell table:formula="of:=LOG10([.B473])/LOG10([.A473])" office:value-type="float" office:value="0.499016817594089" calcext:value-type="float">
            <text:p>0,4990168</text:p>
          </table:table-cell>
          <table:table-cell table:number-columns-repeated="1021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21,616293</text:p>
          </table:table-cell>
          <table:table-cell table:formula="of:=LOG10([.B474])/LOG10([.A474])" office:value-type="float" office:value="0.499009536634691" calcext:value-type="float">
            <text:p>0,4990095</text:p>
          </table:table-cell>
          <table:table-cell table:number-columns-repeated="1021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21,638143</text:p>
          </table:table-cell>
          <table:table-cell table:formula="of:=LOG10([.B475])/LOG10([.A475])" office:value-type="float" office:value="0.499002464364659" calcext:value-type="float">
            <text:p>0,4990025</text:p>
          </table:table-cell>
          <table:table-cell table:number-columns-repeated="1021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21,659992</text:p>
          </table:table-cell>
          <table:table-cell table:formula="of:=LOG10([.B476])/LOG10([.A476])" office:value-type="float" office:value="0.498995584359101" calcext:value-type="float">
            <text:p>0,4989956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21,681842</text:p>
          </table:table-cell>
          <table:table-cell table:formula="of:=LOG10([.B477])/LOG10([.A477])" office:value-type="float" office:value="0.49898891020833" calcext:value-type="float">
            <text:p>0,4989889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21,703691</text:p>
          </table:table-cell>
          <table:table-cell table:formula="of:=LOG10([.B478])/LOG10([.A478])" office:value-type="float" office:value="0.498982425550842" calcext:value-type="float">
            <text:p>0,4989824</text:p>
          </table:table-cell>
          <table:table-cell table:number-columns-repeated="1021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21,725541</text:p>
          </table:table-cell>
          <table:table-cell table:formula="of:=LOG10([.B479])/LOG10([.A479])" office:value-type="float" office:value="0.49897614395919" calcext:value-type="float">
            <text:p>0,4989761</text:p>
          </table:table-cell>
          <table:table-cell table:number-columns-repeated="1021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21,747390</text:p>
          </table:table-cell>
          <table:table-cell table:formula="of:=LOG10([.B480])/LOG10([.A480])" office:value-type="float" office:value="0.498970049134592" calcext:value-type="float">
            <text:p>0,4989700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21,769240</text:p>
          </table:table-cell>
          <table:table-cell table:formula="of:=LOG10([.B481])/LOG10([.A481])" office:value-type="float" office:value="0.498964154631621" calcext:value-type="float">
            <text:p>0,4989642</text:p>
          </table:table-cell>
          <table:table-cell table:number-columns-repeated="1021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21,791089</text:p>
          </table:table-cell>
          <table:table-cell table:formula="of:=LOG10([.B482])/LOG10([.A482])" office:value-type="float" office:value="0.498958444213559" calcext:value-type="float">
            <text:p>0,4989584</text:p>
          </table:table-cell>
          <table:table-cell table:number-columns-repeated="1021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21,812939</text:p>
          </table:table-cell>
          <table:table-cell table:formula="of:=LOG10([.B483])/LOG10([.A483])" office:value-type="float" office:value="0.498952931416785" calcext:value-type="float">
            <text:p>0,4989529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21,834789</text:p>
          </table:table-cell>
          <table:table-cell table:formula="of:=LOG10([.B484])/LOG10([.A484])" office:value-type="float" office:value="0.49894760747674" calcext:value-type="float">
            <text:p>0,4989476</text:p>
          </table:table-cell>
          <table:table-cell table:number-columns-repeated="1021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21,856638</text:p>
          </table:table-cell>
          <table:table-cell table:formula="of:=LOG10([.B485])/LOG10([.A485])" office:value-type="float" office:value="0.498942463679192" calcext:value-type="float">
            <text:p>0,4989425</text:p>
          </table:table-cell>
          <table:table-cell table:number-columns-repeated="1021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21,878488</text:p>
          </table:table-cell>
          <table:table-cell table:formula="of:=LOG10([.B486])/LOG10([.A486])" office:value-type="float" office:value="0.498937513532841" calcext:value-type="float">
            <text:p>0,4989375</text:p>
          </table:table-cell>
          <table:table-cell table:number-columns-repeated="1021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21,900337</text:p>
          </table:table-cell>
          <table:table-cell table:formula="of:=LOG10([.B487])/LOG10([.A487])" office:value-type="float" office:value="0.498932740953348" calcext:value-type="float">
            <text:p>0,4989327</text:p>
          </table:table-cell>
          <table:table-cell table:number-columns-repeated="1021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21,922187</text:p>
          </table:table-cell>
          <table:table-cell table:formula="of:=LOG10([.B488])/LOG10([.A488])" office:value-type="float" office:value="0.498928159430718" calcext:value-type="float">
            <text:p>0,4989282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21,944036</text:p>
          </table:table-cell>
          <table:table-cell table:formula="of:=LOG10([.B489])/LOG10([.A489])" office:value-type="float" office:value="0.498923752940478" calcext:value-type="float">
            <text:p>0,4989238</text:p>
          </table:table-cell>
          <table:table-cell table:number-columns-repeated="1021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21,965886</text:p>
          </table:table-cell>
          <table:table-cell table:formula="of:=LOG10([.B490])/LOG10([.A490])" office:value-type="float" office:value="0.498919534953749" calcext:value-type="float">
            <text:p>0,4989195</text:p>
          </table:table-cell>
          <table:table-cell table:number-columns-repeated="1021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21,987735</text:p>
          </table:table-cell>
          <table:table-cell table:formula="of:=LOG10([.B491])/LOG10([.A491])" office:value-type="float" office:value="0.498915489505325" calcext:value-type="float">
            <text:p>0,4989155</text:p>
          </table:table-cell>
          <table:table-cell table:number-columns-repeated="1021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22,009339</text:p>
          </table:table-cell>
          <table:table-cell table:formula="of:=LOG10([.B492])/LOG10([.A492])" office:value-type="float" office:value="0.498909826269024" calcext:value-type="float">
            <text:p>0,4989098</text:p>
          </table:table-cell>
          <table:table-cell table:number-columns-repeated="1021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22,030943</text:p>
          </table:table-cell>
          <table:table-cell table:formula="of:=LOG10([.B493])/LOG10([.A493])" office:value-type="float" office:value="0.498904345179987" calcext:value-type="float">
            <text:p>0,4989043</text:p>
          </table:table-cell>
          <table:table-cell table:number-columns-repeated="1021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22,052547</text:p>
          </table:table-cell>
          <table:table-cell table:formula="of:=LOG10([.B494])/LOG10([.A494])" office:value-type="float" office:value="0.498899044997179" calcext:value-type="float">
            <text:p>0,4988990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22,074151</text:p>
          </table:table-cell>
          <table:table-cell table:formula="of:=LOG10([.B495])/LOG10([.A495])" office:value-type="float" office:value="0.49889392448932" calcext:value-type="float">
            <text:p>0,4988939</text:p>
          </table:table-cell>
          <table:table-cell table:number-columns-repeated="1021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22,095755</text:p>
          </table:table-cell>
          <table:table-cell table:formula="of:=LOG10([.B496])/LOG10([.A496])" office:value-type="float" office:value="0.498888982434785" calcext:value-type="float">
            <text:p>0,4988890</text:p>
          </table:table-cell>
          <table:table-cell table:number-columns-repeated="1021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22,117359</text:p>
          </table:table-cell>
          <table:table-cell table:formula="of:=LOG10([.B497])/LOG10([.A497])" office:value-type="float" office:value="0.498884217621515" calcext:value-type="float">
            <text:p>0,4988842</text:p>
          </table:table-cell>
          <table:table-cell table:number-columns-repeated="1021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22,138963</text:p>
          </table:table-cell>
          <table:table-cell table:formula="of:=LOG10([.B498])/LOG10([.A498])" office:value-type="float" office:value="0.498879628846928" calcext:value-type="float">
            <text:p>0,4988796</text:p>
          </table:table-cell>
          <table:table-cell table:number-columns-repeated="1021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22,160567</text:p>
          </table:table-cell>
          <table:table-cell table:formula="of:=LOG10([.B499])/LOG10([.A499])" office:value-type="float" office:value="0.498875214917828" calcext:value-type="float">
            <text:p>0,4988752</text:p>
          </table:table-cell>
          <table:table-cell table:number-columns-repeated="1021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22,182171</text:p>
          </table:table-cell>
          <table:table-cell table:formula="of:=LOG10([.B500])/LOG10([.A500])" office:value-type="float" office:value="0.498870974650314" calcext:value-type="float">
            <text:p>0,4988710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2,203775</text:p>
          </table:table-cell>
          <table:table-cell table:formula="of:=LOG10([.B501])/LOG10([.A501])" office:value-type="float" office:value="0.498866906869699" calcext:value-type="float">
            <text:p>0,4988669</text:p>
          </table:table-cell>
          <table:table-cell table:number-columns-repeated="1021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22,225249</text:p>
          </table:table-cell>
          <table:table-cell table:formula="of:=LOG10([.B502])/LOG10([.A502])" office:value-type="float" office:value="0.498862069513389" calcext:value-type="float">
            <text:p>0,4988621</text:p>
          </table:table-cell>
          <table:table-cell table:number-columns-repeated="1021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22,246723</text:p>
          </table:table-cell>
          <table:table-cell table:formula="of:=LOG10([.B503])/LOG10([.A503])" office:value-type="float" office:value="0.498857404746626" calcext:value-type="float">
            <text:p>0,4988574</text:p>
          </table:table-cell>
          <table:table-cell table:number-columns-repeated="1021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22,268196</text:p>
          </table:table-cell>
          <table:table-cell table:formula="of:=LOG10([.B504])/LOG10([.A504])" office:value-type="float" office:value="0.498852904193321" calcext:value-type="float">
            <text:p>0,4988529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22,289670</text:p>
          </table:table-cell>
          <table:table-cell table:formula="of:=LOG10([.B505])/LOG10([.A505])" office:value-type="float" office:value="0.498848581152876" calcext:value-type="float">
            <text:p>0,4988486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22,311143</text:p>
          </table:table-cell>
          <table:table-cell table:formula="of:=LOG10([.B506])/LOG10([.A506])" office:value-type="float" office:value="0.498844420057068" calcext:value-type="float">
            <text:p>0,4988444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22,332617</text:p>
          </table:table-cell>
          <table:table-cell table:formula="of:=LOG10([.B507])/LOG10([.A507])" office:value-type="float" office:value="0.498840434185868" calcext:value-type="float">
            <text:p>0,4988404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22,354091</text:p>
          </table:table-cell>
          <table:table-cell table:formula="of:=LOG10([.B508])/LOG10([.A508])" office:value-type="float" office:value="0.498836615207635" calcext:value-type="float">
            <text:p>0,4988366</text:p>
          </table:table-cell>
          <table:table-cell table:number-columns-repeated="1021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22,375564</text:p>
          </table:table-cell>
          <table:table-cell table:formula="of:=LOG10([.B509])/LOG10([.A509])" office:value-type="float" office:value="0.498832954836111" calcext:value-type="float">
            <text:p>0,4988330</text:p>
          </table:table-cell>
          <table:table-cell table:number-columns-repeated="1021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22,397038</text:p>
          </table:table-cell>
          <table:table-cell table:formula="of:=LOG10([.B510])/LOG10([.A510])" office:value-type="float" office:value="0.49882946632187" calcext:value-type="float">
            <text:p>0,4988295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22,418511</text:p>
          </table:table-cell>
          <table:table-cell table:formula="of:=LOG10([.B511])/LOG10([.A511])" office:value-type="float" office:value="0.49882613423164" calcext:value-type="float">
            <text:p>0,4988261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22,439985</text:p>
          </table:table-cell>
          <table:table-cell table:formula="of:=LOG10([.B512])/LOG10([.A512])" office:value-type="float" office:value="0.498822971796234" calcext:value-type="float">
            <text:p>0,4988230</text:p>
          </table:table-cell>
          <table:table-cell table:number-columns-repeated="1021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22,461459</text:p>
          </table:table-cell>
          <table:table-cell table:formula="of:=LOG10([.B513])/LOG10([.A513])" office:value-type="float" office:value="0.498819970772128" calcext:value-type="float">
            <text:p>0,4988200</text:p>
          </table:table-cell>
          <table:table-cell table:number-columns-repeated="1021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22,482932</text:p>
          </table:table-cell>
          <table:table-cell table:formula="of:=LOG10([.B514])/LOG10([.A514])" office:value-type="float" office:value="0.498817122960324" calcext:value-type="float">
            <text:p>0,4988171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22,504406</text:p>
          </table:table-cell>
          <table:table-cell table:formula="of:=LOG10([.B515])/LOG10([.A515])" office:value-type="float" office:value="0.498814441561773" calcext:value-type="float">
            <text:p>0,4988144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22,525879</text:p>
          </table:table-cell>
          <table:table-cell table:formula="of:=LOG10([.B516])/LOG10([.A516])" office:value-type="float" office:value="0.498811911275044" calcext:value-type="float">
            <text:p>0,4988119</text:p>
          </table:table-cell>
          <table:table-cell table:number-columns-repeated="1021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22,547112</text:p>
          </table:table-cell>
          <table:table-cell table:formula="of:=LOG10([.B517])/LOG10([.A517])" office:value-type="float" office:value="0.498807834027355" calcext:value-type="float">
            <text:p>0,4988078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22,568344</text:p>
          </table:table-cell>
          <table:table-cell table:formula="of:=LOG10([.B518])/LOG10([.A518])" office:value-type="float" office:value="0.498803910120482" calcext:value-type="float">
            <text:p>0,4988039</text:p>
          </table:table-cell>
          <table:table-cell table:number-columns-repeated="1021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22,589576</text:p>
          </table:table-cell>
          <table:table-cell table:formula="of:=LOG10([.B519])/LOG10([.A519])" office:value-type="float" office:value="0.498800145616218" calcext:value-type="float">
            <text:p>0,4988001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22,610809</text:p>
          </table:table-cell>
          <table:table-cell table:formula="of:=LOG10([.B520])/LOG10([.A520])" office:value-type="float" office:value="0.498796546548741" calcext:value-type="float">
            <text:p>0,4987965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22,632041</text:p>
          </table:table-cell>
          <table:table-cell table:formula="of:=LOG10([.B521])/LOG10([.A521])" office:value-type="float" office:value="0.498793097728876" calcext:value-type="float">
            <text:p>0,4987931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22,653273</text:p>
          </table:table-cell>
          <table:table-cell table:formula="of:=LOG10([.B522])/LOG10([.A522])" office:value-type="float" office:value="0.49878980521513" calcext:value-type="float">
            <text:p>0,4987898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22,674506</text:p>
          </table:table-cell>
          <table:table-cell table:formula="of:=LOG10([.B523])/LOG10([.A523])" office:value-type="float" office:value="0.498786675038446" calcext:value-type="float">
            <text:p>0,4987867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22,695738</text:p>
          </table:table-cell>
          <table:table-cell table:formula="of:=LOG10([.B524])/LOG10([.A524])" office:value-type="float" office:value="0.498783692085384" calcext:value-type="float">
            <text:p>0,4987837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22,716970</text:p>
          </table:table-cell>
          <table:table-cell table:formula="of:=LOG10([.B525])/LOG10([.A525])" office:value-type="float" office:value="0.498780862410736" calcext:value-type="float">
            <text:p>0,4987809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22,738203</text:p>
          </table:table-cell>
          <table:table-cell table:formula="of:=LOG10([.B526])/LOG10([.A526])" office:value-type="float" office:value="0.498778192041791" calcext:value-type="float">
            <text:p>0,4987782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22,759435</text:p>
          </table:table-cell>
          <table:table-cell table:formula="of:=LOG10([.B527])/LOG10([.A527])" office:value-type="float" office:value="0.498775665939838" calcext:value-type="float">
            <text:p>0,4987757</text:p>
          </table:table-cell>
          <table:table-cell table:number-columns-repeated="1021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22,780667</text:p>
          </table:table-cell>
          <table:table-cell table:formula="of:=LOG10([.B528])/LOG10([.A528])" office:value-type="float" office:value="0.498773290155546" calcext:value-type="float">
            <text:p>0,4987733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22,801899</text:p>
          </table:table-cell>
          <table:table-cell table:formula="of:=LOG10([.B529])/LOG10([.A529])" office:value-type="float" office:value="0.49877106371656" calcext:value-type="float">
            <text:p>0,4987711</text:p>
          </table:table-cell>
          <table:table-cell table:number-columns-repeated="1021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22,823132</text:p>
          </table:table-cell>
          <table:table-cell table:formula="of:=LOG10([.B530])/LOG10([.A530])" office:value-type="float" office:value="0.498768992644667" calcext:value-type="float">
            <text:p>0,4987690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22,844364</text:p>
          </table:table-cell>
          <table:table-cell table:formula="of:=LOG10([.B531])/LOG10([.A531])" office:value-type="float" office:value="0.498767061999271" calcext:value-type="float">
            <text:p>0,4987671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22,865596</text:p>
          </table:table-cell>
          <table:table-cell table:formula="of:=LOG10([.B532])/LOG10([.A532])" office:value-type="float" office:value="0.498765277824938" calcext:value-type="float">
            <text:p>0,4987653</text:p>
          </table:table-cell>
          <table:table-cell table:number-columns-repeated="1021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22,886829</text:p>
          </table:table-cell>
          <table:table-cell table:formula="of:=LOG10([.B533])/LOG10([.A533])" office:value-type="float" office:value="0.498763646138884" calcext:value-type="float">
            <text:p>0,4987636</text:p>
          </table:table-cell>
          <table:table-cell table:number-columns-repeated="1021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22,908061</text:p>
          </table:table-cell>
          <table:table-cell table:formula="of:=LOG10([.B534])/LOG10([.A534])" office:value-type="float" office:value="0.498762152072982" calcext:value-type="float">
            <text:p>0,4987622</text:p>
          </table:table-cell>
          <table:table-cell table:number-columns-repeated="1021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22,929293</text:p>
          </table:table-cell>
          <table:table-cell table:formula="of:=LOG10([.B535])/LOG10([.A535])" office:value-type="float" office:value="0.49876080166679" calcext:value-type="float">
            <text:p>0,4987608</text:p>
          </table:table-cell>
          <table:table-cell table:number-columns-repeated="1021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22,950526</text:p>
          </table:table-cell>
          <table:table-cell table:formula="of:=LOG10([.B536])/LOG10([.A536])" office:value-type="float" office:value="0.498759600932583" calcext:value-type="float">
            <text:p>0,4987596</text:p>
          </table:table-cell>
          <table:table-cell table:number-columns-repeated="1021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22,971758</text:p>
          </table:table-cell>
          <table:table-cell table:formula="of:=LOG10([.B537])/LOG10([.A537])" office:value-type="float" office:value="0.498758535073776" calcext:value-type="float">
            <text:p>0,4987585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22,992990</text:p>
          </table:table-cell>
          <table:table-cell table:formula="of:=LOG10([.B538])/LOG10([.A538])" office:value-type="float" office:value="0.498757610124563" calcext:value-type="float">
            <text:p>0,4987576</text:p>
          </table:table-cell>
          <table:table-cell table:number-columns-repeated="1021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23,014223</text:p>
          </table:table-cell>
          <table:table-cell table:formula="of:=LOG10([.B539])/LOG10([.A539])" office:value-type="float" office:value="0.498756832091925" calcext:value-type="float">
            <text:p>0,4987568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23,035455</text:p>
          </table:table-cell>
          <table:table-cell table:formula="of:=LOG10([.B540])/LOG10([.A540])" office:value-type="float" office:value="0.498756186249913" calcext:value-type="float">
            <text:p>0,4987562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23,056687</text:p>
          </table:table-cell>
          <table:table-cell table:formula="of:=LOG10([.B541])/LOG10([.A541])" office:value-type="float" office:value="0.498755678627017" calcext:value-type="float">
            <text:p>0,4987557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23,077920</text:p>
          </table:table-cell>
          <table:table-cell table:formula="of:=LOG10([.B542])/LOG10([.A542])" office:value-type="float" office:value="0.498755315224587" calcext:value-type="float">
            <text:p>0,4987553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23,099152</text:p>
          </table:table-cell>
          <table:table-cell table:formula="of:=LOG10([.B543])/LOG10([.A543])" office:value-type="float" office:value="0.498755081386423" calcext:value-type="float">
            <text:p>0,4987551</text:p>
          </table:table-cell>
          <table:table-cell table:number-columns-repeated="1021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23,120384</text:p>
          </table:table-cell>
          <table:table-cell table:formula="of:=LOG10([.B544])/LOG10([.A544])" office:value-type="float" office:value="0.498754983134982" calcext:value-type="float">
            <text:p>0,4987550</text:p>
          </table:table-cell>
          <table:table-cell table:number-columns-repeated="1021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23,141617</text:p>
          </table:table-cell>
          <table:table-cell table:formula="of:=LOG10([.B545])/LOG10([.A545])" office:value-type="float" office:value="0.498755026465665" calcext:value-type="float">
            <text:p>0,4987550</text:p>
          </table:table-cell>
          <table:table-cell table:number-columns-repeated="1021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23,162849</text:p>
          </table:table-cell>
          <table:table-cell table:formula="of:=LOG10([.B546])/LOG10([.A546])" office:value-type="float" office:value="0.498755196791149" calcext:value-type="float">
            <text:p>0,4987552</text:p>
          </table:table-cell>
          <table:table-cell table:number-columns-repeated="1021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23,183953</text:p>
          </table:table-cell>
          <table:table-cell table:formula="of:=LOG10([.B547])/LOG10([.A547])" office:value-type="float" office:value="0.498754624135369" calcext:value-type="float">
            <text:p>0,4987546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23,205057</text:p>
          </table:table-cell>
          <table:table-cell table:formula="of:=LOG10([.B548])/LOG10([.A548])" office:value-type="float" office:value="0.498754185750436" calcext:value-type="float">
            <text:p>0,4987542</text:p>
          </table:table-cell>
          <table:table-cell table:number-columns-repeated="1021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23,226161</text:p>
          </table:table-cell>
          <table:table-cell table:formula="of:=LOG10([.B549])/LOG10([.A549])" office:value-type="float" office:value="0.498753880788545" calcext:value-type="float">
            <text:p>0,4987539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23,247265</text:p>
          </table:table-cell>
          <table:table-cell table:formula="of:=LOG10([.B550])/LOG10([.A550])" office:value-type="float" office:value="0.498753708407951" calcext:value-type="float">
            <text:p>0,4987537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23,268369</text:p>
          </table:table-cell>
          <table:table-cell table:formula="of:=LOG10([.B551])/LOG10([.A551])" office:value-type="float" office:value="0.498753667772912" calcext:value-type="float">
            <text:p>0,4987537</text:p>
          </table:table-cell>
          <table:table-cell table:number-columns-repeated="1021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23,289474</text:p>
          </table:table-cell>
          <table:table-cell table:formula="of:=LOG10([.B552])/LOG10([.A552])" office:value-type="float" office:value="0.498753764856504" calcext:value-type="float">
            <text:p>0,4987538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23,310467</text:p>
          </table:table-cell>
          <table:table-cell table:formula="of:=LOG10([.B553])/LOG10([.A553])" office:value-type="float" office:value="0.498753231001992" calcext:value-type="float">
            <text:p>0,4987532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23,331461</text:p>
          </table:table-cell>
          <table:table-cell table:formula="of:=LOG10([.B554])/LOG10([.A554])" office:value-type="float" office:value="0.498752835000836" calcext:value-type="float">
            <text:p>0,4987528</text:p>
          </table:table-cell>
          <table:table-cell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23,352455</text:p>
          </table:table-cell>
          <table:table-cell table:formula="of:=LOG10([.B555])/LOG10([.A555])" office:value-type="float" office:value="0.498752569231619" calcext:value-type="float">
            <text:p>0,4987526</text:p>
          </table:table-cell>
          <table:table-cell table:number-columns-repeated="1021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23,373449</text:p>
          </table:table-cell>
          <table:table-cell table:formula="of:=LOG10([.B556])/LOG10([.A556])" office:value-type="float" office:value="0.498752432881573" calcext:value-type="float">
            <text:p>0,4987524</text:p>
          </table:table-cell>
          <table:table-cell table:number-columns-repeated="1021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23,394442</text:p>
          </table:table-cell>
          <table:table-cell table:formula="of:=LOG10([.B557])/LOG10([.A557])" office:value-type="float" office:value="0.498752418381006" calcext:value-type="float">
            <text:p>0,4987524</text:p>
          </table:table-cell>
          <table:table-cell table:number-columns-repeated="1021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23,415436</text:p>
          </table:table-cell>
          <table:table-cell table:formula="of:=LOG10([.B558])/LOG10([.A558])" office:value-type="float" office:value="0.498752538461873" calcext:value-type="float">
            <text:p>0,4987525</text:p>
          </table:table-cell>
          <table:table-cell table:number-columns-repeated="1021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23,436430</text:p>
          </table:table-cell>
          <table:table-cell table:formula="of:=LOG10([.B559])/LOG10([.A559])" office:value-type="float" office:value="0.498752785557805" calcext:value-type="float">
            <text:p>0,4987528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23,457424</text:p>
          </table:table-cell>
          <table:table-cell table:formula="of:=LOG10([.B560])/LOG10([.A560])" office:value-type="float" office:value="0.49875315887869" calcext:value-type="float">
            <text:p>0,4987532</text:p>
          </table:table-cell>
          <table:table-cell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23,478417</text:p>
          </table:table-cell>
          <table:table-cell table:formula="of:=LOG10([.B561])/LOG10([.A561])" office:value-type="float" office:value="0.498753650909121" calcext:value-type="float">
            <text:p>0,4987537</text:p>
          </table:table-cell>
          <table:table-cell table:number-columns-repeated="1021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23,499411</text:p>
          </table:table-cell>
          <table:table-cell table:formula="of:=LOG10([.B562])/LOG10([.A562])" office:value-type="float" office:value="0.498754274339609" calcext:value-type="float">
            <text:p>0,4987543</text:p>
          </table:table-cell>
          <table:table-cell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23,520405</text:p>
          </table:table-cell>
          <table:table-cell table:formula="of:=LOG10([.B563])/LOG10([.A563])" office:value-type="float" office:value="0.498755021657769" calcext:value-type="float">
            <text:p>0,4987550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23,541399</text:p>
          </table:table-cell>
          <table:table-cell table:formula="of:=LOG10([.B564])/LOG10([.A564])" office:value-type="float" office:value="0.498755892095387" calcext:value-type="float">
            <text:p>0,4987559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23,562392</text:p>
          </table:table-cell>
          <table:table-cell table:formula="of:=LOG10([.B565])/LOG10([.A565])" office:value-type="float" office:value="0.498756878190298" calcext:value-type="float">
            <text:p>0,4987569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23,583386</text:p>
          </table:table-cell>
          <table:table-cell table:formula="of:=LOG10([.B566])/LOG10([.A566])" office:value-type="float" office:value="0.498757992591426" calcext:value-type="float">
            <text:p>0,4987580</text:p>
          </table:table-cell>
          <table:table-cell table:number-columns-repeated="1021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23,604733</text:p>
          </table:table-cell>
          <table:table-cell table:formula="of:=LOG10([.B567])/LOG10([.A567])" office:value-type="float" office:value="0.498761587154288" calcext:value-type="float">
            <text:p>0,4987616</text:p>
          </table:table-cell>
          <table:table-cell table:number-columns-repeated="1021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23,626337</text:p>
          </table:table-cell>
          <table:table-cell table:formula="of:=LOG10([.B568])/LOG10([.A568])" office:value-type="float" office:value="0.498767011912372" calcext:value-type="float">
            <text:p>0,4987670</text:p>
          </table:table-cell>
          <table:table-cell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23,647941</text:p>
          </table:table-cell>
          <table:table-cell table:formula="of:=LOG10([.B569])/LOG10([.A569])" office:value-type="float" office:value="0.498772546438406" calcext:value-type="float">
            <text:p>0,4987725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23,669545</text:p>
          </table:table-cell>
          <table:table-cell table:formula="of:=LOG10([.B570])/LOG10([.A570])" office:value-type="float" office:value="0.498778190029397" calcext:value-type="float">
            <text:p>0,4987782</text:p>
          </table:table-cell>
          <table:table-cell table:number-columns-repeated="1021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23,691149</text:p>
          </table:table-cell>
          <table:table-cell table:formula="of:=LOG10([.B571])/LOG10([.A571])" office:value-type="float" office:value="0.498783941987287" calcext:value-type="float">
            <text:p>0,4987839</text:p>
          </table:table-cell>
          <table:table-cell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23,712753</text:p>
          </table:table-cell>
          <table:table-cell table:formula="of:=LOG10([.B572])/LOG10([.A572])" office:value-type="float" office:value="0.498789801618911" calcext:value-type="float">
            <text:p>0,4987898</text:p>
          </table:table-cell>
          <table:table-cell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23,734357</text:p>
          </table:table-cell>
          <table:table-cell table:formula="of:=LOG10([.B573])/LOG10([.A573])" office:value-type="float" office:value="0.498795768235953" calcext:value-type="float">
            <text:p>0,4987958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23,755961</text:p>
          </table:table-cell>
          <table:table-cell table:formula="of:=LOG10([.B574])/LOG10([.A574])" office:value-type="float" office:value="0.498801841154912" calcext:value-type="float">
            <text:p>0,4988018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23,777565</text:p>
          </table:table-cell>
          <table:table-cell table:formula="of:=LOG10([.B575])/LOG10([.A575])" office:value-type="float" office:value="0.498808019697055" calcext:value-type="float">
            <text:p>0,4988080</text:p>
          </table:table-cell>
          <table:table-cell table:number-columns-repeated="1021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23,799169</text:p>
          </table:table-cell>
          <table:table-cell table:formula="of:=LOG10([.B576])/LOG10([.A576])" office:value-type="float" office:value="0.498814303188383" calcext:value-type="float">
            <text:p>0,4988143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23,820773</text:p>
          </table:table-cell>
          <table:table-cell table:formula="of:=LOG10([.B577])/LOG10([.A577])" office:value-type="float" office:value="0.498820690959587" calcext:value-type="float">
            <text:p>0,4988207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23,842377</text:p>
          </table:table-cell>
          <table:table-cell table:formula="of:=LOG10([.B578])/LOG10([.A578])" office:value-type="float" office:value="0.498827182346015" calcext:value-type="float">
            <text:p>0,4988272</text:p>
          </table:table-cell>
          <table:table-cell table:number-columns-repeated="1021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23,863981</text:p>
          </table:table-cell>
          <table:table-cell table:formula="of:=LOG10([.B579])/LOG10([.A579])" office:value-type="float" office:value="0.498833776687627" calcext:value-type="float">
            <text:p>0,4988338</text:p>
          </table:table-cell>
          <table:table-cell table:number-columns-repeated="1021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23,885586</text:p>
          </table:table-cell>
          <table:table-cell table:formula="of:=LOG10([.B580])/LOG10([.A580])" office:value-type="float" office:value="0.498840479910359" calcext:value-type="float">
            <text:p>0,4988405</text:p>
          </table:table-cell>
          <table:table-cell table:number-columns-repeated="1021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23,907190</text:p>
          </table:table-cell>
          <table:table-cell table:formula="of:=LOG10([.B581])/LOG10([.A581])" office:value-type="float" office:value="0.498847278192764" calcext:value-type="float">
            <text:p>0,4988473</text:p>
          </table:table-cell>
          <table:table-cell table:number-columns-repeated="1021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23,928794</text:p>
          </table:table-cell>
          <table:table-cell table:formula="of:=LOG10([.B582])/LOG10([.A582])" office:value-type="float" office:value="0.498854177477568" calcext:value-type="float">
            <text:p>0,4988542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23,950398</text:p>
          </table:table-cell>
          <table:table-cell table:formula="of:=LOG10([.B583])/LOG10([.A583])" office:value-type="float" office:value="0.498861177122815" calcext:value-type="float">
            <text:p>0,4988612</text:p>
          </table:table-cell>
          <table:table-cell table:number-columns-repeated="1021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23,972002</text:p>
          </table:table-cell>
          <table:table-cell table:formula="of:=LOG10([.B584])/LOG10([.A584])" office:value-type="float" office:value="0.498868276490979" calcext:value-type="float">
            <text:p>0,4988683</text:p>
          </table:table-cell>
          <table:table-cell table:number-columns-repeated="1021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23,993606</text:p>
          </table:table-cell>
          <table:table-cell table:formula="of:=LOG10([.B585])/LOG10([.A585])" office:value-type="float" office:value="0.498875474948925" calcext:value-type="float">
            <text:p>0,4988755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24,015210</text:p>
          </table:table-cell>
          <table:table-cell table:formula="of:=LOG10([.B586])/LOG10([.A586])" office:value-type="float" office:value="0.498882771867875" calcext:value-type="float">
            <text:p>0,4988828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24,036814</text:p>
          </table:table-cell>
          <table:table-cell table:formula="of:=LOG10([.B587])/LOG10([.A587])" office:value-type="float" office:value="0.498890166623372" calcext:value-type="float">
            <text:p>0,4988902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24,058418</text:p>
          </table:table-cell>
          <table:table-cell table:formula="of:=LOG10([.B588])/LOG10([.A588])" office:value-type="float" office:value="0.498897658595244" calcext:value-type="float">
            <text:p>0,4988977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24,080022</text:p>
          </table:table-cell>
          <table:table-cell table:formula="of:=LOG10([.B589])/LOG10([.A589])" office:value-type="float" office:value="0.498905247167569" calcext:value-type="float">
            <text:p>0,4989052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24,101626</text:p>
          </table:table-cell>
          <table:table-cell table:formula="of:=LOG10([.B590])/LOG10([.A590])" office:value-type="float" office:value="0.498912931728643" calcext:value-type="float">
            <text:p>0,4989129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24,123230</text:p>
          </table:table-cell>
          <table:table-cell table:formula="of:=LOG10([.B591])/LOG10([.A591])" office:value-type="float" office:value="0.498920711670942" calcext:value-type="float">
            <text:p>0,4989207</text:p>
          </table:table-cell>
          <table:table-cell table:number-columns-repeated="1021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24,144834</text:p>
          </table:table-cell>
          <table:table-cell table:formula="of:=LOG10([.B592])/LOG10([.A592])" office:value-type="float" office:value="0.498928586391091" calcext:value-type="float">
            <text:p>0,4989286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24,166438</text:p>
          </table:table-cell>
          <table:table-cell table:formula="of:=LOG10([.B593])/LOG10([.A593])" office:value-type="float" office:value="0.498936555289828" calcext:value-type="float">
            <text:p>0,4989366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24,188042</text:p>
          </table:table-cell>
          <table:table-cell table:formula="of:=LOG10([.B594])/LOG10([.A594])" office:value-type="float" office:value="0.498944617771975" calcext:value-type="float">
            <text:p>0,4989446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24,209646</text:p>
          </table:table-cell>
          <table:table-cell table:formula="of:=LOG10([.B595])/LOG10([.A595])" office:value-type="float" office:value="0.498952773246399" calcext:value-type="float">
            <text:p>0,4989528</text:p>
          </table:table-cell>
          <table:table-cell table:number-columns-repeated="1021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24,231250</text:p>
          </table:table-cell>
          <table:table-cell table:formula="of:=LOG10([.B596])/LOG10([.A596])" office:value-type="float" office:value="0.498961021125985" calcext:value-type="float">
            <text:p>0,4989610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24,252854</text:p>
          </table:table-cell>
          <table:table-cell table:formula="of:=LOG10([.B597])/LOG10([.A597])" office:value-type="float" office:value="0.4989693608276" calcext:value-type="float">
            <text:p>0,4989694</text:p>
          </table:table-cell>
          <table:table-cell table:number-columns-repeated="1021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24,274086</text:p>
          </table:table-cell>
          <table:table-cell table:formula="of:=LOG10([.B598])/LOG10([.A598])" office:value-type="float" office:value="0.498975394233556" calcext:value-type="float">
            <text:p>0,4989754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24,295319</text:p>
          </table:table-cell>
          <table:table-cell table:formula="of:=LOG10([.B599])/LOG10([.A599])" office:value-type="float" office:value="0.498981530226046" calcext:value-type="float">
            <text:p>0,4989815</text:p>
          </table:table-cell>
          <table:table-cell table:number-columns-repeated="1021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24,316551</text:p>
          </table:table-cell>
          <table:table-cell table:formula="of:=LOG10([.B600])/LOG10([.A600])" office:value-type="float" office:value="0.498987755332335" calcext:value-type="float">
            <text:p>0,4989878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24,337783</text:p>
          </table:table-cell>
          <table:table-cell table:formula="of:=LOG10([.B601])/LOG10([.A601])" office:value-type="float" office:value="0.498994075411436" calcext:value-type="float">
            <text:p>0,4989941</text:p>
          </table:table-cell>
          <table:table-cell table:number-columns-repeated="1021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24,359016</text:p>
          </table:table-cell>
          <table:table-cell table:formula="of:=LOG10([.B602])/LOG10([.A602])" office:value-type="float" office:value="0.499000496297098" calcext:value-type="float">
            <text:p>0,4990005</text:p>
          </table:table-cell>
          <table:table-cell table:number-columns-repeated="1021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24,380248</text:p>
          </table:table-cell>
          <table:table-cell table:formula="of:=LOG10([.B603])/LOG10([.A603])" office:value-type="float" office:value="0.499007004572085" calcext:value-type="float">
            <text:p>0,4990070</text:p>
          </table:table-cell>
          <table:table-cell table:number-columns-repeated="1021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24,401480</text:p>
          </table:table-cell>
          <table:table-cell table:formula="of:=LOG10([.B604])/LOG10([.A604])" office:value-type="float" office:value="0.499013606085151" calcext:value-type="float">
            <text:p>0,4990136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24,422712</text:p>
          </table:table-cell>
          <table:table-cell table:formula="of:=LOG10([.B605])/LOG10([.A605])" office:value-type="float" office:value="0.499020300265728" calcext:value-type="float">
            <text:p>0,4990203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24,443945</text:p>
          </table:table-cell>
          <table:table-cell table:formula="of:=LOG10([.B606])/LOG10([.A606])" office:value-type="float" office:value="0.499027092933995" calcext:value-type="float">
            <text:p>0,4990271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24,465177</text:p>
          </table:table-cell>
          <table:table-cell table:formula="of:=LOG10([.B607])/LOG10([.A607])" office:value-type="float" office:value="0.499033970745833" calcext:value-type="float">
            <text:p>0,4990340</text:p>
          </table:table-cell>
          <table:table-cell table:number-columns-repeated="1021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24,486409</text:p>
          </table:table-cell>
          <table:table-cell table:formula="of:=LOG10([.B608])/LOG10([.A608])" office:value-type="float" office:value="0.499040939536117" calcext:value-type="float">
            <text:p>0,4990409</text:p>
          </table:table-cell>
          <table:table-cell table:number-columns-repeated="1021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24,507642</text:p>
          </table:table-cell>
          <table:table-cell table:formula="of:=LOG10([.B609])/LOG10([.A609])" office:value-type="float" office:value="0.499048005114705" calcext:value-type="float">
            <text:p>0,4990480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24,528874</text:p>
          </table:table-cell>
          <table:table-cell table:formula="of:=LOG10([.B610])/LOG10([.A610])" office:value-type="float" office:value="0.499055154191662" calcext:value-type="float">
            <text:p>0,4990552</text:p>
          </table:table-cell>
          <table:table-cell table:number-columns-repeated="1021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24,550106</text:p>
          </table:table-cell>
          <table:table-cell table:formula="of:=LOG10([.B611])/LOG10([.A611])" office:value-type="float" office:value="0.499062392591316" calcext:value-type="float">
            <text:p>0,4990624</text:p>
          </table:table-cell>
          <table:table-cell table:number-columns-repeated="1021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24,571339</text:p>
          </table:table-cell>
          <table:table-cell table:formula="of:=LOG10([.B612])/LOG10([.A612])" office:value-type="float" office:value="0.499069726113086" calcext:value-type="float">
            <text:p>0,4990697</text:p>
          </table:table-cell>
          <table:table-cell table:number-columns-repeated="1021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24,592571</text:p>
          </table:table-cell>
          <table:table-cell table:formula="of:=LOG10([.B613])/LOG10([.A613])" office:value-type="float" office:value="0.499077141520672" calcext:value-type="float">
            <text:p>0,4990771</text:p>
          </table:table-cell>
          <table:table-cell table:number-columns-repeated="1021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24,613803</text:p>
          </table:table-cell>
          <table:table-cell table:formula="of:=LOG10([.B614])/LOG10([.A614])" office:value-type="float" office:value="0.499084644627747" calcext:value-type="float">
            <text:p>0,4990846</text:p>
          </table:table-cell>
          <table:table-cell table:number-columns-repeated="1021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24,635036</text:p>
          </table:table-cell>
          <table:table-cell table:formula="of:=LOG10([.B615])/LOG10([.A615])" office:value-type="float" office:value="0.499092241223172" calcext:value-type="float">
            <text:p>0,4990922</text:p>
          </table:table-cell>
          <table:table-cell table:number-columns-repeated="1021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24,656268</text:p>
          </table:table-cell>
          <table:table-cell table:formula="of:=LOG10([.B616])/LOG10([.A616])" office:value-type="float" office:value="0.499099918123753" calcext:value-type="float">
            <text:p>0,4990999</text:p>
          </table:table-cell>
          <table:table-cell table:number-columns-repeated="1021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24,677500</text:p>
          </table:table-cell>
          <table:table-cell table:formula="of:=LOG10([.B617])/LOG10([.A617])" office:value-type="float" office:value="0.499107681132394" calcext:value-type="float">
            <text:p>0,4991077</text:p>
          </table:table-cell>
          <table:table-cell table:number-columns-repeated="1021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24,698733</text:p>
          </table:table-cell>
          <table:table-cell table:formula="of:=LOG10([.B618])/LOG10([.A618])" office:value-type="float" office:value="0.499115536027297" calcext:value-type="float">
            <text:p>0,4991155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24,719726</text:p>
          </table:table-cell>
          <table:table-cell table:formula="of:=LOG10([.B619])/LOG10([.A619])" office:value-type="float" office:value="0.499121965225561" calcext:value-type="float">
            <text:p>0,4991220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24,740720</text:p>
          </table:table-cell>
          <table:table-cell table:formula="of:=LOG10([.B620])/LOG10([.A620])" office:value-type="float" office:value="0.499128488583177" calcext:value-type="float">
            <text:p>0,4991285</text:p>
          </table:table-cell>
          <table:table-cell table:number-columns-repeated="1021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24,761714</text:p>
          </table:table-cell>
          <table:table-cell table:formula="of:=LOG10([.B621])/LOG10([.A621])" office:value-type="float" office:value="0.499135099274184" calcext:value-type="float">
            <text:p>0,4991351</text:p>
          </table:table-cell>
          <table:table-cell table:number-columns-repeated="1021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24,782708</text:p>
          </table:table-cell>
          <table:table-cell table:formula="of:=LOG10([.B622])/LOG10([.A622])" office:value-type="float" office:value="0.499141796777765" calcext:value-type="float">
            <text:p>0,4991418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24,803701</text:p>
          </table:table-cell>
          <table:table-cell table:formula="of:=LOG10([.B623])/LOG10([.A623])" office:value-type="float" office:value="0.49914857430926" calcext:value-type="float">
            <text:p>0,4991486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24,824695</text:p>
          </table:table-cell>
          <table:table-cell table:formula="of:=LOG10([.B624])/LOG10([.A624])" office:value-type="float" office:value="0.499155443895835" calcext:value-type="float">
            <text:p>0,4991554</text:p>
          </table:table-cell>
          <table:table-cell table:number-columns-repeated="1021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24,845689</text:p>
          </table:table-cell>
          <table:table-cell table:formula="of:=LOG10([.B625])/LOG10([.A625])" office:value-type="float" office:value="0.49916239875261" calcext:value-type="float">
            <text:p>0,4991624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24,866683</text:p>
          </table:table-cell>
          <table:table-cell table:formula="of:=LOG10([.B626])/LOG10([.A626])" office:value-type="float" office:value="0.49916943837208" calcext:value-type="float">
            <text:p>0,4991694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24,887676</text:p>
          </table:table-cell>
          <table:table-cell table:formula="of:=LOG10([.B627])/LOG10([.A627])" office:value-type="float" office:value="0.499176556010163" calcext:value-type="float">
            <text:p>0,4991766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24,908670</text:p>
          </table:table-cell>
          <table:table-cell table:formula="of:=LOG10([.B628])/LOG10([.A628])" office:value-type="float" office:value="0.499183763652348" calcext:value-type="float">
            <text:p>0,4991838</text:p>
          </table:table-cell>
          <table:table-cell table:number-columns-repeated="1021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24,929664</text:p>
          </table:table-cell>
          <table:table-cell table:formula="of:=LOG10([.B629])/LOG10([.A629])" office:value-type="float" office:value="0.499191054554188" calcext:value-type="float">
            <text:p>0,4991911</text:p>
          </table:table-cell>
          <table:table-cell table:number-columns-repeated="1021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24,950658</text:p>
          </table:table-cell>
          <table:table-cell table:formula="of:=LOG10([.B630])/LOG10([.A630])" office:value-type="float" office:value="0.499198428221091" calcext:value-type="float">
            <text:p>0,4991984</text:p>
          </table:table-cell>
          <table:table-cell table:number-columns-repeated="1021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24,971651</text:p>
          </table:table-cell>
          <table:table-cell table:formula="of:=LOG10([.B631])/LOG10([.A631])" office:value-type="float" office:value="0.499205877948916" calcext:value-type="float">
            <text:p>0,4992059</text:p>
          </table:table-cell>
          <table:table-cell table:number-columns-repeated="1021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24,992645</text:p>
          </table:table-cell>
          <table:table-cell table:formula="of:=LOG10([.B632])/LOG10([.A632])" office:value-type="float" office:value="0.499213415681552" calcext:value-type="float">
            <text:p>0,4992134</text:p>
          </table:table-cell>
          <table:table-cell table:number-columns-repeated="1021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25,013639</text:p>
          </table:table-cell>
          <table:table-cell table:formula="of:=LOG10([.B633])/LOG10([.A633])" office:value-type="float" office:value="0.499221034714359" calcext:value-type="float">
            <text:p>0,4992210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25,034633</text:p>
          </table:table-cell>
          <table:table-cell table:formula="of:=LOG10([.B634])/LOG10([.A634])" office:value-type="float" office:value="0.499228734565267" calcext:value-type="float">
            <text:p>0,4992287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25,055626</text:p>
          </table:table-cell>
          <table:table-cell table:formula="of:=LOG10([.B635])/LOG10([.A635])" office:value-type="float" office:value="0.499236508569463" calcext:value-type="float">
            <text:p>0,4992365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25,076620</text:p>
          </table:table-cell>
          <table:table-cell table:formula="of:=LOG10([.B636])/LOG10([.A636])" office:value-type="float" office:value="0.499244368629318" calcext:value-type="float">
            <text:p>0,4992444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25,097614</text:p>
          </table:table-cell>
          <table:table-cell table:formula="of:=LOG10([.B637])/LOG10([.A637])" office:value-type="float" office:value="0.49925230807939" calcext:value-type="float">
            <text:p>0,4992523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25,118608</text:p>
          </table:table-cell>
          <table:table-cell table:formula="of:=LOG10([.B638])/LOG10([.A638])" office:value-type="float" office:value="0.499260326449757" calcext:value-type="float">
            <text:p>0,4992603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25,139601</text:p>
          </table:table-cell>
          <table:table-cell table:formula="of:=LOG10([.B639])/LOG10([.A639])" office:value-type="float" office:value="0.49926841711433" calcext:value-type="float">
            <text:p>0,4992684</text:p>
          </table:table-cell>
          <table:table-cell table:number-columns-repeated="1021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25,160595</text:p>
          </table:table-cell>
          <table:table-cell table:formula="of:=LOG10([.B640])/LOG10([.A640])" office:value-type="float" office:value="0.499276591934059" calcext:value-type="float">
            <text:p>0,4992766</text:p>
          </table:table-cell>
          <table:table-cell table:number-columns-repeated="1021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25,181589</text:p>
          </table:table-cell>
          <table:table-cell table:formula="of:=LOG10([.B641])/LOG10([.A641])" office:value-type="float" office:value="0.499284844282102" calcext:value-type="float">
            <text:p>0,4992848</text:p>
          </table:table-cell>
          <table:table-cell table:number-columns-repeated="1021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25,202583</text:p>
          </table:table-cell>
          <table:table-cell table:formula="of:=LOG10([.B642])/LOG10([.A642])" office:value-type="float" office:value="0.499293173700325" calcext:value-type="float">
            <text:p>0,4992932</text:p>
          </table:table-cell>
          <table:table-cell table:number-columns-repeated="1021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25,223576</text:p>
          </table:table-cell>
          <table:table-cell table:formula="of:=LOG10([.B643])/LOG10([.A643])" office:value-type="float" office:value="0.49930157360078" calcext:value-type="float">
            <text:p>0,4993016</text:p>
          </table:table-cell>
          <table:table-cell table:number-columns-repeated="1021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25,244570</text:p>
          </table:table-cell>
          <table:table-cell table:formula="of:=LOG10([.B644])/LOG10([.A644])" office:value-type="float" office:value="0.499310055803093" calcext:value-type="float">
            <text:p>0,4993101</text:p>
          </table:table-cell>
          <table:table-cell table:number-columns-repeated="1021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25,265564</text:p>
          </table:table-cell>
          <table:table-cell table:formula="of:=LOG10([.B645])/LOG10([.A645])" office:value-type="float" office:value="0.499318613718443" calcext:value-type="float">
            <text:p>0,4993186</text:p>
          </table:table-cell>
          <table:table-cell table:number-columns-repeated="1021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25,286558</text:p>
          </table:table-cell>
          <table:table-cell table:formula="of:=LOG10([.B646])/LOG10([.A646])" office:value-type="float" office:value="0.499327246900138" calcext:value-type="float">
            <text:p>0,4993272</text:p>
          </table:table-cell>
          <table:table-cell table:number-columns-repeated="1021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25,307551</text:p>
          </table:table-cell>
          <table:table-cell table:formula="of:=LOG10([.B647])/LOG10([.A647])" office:value-type="float" office:value="0.4993359487978" calcext:value-type="float">
            <text:p>0,4993359</text:p>
          </table:table-cell>
          <table:table-cell table:number-columns-repeated="1021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25,328545</text:p>
          </table:table-cell>
          <table:table-cell table:formula="of:=LOG10([.B648])/LOG10([.A648])" office:value-type="float" office:value="0.499344731189837" calcext:value-type="float">
            <text:p>0,4993447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25,349412</text:p>
          </table:table-cell>
          <table:table-cell table:formula="of:=LOG10([.B649])/LOG10([.A649])" office:value-type="float" office:value="0.499352813652447" calcext:value-type="float">
            <text:p>0,4993528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25,370279</text:p>
          </table:table-cell>
          <table:table-cell table:formula="of:=LOG10([.B650])/LOG10([.A650])" office:value-type="float" office:value="0.499360971267632" calcext:value-type="float">
            <text:p>0,4993610</text:p>
          </table:table-cell>
          <table:table-cell table:number-columns-repeated="1021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25,391146</text:p>
          </table:table-cell>
          <table:table-cell table:formula="of:=LOG10([.B651])/LOG10([.A651])" office:value-type="float" office:value="0.499369203597349" calcext:value-type="float">
            <text:p>0,4993692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25,412013</text:p>
          </table:table-cell>
          <table:table-cell table:formula="of:=LOG10([.B652])/LOG10([.A652])" office:value-type="float" office:value="0.49937751020628" calcext:value-type="float">
            <text:p>0,4993775</text:p>
          </table:table-cell>
          <table:table-cell table:number-columns-repeated="1021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25,432880</text:p>
          </table:table-cell>
          <table:table-cell table:formula="of:=LOG10([.B653])/LOG10([.A653])" office:value-type="float" office:value="0.499385890661814" calcext:value-type="float">
            <text:p>0,4993859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25,453747</text:p>
          </table:table-cell>
          <table:table-cell table:formula="of:=LOG10([.B654])/LOG10([.A654])" office:value-type="float" office:value="0.499394344534029" calcext:value-type="float">
            <text:p>0,4993943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25,474614</text:p>
          </table:table-cell>
          <table:table-cell table:formula="of:=LOG10([.B655])/LOG10([.A655])" office:value-type="float" office:value="0.499402871395667" calcext:value-type="float">
            <text:p>0,4994029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25,495372</text:p>
          </table:table-cell>
          <table:table-cell table:formula="of:=LOG10([.B656])/LOG10([.A656])" office:value-type="float" office:value="0.499410811528817" calcext:value-type="float">
            <text:p>0,4994108</text:p>
          </table:table-cell>
          <table:table-cell table:number-columns-repeated="1021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25,516130</text:p>
          </table:table-cell>
          <table:table-cell table:formula="of:=LOG10([.B657])/LOG10([.A657])" office:value-type="float" office:value="0.499418825190198" calcext:value-type="float">
            <text:p>0,4994188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25,536888</text:p>
          </table:table-cell>
          <table:table-cell table:formula="of:=LOG10([.B658])/LOG10([.A658])" office:value-type="float" office:value="0.499426911956125" calcext:value-type="float">
            <text:p>0,4994269</text:p>
          </table:table-cell>
          <table:table-cell table:number-columns-repeated="1021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25,557646</text:p>
          </table:table-cell>
          <table:table-cell table:formula="of:=LOG10([.B659])/LOG10([.A659])" office:value-type="float" office:value="0.499435071405524" calcext:value-type="float">
            <text:p>0,4994351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25,578403</text:p>
          </table:table-cell>
          <table:table-cell table:formula="of:=LOG10([.B660])/LOG10([.A660])" office:value-type="float" office:value="0.499443297096624" calcext:value-type="float">
            <text:p>0,4994433</text:p>
          </table:table-cell>
          <table:table-cell table:number-columns-repeated="1021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25,599161</text:p>
          </table:table-cell>
          <table:table-cell table:formula="of:=LOG10([.B661])/LOG10([.A661])" office:value-type="float" office:value="0.499451600666372" calcext:value-type="float">
            <text:p>0,4994516</text:p>
          </table:table-cell>
          <table:table-cell table:number-columns-repeated="1021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25,619919</text:p>
          </table:table-cell>
          <table:table-cell table:formula="of:=LOG10([.B662])/LOG10([.A662])" office:value-type="float" office:value="0.499459975671816" calcext:value-type="float">
            <text:p>0,4994600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25,640677</text:p>
          </table:table-cell>
          <table:table-cell table:formula="of:=LOG10([.B663])/LOG10([.A663])" office:value-type="float" office:value="0.499468421702128" calcext:value-type="float">
            <text:p>0,4994684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25,661435</text:p>
          </table:table-cell>
          <table:table-cell table:formula="of:=LOG10([.B664])/LOG10([.A664])" office:value-type="float" office:value="0.499476938348994" calcext:value-type="float">
            <text:p>0,4994769</text:p>
          </table:table-cell>
          <table:table-cell table:number-columns-repeated="1021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25,682193</text:p>
          </table:table-cell>
          <table:table-cell table:formula="of:=LOG10([.B665])/LOG10([.A665])" office:value-type="float" office:value="0.499485525206597" calcext:value-type="float">
            <text:p>0,4994855</text:p>
          </table:table-cell>
          <table:table-cell table:number-columns-repeated="1021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25,702825</text:p>
          </table:table-cell>
          <table:table-cell table:formula="of:=LOG10([.B666])/LOG10([.A666])" office:value-type="float" office:value="0.49949342766645" calcext:value-type="float">
            <text:p>0,4994934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25,723458</text:p>
          </table:table-cell>
          <table:table-cell table:formula="of:=LOG10([.B667])/LOG10([.A667])" office:value-type="float" office:value="0.499501407074306" calcext:value-type="float">
            <text:p>0,4995014</text:p>
          </table:table-cell>
          <table:table-cell table:number-columns-repeated="1021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25,744090</text:p>
          </table:table-cell>
          <table:table-cell table:formula="of:=LOG10([.B668])/LOG10([.A668])" office:value-type="float" office:value="0.499509451061599" calcext:value-type="float">
            <text:p>0,4995095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25,764723</text:p>
          </table:table-cell>
          <table:table-cell table:formula="of:=LOG10([.B669])/LOG10([.A669])" office:value-type="float" office:value="0.499517571180576" calcext:value-type="float">
            <text:p>0,4995176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25,785356</text:p>
          </table:table-cell>
          <table:table-cell table:formula="of:=LOG10([.B670])/LOG10([.A670])" office:value-type="float" office:value="0.499525761053341" calcext:value-type="float">
            <text:p>0,4995258</text:p>
          </table:table-cell>
          <table:table-cell table:number-columns-repeated="1021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25,805988</text:p>
          </table:table-cell>
          <table:table-cell table:formula="of:=LOG10([.B671])/LOG10([.A671])" office:value-type="float" office:value="0.499534014329014" calcext:value-type="float">
            <text:p>0,4995340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25,826621</text:p>
          </table:table-cell>
          <table:table-cell table:formula="of:=LOG10([.B672])/LOG10([.A672])" office:value-type="float" office:value="0.499542342530166" calcext:value-type="float">
            <text:p>0,4995423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25,847253</text:p>
          </table:table-cell>
          <table:table-cell table:formula="of:=LOG10([.B673])/LOG10([.A673])" office:value-type="float" office:value="0.499550733361804" calcext:value-type="float">
            <text:p>0,4995507</text:p>
          </table:table-cell>
          <table:table-cell table:number-columns-repeated="1021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25,867886</text:p>
          </table:table-cell>
          <table:table-cell table:formula="of:=LOG10([.B674])/LOG10([.A674])" office:value-type="float" office:value="0.499559198326754" calcext:value-type="float">
            <text:p>0,4995592</text:p>
          </table:table-cell>
          <table:table-cell table:number-columns-repeated="1021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25,888518</text:p>
          </table:table-cell>
          <table:table-cell table:formula="of:=LOG10([.B675])/LOG10([.A675])" office:value-type="float" office:value="0.49956772515916" calcext:value-type="float">
            <text:p>0,4995677</text:p>
          </table:table-cell>
          <table:table-cell table:number-columns-repeated="1021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25,909026</text:p>
          </table:table-cell>
          <table:table-cell table:formula="of:=LOG10([.B676])/LOG10([.A676])" office:value-type="float" office:value="0.499575584778105" calcext:value-type="float">
            <text:p>0,4995756</text:p>
          </table:table-cell>
          <table:table-cell table:number-columns-repeated="1021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25,928254</text:p>
          </table:table-cell>
          <table:table-cell table:formula="of:=LOG10([.B677])/LOG10([.A677])" office:value-type="float" office:value="0.499575937078778" calcext:value-type="float">
            <text:p>0,4995759</text:p>
          </table:table-cell>
          <table:table-cell table:number-columns-repeated="1021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25,947481</text:p>
          </table:table-cell>
          <table:table-cell table:formula="of:=LOG10([.B678])/LOG10([.A678])" office:value-type="float" office:value="0.499576366660531" calcext:value-type="float">
            <text:p>0,4995764</text:p>
          </table:table-cell>
          <table:table-cell table:number-columns-repeated="1021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25,966709</text:p>
          </table:table-cell>
          <table:table-cell table:formula="of:=LOG10([.B679])/LOG10([.A679])" office:value-type="float" office:value="0.499576884928987" calcext:value-type="float">
            <text:p>0,4995769</text:p>
          </table:table-cell>
          <table:table-cell table:number-columns-repeated="1021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25,985937</text:p>
          </table:table-cell>
          <table:table-cell table:formula="of:=LOG10([.B680])/LOG10([.A680])" office:value-type="float" office:value="0.499577485541606" calcext:value-type="float">
            <text:p>0,4995775</text:p>
          </table:table-cell>
          <table:table-cell table:number-columns-repeated="1021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26,005164</text:p>
          </table:table-cell>
          <table:table-cell table:formula="of:=LOG10([.B681])/LOG10([.A681])" office:value-type="float" office:value="0.499578162181137" calcext:value-type="float">
            <text:p>0,4995782</text:p>
          </table:table-cell>
          <table:table-cell table:number-columns-repeated="1021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26,024392</text:p>
          </table:table-cell>
          <table:table-cell table:formula="of:=LOG10([.B682])/LOG10([.A682])" office:value-type="float" office:value="0.499578926226272" calcext:value-type="float">
            <text:p>0,4995789</text:p>
          </table:table-cell>
          <table:table-cell table:number-columns-repeated="1021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26,043619</text:p>
          </table:table-cell>
          <table:table-cell table:formula="of:=LOG10([.B683])/LOG10([.A683])" office:value-type="float" office:value="0.499579765474313" calcext:value-type="float">
            <text:p>0,4995798</text:p>
          </table:table-cell>
          <table:table-cell table:number-columns-repeated="1021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26,062847</text:p>
          </table:table-cell>
          <table:table-cell table:formula="of:=LOG10([.B684])/LOG10([.A684])" office:value-type="float" office:value="0.499580691286026" calcext:value-type="float">
            <text:p>0,4995807</text:p>
          </table:table-cell>
          <table:table-cell table:number-columns-repeated="1021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26,082074</text:p>
          </table:table-cell>
          <table:table-cell table:formula="of:=LOG10([.B685])/LOG10([.A685])" office:value-type="float" office:value="0.499581691486172" calcext:value-type="float">
            <text:p>0,4995817</text:p>
          </table:table-cell>
          <table:table-cell table:number-columns-repeated="1021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26,101302</text:p>
          </table:table-cell>
          <table:table-cell table:formula="of:=LOG10([.B686])/LOG10([.A686])" office:value-type="float" office:value="0.499582777417609" calcext:value-type="float">
            <text:p>0,4995828</text:p>
          </table:table-cell>
          <table:table-cell table:number-columns-repeated="1021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26,120530</text:p>
          </table:table-cell>
          <table:table-cell table:formula="of:=LOG10([.B687])/LOG10([.A687])" office:value-type="float" office:value="0.499583942794417" calcext:value-type="float">
            <text:p>0,4995839</text:p>
          </table:table-cell>
          <table:table-cell table:number-columns-repeated="1021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26,139757</text:p>
          </table:table-cell>
          <table:table-cell table:formula="of:=LOG10([.B688])/LOG10([.A688])" office:value-type="float" office:value="0.499585181355543" calcext:value-type="float">
            <text:p>0,4995852</text:p>
          </table:table-cell>
          <table:table-cell table:number-columns-repeated="1021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26,158985</text:p>
          </table:table-cell>
          <table:table-cell table:formula="of:=LOG10([.B689])/LOG10([.A689])" office:value-type="float" office:value="0.499586504417023" calcext:value-type="float">
            <text:p>0,4995865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26,178212</text:p>
          </table:table-cell>
          <table:table-cell table:formula="of:=LOG10([.B690])/LOG10([.A690])" office:value-type="float" office:value="0.499587899871609" calcext:value-type="float">
            <text:p>0,4995879</text:p>
          </table:table-cell>
          <table:table-cell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26,197440</text:p>
          </table:table-cell>
          <table:table-cell table:formula="of:=LOG10([.B691])/LOG10([.A691])" office:value-type="float" office:value="0.499589379017486" calcext:value-type="float">
            <text:p>0,4995894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26,216668</text:p>
          </table:table-cell>
          <table:table-cell table:formula="of:=LOG10([.B692])/LOG10([.A692])" office:value-type="float" office:value="0.499590935608366" calcext:value-type="float">
            <text:p>0,4995909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26,235895</text:p>
          </table:table-cell>
          <table:table-cell table:formula="of:=LOG10([.B693])/LOG10([.A693])" office:value-type="float" office:value="0.49959256342253" calcext:value-type="float">
            <text:p>0,4995926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26,255123</text:p>
          </table:table-cell>
          <table:table-cell table:formula="of:=LOG10([.B694])/LOG10([.A694])" office:value-type="float" office:value="0.499594273731432" calcext:value-type="float">
            <text:p>0,4995943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26,274350</text:p>
          </table:table-cell>
          <table:table-cell table:formula="of:=LOG10([.B695])/LOG10([.A695])" office:value-type="float" office:value="0.49959605449488" calcext:value-type="float">
            <text:p>0,4995961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26,293578</text:p>
          </table:table-cell>
          <table:table-cell table:formula="of:=LOG10([.B696])/LOG10([.A696])" office:value-type="float" office:value="0.499597916966536" calcext:value-type="float">
            <text:p>0,4995979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26,312805</text:p>
          </table:table-cell>
          <table:table-cell table:formula="of:=LOG10([.B697])/LOG10([.A697])" office:value-type="float" office:value="0.499599849132777" calcext:value-type="float">
            <text:p>0,4995998</text:p>
          </table:table-cell>
          <table:table-cell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26,332033</text:p>
          </table:table-cell>
          <table:table-cell table:formula="of:=LOG10([.B698])/LOG10([.A698])" office:value-type="float" office:value="0.499601862229496" calcext:value-type="float">
            <text:p>0,4996019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26,351261</text:p>
          </table:table-cell>
          <table:table-cell table:formula="of:=LOG10([.B699])/LOG10([.A699])" office:value-type="float" office:value="0.49960395006479" calcext:value-type="float">
            <text:p>0,4996040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26,370488</text:p>
          </table:table-cell>
          <table:table-cell table:formula="of:=LOG10([.B700])/LOG10([.A700])" office:value-type="float" office:value="0.499606106470928" calcext:value-type="float">
            <text:p>0,4996061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26,389716</text:p>
          </table:table-cell>
          <table:table-cell table:formula="of:=LOG10([.B701])/LOG10([.A701])" office:value-type="float" office:value="0.499608342657196" calcext:value-type="float">
            <text:p>0,4996083</text:p>
          </table:table-cell>
          <table:table-cell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26,408943</text:p>
          </table:table-cell>
          <table:table-cell table:formula="of:=LOG10([.B702])/LOG10([.A702])" office:value-type="float" office:value="0.499610646675771" calcext:value-type="float">
            <text:p>0,4996106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26,428171</text:p>
          </table:table-cell>
          <table:table-cell table:formula="of:=LOG10([.B703])/LOG10([.A703])" office:value-type="float" office:value="0.499613029718234" calcext:value-type="float">
            <text:p>0,4996130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26,447399</text:p>
          </table:table-cell>
          <table:table-cell table:formula="of:=LOG10([.B704])/LOG10([.A704])" office:value-type="float" office:value="0.499615485630774" calcext:value-type="float">
            <text:p>0,4996155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26,466626</text:p>
          </table:table-cell>
          <table:table-cell table:formula="of:=LOG10([.B705])/LOG10([.A705])" office:value-type="float" office:value="0.499618008283474" calcext:value-type="float">
            <text:p>0,4996180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26,485854</text:p>
          </table:table-cell>
          <table:table-cell table:formula="of:=LOG10([.B706])/LOG10([.A706])" office:value-type="float" office:value="0.499620608841406" calcext:value-type="float">
            <text:p>0,4996206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26,505081</text:p>
          </table:table-cell>
          <table:table-cell table:formula="of:=LOG10([.B707])/LOG10([.A707])" office:value-type="float" office:value="0.499623275421669" calcext:value-type="float">
            <text:p>0,4996233</text:p>
          </table:table-cell>
          <table:table-cell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26,524309</text:p>
          </table:table-cell>
          <table:table-cell table:formula="of:=LOG10([.B708])/LOG10([.A708])" office:value-type="float" office:value="0.499626019171697" calcext:value-type="float">
            <text:p>0,4996260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26,543536</text:p>
          </table:table-cell>
          <table:table-cell table:formula="of:=LOG10([.B709])/LOG10([.A709])" office:value-type="float" office:value="0.499628828234319" calcext:value-type="float">
            <text:p>0,4996288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26,562764</text:p>
          </table:table-cell>
          <table:table-cell table:formula="of:=LOG10([.B710])/LOG10([.A710])" office:value-type="float" office:value="0.499631713739354" calcext:value-type="float">
            <text:p>0,4996317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26,581992</text:p>
          </table:table-cell>
          <table:table-cell table:formula="of:=LOG10([.B711])/LOG10([.A711])" office:value-type="float" office:value="0.4996346695853" calcext:value-type="float">
            <text:p>0,4996347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26,601003</text:p>
          </table:table-cell>
          <table:table-cell table:formula="of:=LOG10([.B712])/LOG10([.A712])" office:value-type="float" office:value="0.499636453152879" calcext:value-type="float">
            <text:p>0,4996365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26,620015</text:p>
          </table:table-cell>
          <table:table-cell table:formula="of:=LOG10([.B713])/LOG10([.A713])" office:value-type="float" office:value="0.499638314391954" calcext:value-type="float">
            <text:p>0,4996383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26,639026</text:p>
          </table:table-cell>
          <table:table-cell table:formula="of:=LOG10([.B714])/LOG10([.A714])" office:value-type="float" office:value="0.499640241502538" calcext:value-type="float">
            <text:p>0,4996402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26,658038</text:p>
          </table:table-cell>
          <table:table-cell table:formula="of:=LOG10([.B715])/LOG10([.A715])" office:value-type="float" office:value="0.499642245564382" calcext:value-type="float">
            <text:p>0,4996422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26,677049</text:p>
          </table:table-cell>
          <table:table-cell table:formula="of:=LOG10([.B716])/LOG10([.A716])" office:value-type="float" office:value="0.499644314802624" calcext:value-type="float">
            <text:p>0,4996443</text:p>
          </table:table-cell>
          <table:table-cell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26,696061</text:p>
          </table:table-cell>
          <table:table-cell table:formula="of:=LOG10([.B717])/LOG10([.A717])" office:value-type="float" office:value="0.499646460279734" calcext:value-type="float">
            <text:p>0,4996465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26,715072</text:p>
          </table:table-cell>
          <table:table-cell table:formula="of:=LOG10([.B718])/LOG10([.A718])" office:value-type="float" office:value="0.499648670245849" calcext:value-type="float">
            <text:p>0,4996487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26,734084</text:p>
          </table:table-cell>
          <table:table-cell table:formula="of:=LOG10([.B719])/LOG10([.A719])" office:value-type="float" office:value="0.499650955746182" calcext:value-type="float">
            <text:p>0,4996510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26,753095</text:p>
          </table:table-cell>
          <table:table-cell table:formula="of:=LOG10([.B720])/LOG10([.A720])" office:value-type="float" office:value="0.49965330505574" calcext:value-type="float">
            <text:p>0,4996533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26,772107</text:p>
          </table:table-cell>
          <table:table-cell table:formula="of:=LOG10([.B721])/LOG10([.A721])" office:value-type="float" office:value="0.499655729202508" calcext:value-type="float">
            <text:p>0,4996557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26,791119</text:p>
          </table:table-cell>
          <table:table-cell table:formula="of:=LOG10([.B722])/LOG10([.A722])" office:value-type="float" office:value="0.499658222158298" calcext:value-type="float">
            <text:p>0,4996582</text:p>
          </table:table-cell>
          <table:table-cell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26,810130</text:p>
          </table:table-cell>
          <table:table-cell table:formula="of:=LOG10([.B723])/LOG10([.A723])" office:value-type="float" office:value="0.499660777917704" calcext:value-type="float">
            <text:p>0,4996608</text:p>
          </table:table-cell>
          <table:table-cell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26,829142</text:p>
          </table:table-cell>
          <table:table-cell table:formula="of:=LOG10([.B724])/LOG10([.A724])" office:value-type="float" office:value="0.499663407482923" calcext:value-type="float">
            <text:p>0,4996634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26,848153</text:p>
          </table:table-cell>
          <table:table-cell table:formula="of:=LOG10([.B725])/LOG10([.A725])" office:value-type="float" office:value="0.499666099190578" calcext:value-type="float">
            <text:p>0,4996661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26,867165</text:p>
          </table:table-cell>
          <table:table-cell table:formula="of:=LOG10([.B726])/LOG10([.A726])" office:value-type="float" office:value="0.499668864025708" calcext:value-type="float">
            <text:p>0,4996689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26,886061</text:p>
          </table:table-cell>
          <table:table-cell table:formula="of:=LOG10([.B727])/LOG10([.A727])" office:value-type="float" office:value="0.499671041048761" calcext:value-type="float">
            <text:p>0,4996710</text:p>
          </table:table-cell>
          <table:table-cell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26,904958</text:p>
          </table:table-cell>
          <table:table-cell table:formula="of:=LOG10([.B728])/LOG10([.A728])" office:value-type="float" office:value="0.499673291714202" calcext:value-type="float">
            <text:p>0,4996733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26,923855</text:p>
          </table:table-cell>
          <table:table-cell table:formula="of:=LOG10([.B729])/LOG10([.A729])" office:value-type="float" office:value="0.499675610039908" calcext:value-type="float">
            <text:p>0,4996756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26,942752</text:p>
          </table:table-cell>
          <table:table-cell table:formula="of:=LOG10([.B730])/LOG10([.A730])" office:value-type="float" office:value="0.499677995696811" calcext:value-type="float">
            <text:p>0,4996780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26,961649</text:p>
          </table:table-cell>
          <table:table-cell table:formula="of:=LOG10([.B731])/LOG10([.A731])" office:value-type="float" office:value="0.49968044835762" calcext:value-type="float">
            <text:p>0,4996804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26,980545</text:p>
          </table:table-cell>
          <table:table-cell table:formula="of:=LOG10([.B732])/LOG10([.A732])" office:value-type="float" office:value="0.499682962076339" calcext:value-type="float">
            <text:p>0,4996830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26,999442</text:p>
          </table:table-cell>
          <table:table-cell table:formula="of:=LOG10([.B733])/LOG10([.A733])" office:value-type="float" office:value="0.499685547775254" calcext:value-type="float">
            <text:p>0,4996855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27,018339</text:p>
          </table:table-cell>
          <table:table-cell table:formula="of:=LOG10([.B734])/LOG10([.A734])" office:value-type="float" office:value="0.499688199506765" calcext:value-type="float">
            <text:p>0,4996882</text:p>
          </table:table-cell>
          <table:table-cell table:number-columns-repeated="1021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27,037236</text:p>
          </table:table-cell>
          <table:table-cell table:formula="of:=LOG10([.B735])/LOG10([.A735])" office:value-type="float" office:value="0.499690916950591" calcext:value-type="float">
            <text:p>0,4996909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27,056132</text:p>
          </table:table-cell>
          <table:table-cell table:formula="of:=LOG10([.B736])/LOG10([.A736])" office:value-type="float" office:value="0.499693694188033" calcext:value-type="float">
            <text:p>0,4996937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27,075029</text:p>
          </table:table-cell>
          <table:table-cell table:formula="of:=LOG10([.B737])/LOG10([.A737])" office:value-type="float" office:value="0.499696542107588" calcext:value-type="float">
            <text:p>0,4996965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27,093926</text:p>
          </table:table-cell>
          <table:table-cell table:formula="of:=LOG10([.B738])/LOG10([.A738])" office:value-type="float" office:value="0.499699454788901" calcext:value-type="float">
            <text:p>0,4996995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27,112823</text:p>
          </table:table-cell>
          <table:table-cell table:formula="of:=LOG10([.B739])/LOG10([.A739])" office:value-type="float" office:value="0.499702431918519" calcext:value-type="float">
            <text:p>0,4997024</text:p>
          </table:table-cell>
          <table:table-cell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27,131719</text:p>
          </table:table-cell>
          <table:table-cell table:formula="of:=LOG10([.B740])/LOG10([.A740])" office:value-type="float" office:value="0.499705467604721" calcext:value-type="float">
            <text:p>0,4997055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27,150616</text:p>
          </table:table-cell>
          <table:table-cell table:formula="of:=LOG10([.B741])/LOG10([.A741])" office:value-type="float" office:value="0.499708572702327" calcext:value-type="float">
            <text:p>0,4997086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27,169513</text:p>
          </table:table-cell>
          <table:table-cell table:formula="of:=LOG10([.B742])/LOG10([.A742])" office:value-type="float" office:value="0.499711741317908" calcext:value-type="float">
            <text:p>0,4997117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27,188410</text:p>
          </table:table-cell>
          <table:table-cell table:formula="of:=LOG10([.B743])/LOG10([.A743])" office:value-type="float" office:value="0.499714973144668" calcext:value-type="float">
            <text:p>0,4997150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27,207306</text:p>
          </table:table-cell>
          <table:table-cell table:formula="of:=LOG10([.B744])/LOG10([.A744])" office:value-type="float" office:value="0.499718262317543" calcext:value-type="float">
            <text:p>0,4997183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27,226203</text:p>
          </table:table-cell>
          <table:table-cell table:formula="of:=LOG10([.B745])/LOG10([.A745])" office:value-type="float" office:value="0.499721619657798" calcext:value-type="float">
            <text:p>0,4997216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27,245100</text:p>
          </table:table-cell>
          <table:table-cell table:formula="of:=LOG10([.B746])/LOG10([.A746])" office:value-type="float" office:value="0.499725039298615" calcext:value-type="float">
            <text:p>0,4997250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27,263997</text:p>
          </table:table-cell>
          <table:table-cell table:formula="of:=LOG10([.B747])/LOG10([.A747])" office:value-type="float" office:value="0.499728520939684" calcext:value-type="float">
            <text:p>0,4997285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27,282681</text:p>
          </table:table-cell>
          <table:table-cell table:formula="of:=LOG10([.B748])/LOG10([.A748])" office:value-type="float" office:value="0.49973088425762" calcext:value-type="float">
            <text:p>0,4997309</text:p>
          </table:table-cell>
          <table:table-cell table:number-columns-repeated="1021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27,301366</text:p>
          </table:table-cell>
          <table:table-cell table:formula="of:=LOG10([.B749])/LOG10([.A749])" office:value-type="float" office:value="0.499733316616208" calcext:value-type="float">
            <text:p>0,4997333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27,320050</text:p>
          </table:table-cell>
          <table:table-cell table:formula="of:=LOG10([.B750])/LOG10([.A750])" office:value-type="float" office:value="0.49973580663915" calcext:value-type="float">
            <text:p>0,4997358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27,338734</text:p>
          </table:table-cell>
          <table:table-cell table:formula="of:=LOG10([.B751])/LOG10([.A751])" office:value-type="float" office:value="0.499738359566947" calcext:value-type="float">
            <text:p>0,4997384</text:p>
          </table:table-cell>
          <table:table-cell table:number-columns-repeated="1021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27,357419</text:p>
          </table:table-cell>
          <table:table-cell table:formula="of:=LOG10([.B752])/LOG10([.A752])" office:value-type="float" office:value="0.499740980622085" calcext:value-type="float">
            <text:p>0,4997410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27,376103</text:p>
          </table:table-cell>
          <table:table-cell table:formula="of:=LOG10([.B753])/LOG10([.A753])" office:value-type="float" office:value="0.499743658462382" calcext:value-type="float">
            <text:p>0,4997437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27,394788</text:p>
          </table:table-cell>
          <table:table-cell table:formula="of:=LOG10([.B754])/LOG10([.A754])" office:value-type="float" office:value="0.499746403829042" calcext:value-type="float">
            <text:p>0,4997464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27,413472</text:p>
          </table:table-cell>
          <table:table-cell table:formula="of:=LOG10([.B755])/LOG10([.A755])" office:value-type="float" office:value="0.499749205402492" calcext:value-type="float">
            <text:p>0,4997492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27,432157</text:p>
          </table:table-cell>
          <table:table-cell table:formula="of:=LOG10([.B756])/LOG10([.A756])" office:value-type="float" office:value="0.49975207390755" calcext:value-type="float">
            <text:p>0,4997521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27,450841</text:p>
          </table:table-cell>
          <table:table-cell table:formula="of:=LOG10([.B757])/LOG10([.A757])" office:value-type="float" office:value="0.499754998047144" calcext:value-type="float">
            <text:p>0,4997550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27,469526</text:p>
          </table:table-cell>
          <table:table-cell table:formula="of:=LOG10([.B758])/LOG10([.A758])" office:value-type="float" office:value="0.499757988529734" calcext:value-type="float">
            <text:p>0,4997580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27,488210</text:p>
          </table:table-cell>
          <table:table-cell table:formula="of:=LOG10([.B759])/LOG10([.A759])" office:value-type="float" office:value="0.499761034080645" calcext:value-type="float">
            <text:p>0,4997610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27,506894</text:p>
          </table:table-cell>
          <table:table-cell table:formula="of:=LOG10([.B760])/LOG10([.A760])" office:value-type="float" office:value="0.499764139910329" calcext:value-type="float">
            <text:p>0,4997641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27,525579</text:p>
          </table:table-cell>
          <table:table-cell table:formula="of:=LOG10([.B761])/LOG10([.A761])" office:value-type="float" office:value="0.499767311211444" calcext:value-type="float">
            <text:p>0,4997673</text:p>
          </table:table-cell>
          <table:table-cell table:number-columns-repeated="1021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27,544263</text:p>
          </table:table-cell>
          <table:table-cell table:formula="of:=LOG10([.B762])/LOG10([.A762])" office:value-type="float" office:value="0.499770536742711" calcext:value-type="float">
            <text:p>0,4997705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27,562948</text:p>
          </table:table-cell>
          <table:table-cell table:formula="of:=LOG10([.B763])/LOG10([.A763])" office:value-type="float" office:value="0.499773827171828" calcext:value-type="float">
            <text:p>0,4997738</text:p>
          </table:table-cell>
          <table:table-cell table:number-columns-repeated="1021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27,581632</text:p>
          </table:table-cell>
          <table:table-cell table:formula="of:=LOG10([.B764])/LOG10([.A764])" office:value-type="float" office:value="0.499777171279649" calcext:value-type="float">
            <text:p>0,4997772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27,600317</text:p>
          </table:table-cell>
          <table:table-cell table:formula="of:=LOG10([.B765])/LOG10([.A765])" office:value-type="float" office:value="0.499780579717625" calcext:value-type="float">
            <text:p>0,4997806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27,619001</text:p>
          </table:table-cell>
          <table:table-cell table:formula="of:=LOG10([.B766])/LOG10([.A766])" office:value-type="float" office:value="0.499784041288637" calcext:value-type="float">
            <text:p>0,4997840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27,637685</text:p>
          </table:table-cell>
          <table:table-cell table:formula="of:=LOG10([.B767])/LOG10([.A767])" office:value-type="float" office:value="0.499787561179717" calcext:value-type="float">
            <text:p>0,4997876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27,656370</text:p>
          </table:table-cell>
          <table:table-cell table:formula="of:=LOG10([.B768])/LOG10([.A768])" office:value-type="float" office:value="0.499791144560272" calcext:value-type="float">
            <text:p>0,4997911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27,675054</text:p>
          </table:table-cell>
          <table:table-cell table:formula="of:=LOG10([.B769])/LOG10([.A769])" office:value-type="float" office:value="0.499794780266039" calcext:value-type="float">
            <text:p>0,4997948</text:p>
          </table:table-cell>
          <table:table-cell table:number-columns-repeated="1021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27,693739</text:p>
          </table:table-cell>
          <table:table-cell table:formula="of:=LOG10([.B770])/LOG10([.A770])" office:value-type="float" office:value="0.499798478907976" calcext:value-type="float">
            <text:p>0,4997985</text:p>
          </table:table-cell>
          <table:table-cell table:number-columns-repeated="1021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27,712423</text:p>
          </table:table-cell>
          <table:table-cell table:formula="of:=LOG10([.B771])/LOG10([.A771])" office:value-type="float" office:value="0.499802229343596" calcext:value-type="float">
            <text:p>0,4998022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27,731108</text:p>
          </table:table-cell>
          <table:table-cell table:formula="of:=LOG10([.B772])/LOG10([.A772])" office:value-type="float" office:value="0.499806042167713" calcext:value-type="float">
            <text:p>0,4998060</text:p>
          </table:table-cell>
          <table:table-cell table:number-columns-repeated="1021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27,749792</text:p>
          </table:table-cell>
          <table:table-cell table:formula="of:=LOG10([.B773])/LOG10([.A773])" office:value-type="float" office:value="0.499809906259516" calcext:value-type="float">
            <text:p>0,4998099</text:p>
          </table:table-cell>
          <table:table-cell table:number-columns-repeated="1021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27,768477</text:p>
          </table:table-cell>
          <table:table-cell table:formula="of:=LOG10([.B774])/LOG10([.A774])" office:value-type="float" office:value="0.49981383219771" calcext:value-type="float">
            <text:p>0,4998138</text:p>
          </table:table-cell>
          <table:table-cell table:number-columns-repeated="1021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27,787161</text:p>
          </table:table-cell>
          <table:table-cell table:formula="of:=LOG10([.B775])/LOG10([.A775])" office:value-type="float" office:value="0.499817808883059" calcext:value-type="float">
            <text:p>0,4998178</text:p>
          </table:table-cell>
          <table:table-cell table:number-columns-repeated="1021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27,805845</text:p>
          </table:table-cell>
          <table:table-cell table:formula="of:=LOG10([.B776])/LOG10([.A776])" office:value-type="float" office:value="0.499821841472445" calcext:value-type="float">
            <text:p>0,4998218</text:p>
          </table:table-cell>
          <table:table-cell table:number-columns-repeated="1021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27,824530</text:p>
          </table:table-cell>
          <table:table-cell table:formula="of:=LOG10([.B777])/LOG10([.A777])" office:value-type="float" office:value="0.49982593510534" calcext:value-type="float">
            <text:p>0,4998259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27,843214</text:p>
          </table:table-cell>
          <table:table-cell table:formula="of:=LOG10([.B778])/LOG10([.A778])" office:value-type="float" office:value="0.499830078714694" calcext:value-type="float">
            <text:p>0,4998301</text:p>
          </table:table-cell>
          <table:table-cell table:number-columns-repeated="1021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27,861899</text:p>
          </table:table-cell>
          <table:table-cell table:formula="of:=LOG10([.B779])/LOG10([.A779])" office:value-type="float" office:value="0.499834282839065" calcext:value-type="float">
            <text:p>0,4998343</text:p>
          </table:table-cell>
          <table:table-cell table:number-columns-repeated="1021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27,880583</text:p>
          </table:table-cell>
          <table:table-cell table:formula="of:=LOG10([.B780])/LOG10([.A780])" office:value-type="float" office:value="0.499838536432738" calcext:value-type="float">
            <text:p>0,4998385</text:p>
          </table:table-cell>
          <table:table-cell table:number-columns-repeated="1021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27,899268</text:p>
          </table:table-cell>
          <table:table-cell table:formula="of:=LOG10([.B781])/LOG10([.A781])" office:value-type="float" office:value="0.499842850018268" calcext:value-type="float">
            <text:p>0,4998429</text:p>
          </table:table-cell>
          <table:table-cell table:number-columns-repeated="1021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27,917952</text:p>
          </table:table-cell>
          <table:table-cell table:formula="of:=LOG10([.B782])/LOG10([.A782])" office:value-type="float" office:value="0.499847212571178" calcext:value-type="float">
            <text:p>0,4998472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27,936637</text:p>
          </table:table-cell>
          <table:table-cell table:formula="of:=LOG10([.B783])/LOG10([.A783])" office:value-type="float" office:value="0.499851634598052" calcext:value-type="float">
            <text:p>0,4998516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27,955208</text:p>
          </table:table-cell>
          <table:table-cell table:formula="of:=LOG10([.B784])/LOG10([.A784])" office:value-type="float" office:value="0.499855498448105" calcext:value-type="float">
            <text:p>0,4998555</text:p>
          </table:table-cell>
          <table:table-cell table:number-columns-repeated="1021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27,973780</text:p>
          </table:table-cell>
          <table:table-cell table:formula="of:=LOG10([.B785])/LOG10([.A785])" office:value-type="float" office:value="0.499859422299605" calcext:value-type="float">
            <text:p>0,4998594</text:p>
          </table:table-cell>
          <table:table-cell table:number-columns-repeated="1021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27,992351</text:p>
          </table:table-cell>
          <table:table-cell table:formula="of:=LOG10([.B786])/LOG10([.A786])" office:value-type="float" office:value="0.499863395167541" calcext:value-type="float">
            <text:p>0,4998634</text:p>
          </table:table-cell>
          <table:table-cell table:number-columns-repeated="1021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28,010923</text:p>
          </table:table-cell>
          <table:table-cell table:formula="of:=LOG10([.B787])/LOG10([.A787])" office:value-type="float" office:value="0.499867427524121" calcext:value-type="float">
            <text:p>0,4998674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28,029495</text:p>
          </table:table-cell>
          <table:table-cell table:formula="of:=LOG10([.B788])/LOG10([.A788])" office:value-type="float" office:value="0.499871513755473" calcext:value-type="float">
            <text:p>0,4998715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28,048066</text:p>
          </table:table-cell>
          <table:table-cell table:formula="of:=LOG10([.B789])/LOG10([.A789])" office:value-type="float" office:value="0.499875648267276" calcext:value-type="float">
            <text:p>0,4998756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28,066638</text:p>
          </table:table-cell>
          <table:table-cell table:formula="of:=LOG10([.B790])/LOG10([.A790])" office:value-type="float" office:value="0.499879841508096" calcext:value-type="float">
            <text:p>0,4998798</text:p>
          </table:table-cell>
          <table:table-cell table:number-columns-repeated="1021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28,085112</text:p>
          </table:table-cell>
          <table:table-cell table:formula="of:=LOG10([.B791])/LOG10([.A791])" office:value-type="float" office:value="0.499883564894456" calcext:value-type="float">
            <text:p>0,4998836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28,103587</text:p>
          </table:table-cell>
          <table:table-cell table:formula="of:=LOG10([.B792])/LOG10([.A792])" office:value-type="float" office:value="0.499887347388213" calcext:value-type="float">
            <text:p>0,4998873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28,122061</text:p>
          </table:table-cell>
          <table:table-cell table:formula="of:=LOG10([.B793])/LOG10([.A793])" office:value-type="float" office:value="0.499891178074777" calcext:value-type="float">
            <text:p>0,4998912</text:p>
          </table:table-cell>
          <table:table-cell table:number-columns-repeated="1021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28,140536</text:p>
          </table:table-cell>
          <table:table-cell table:formula="of:=LOG10([.B794])/LOG10([.A794])" office:value-type="float" office:value="0.49989506736918" calcext:value-type="float">
            <text:p>0,4998951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28,159010</text:p>
          </table:table-cell>
          <table:table-cell table:formula="of:=LOG10([.B795])/LOG10([.A795])" office:value-type="float" office:value="0.49989900437734" calcext:value-type="float">
            <text:p>0,4998990</text:p>
          </table:table-cell>
          <table:table-cell table:number-columns-repeated="1021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28,177485</text:p>
          </table:table-cell>
          <table:table-cell table:formula="of:=LOG10([.B796])/LOG10([.A796])" office:value-type="float" office:value="0.49990299949872" calcext:value-type="float">
            <text:p>0,4999030</text:p>
          </table:table-cell>
          <table:table-cell table:number-columns-repeated="1021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28,195959</text:p>
          </table:table-cell>
          <table:table-cell table:formula="of:=LOG10([.B797])/LOG10([.A797])" office:value-type="float" office:value="0.499907041859652" calcext:value-type="float">
            <text:p>0,4999070</text:p>
          </table:table-cell>
          <table:table-cell table:number-columns-repeated="1021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28,214434</text:p>
          </table:table-cell>
          <table:table-cell table:formula="of:=LOG10([.B798])/LOG10([.A798])" office:value-type="float" office:value="0.499911141844061" calcext:value-type="float">
            <text:p>0,4999111</text:p>
          </table:table-cell>
          <table:table-cell table:number-columns-repeated="1021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28,232908</text:p>
          </table:table-cell>
          <table:table-cell table:formula="of:=LOG10([.B799])/LOG10([.A799])" office:value-type="float" office:value="0.499915288598607" calcext:value-type="float">
            <text:p>0,4999153</text:p>
          </table:table-cell>
          <table:table-cell table:number-columns-repeated="1021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28,251383</text:p>
          </table:table-cell>
          <table:table-cell table:formula="of:=LOG10([.B800])/LOG10([.A800])" office:value-type="float" office:value="0.499919492491707" calcext:value-type="float">
            <text:p>0,4999195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28,269857</text:p>
          </table:table-cell>
          <table:table-cell table:formula="of:=LOG10([.B801])/LOG10([.A801])" office:value-type="float" office:value="0.499923742690259" calcext:value-type="float">
            <text:p>0,4999237</text:p>
          </table:table-cell>
          <table:table-cell table:number-columns-repeated="1021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28,288332</text:p>
          </table:table-cell>
          <table:table-cell table:formula="of:=LOG10([.B802])/LOG10([.A802])" office:value-type="float" office:value="0.499928049547203" calcext:value-type="float">
            <text:p>0,4999280</text:p>
          </table:table-cell>
          <table:table-cell table:number-columns-repeated="1021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28,306806</text:p>
          </table:table-cell>
          <table:table-cell table:formula="of:=LOG10([.B803])/LOG10([.A803])" office:value-type="float" office:value="0.499932402249591" calcext:value-type="float">
            <text:p>0,4999324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28,325281</text:p>
          </table:table-cell>
          <table:table-cell table:formula="of:=LOG10([.B804])/LOG10([.A804])" office:value-type="float" office:value="0.499936811134917" calcext:value-type="float">
            <text:p>0,4999368</text:p>
          </table:table-cell>
          <table:table-cell table:number-columns-repeated="1021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28,343755</text:p>
          </table:table-cell>
          <table:table-cell table:formula="of:=LOG10([.B805])/LOG10([.A805])" office:value-type="float" office:value="0.499941265410297" calcext:value-type="float">
            <text:p>0,4999413</text:p>
          </table:table-cell>
          <table:table-cell table:number-columns-repeated="1021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28,362118</text:p>
          </table:table-cell>
          <table:table-cell table:formula="of:=LOG10([.B806])/LOG10([.A806])" office:value-type="float" office:value="0.499945185199839" calcext:value-type="float">
            <text:p>0,4999452</text:p>
          </table:table-cell>
          <table:table-cell table:number-columns-repeated="1021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28,380481</text:p>
          </table:table-cell>
          <table:table-cell table:formula="of:=LOG10([.B807])/LOG10([.A807])" office:value-type="float" office:value="0.499949156178731" calcext:value-type="float">
            <text:p>0,4999492</text:p>
          </table:table-cell>
          <table:table-cell table:number-columns-repeated="1021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28,398844</text:p>
          </table:table-cell>
          <table:table-cell table:formula="of:=LOG10([.B808])/LOG10([.A808])" office:value-type="float" office:value="0.499953178116413" calcext:value-type="float">
            <text:p>0,4999532</text:p>
          </table:table-cell>
          <table:table-cell table:number-columns-repeated="1021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28,417207</text:p>
          </table:table-cell>
          <table:table-cell table:formula="of:=LOG10([.B809])/LOG10([.A809])" office:value-type="float" office:value="0.499957250783464" calcext:value-type="float">
            <text:p>0,4999573</text:p>
          </table:table-cell>
          <table:table-cell table:number-columns-repeated="1021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28,435570</text:p>
          </table:table-cell>
          <table:table-cell table:formula="of:=LOG10([.B810])/LOG10([.A810])" office:value-type="float" office:value="0.499961373951594" calcext:value-type="float">
            <text:p>0,4999614</text:p>
          </table:table-cell>
          <table:table-cell table:number-columns-repeated="1021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28,453933</text:p>
          </table:table-cell>
          <table:table-cell table:formula="of:=LOG10([.B811])/LOG10([.A811])" office:value-type="float" office:value="0.499965547393632" calcext:value-type="float">
            <text:p>0,4999655</text:p>
          </table:table-cell>
          <table:table-cell table:number-columns-repeated="1021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28,472296</text:p>
          </table:table-cell>
          <table:table-cell table:formula="of:=LOG10([.B812])/LOG10([.A812])" office:value-type="float" office:value="0.49996977088353" calcext:value-type="float">
            <text:p>0,4999698</text:p>
          </table:table-cell>
          <table:table-cell table:number-columns-repeated="1021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28,490659</text:p>
          </table:table-cell>
          <table:table-cell table:formula="of:=LOG10([.B813])/LOG10([.A813])" office:value-type="float" office:value="0.499974044196346" calcext:value-type="float">
            <text:p>0,4999740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28,509022</text:p>
          </table:table-cell>
          <table:table-cell table:formula="of:=LOG10([.B814])/LOG10([.A814])" office:value-type="float" office:value="0.499978367108244" calcext:value-type="float">
            <text:p>0,4999784</text:p>
          </table:table-cell>
          <table:table-cell table:number-columns-repeated="1021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28,527385</text:p>
          </table:table-cell>
          <table:table-cell table:formula="of:=LOG10([.B815])/LOG10([.A815])" office:value-type="float" office:value="0.499982739396483" calcext:value-type="float">
            <text:p>0,4999827</text:p>
          </table:table-cell>
          <table:table-cell table:number-columns-repeated="1021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28,545748</text:p>
          </table:table-cell>
          <table:table-cell table:formula="of:=LOG10([.B816])/LOG10([.A816])" office:value-type="float" office:value="0.499987160839416" calcext:value-type="float">
            <text:p>0,4999872</text:p>
          </table:table-cell>
          <table:table-cell table:number-columns-repeated="1021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28,564000</text:p>
          </table:table-cell>
          <table:table-cell table:formula="of:=LOG10([.B817])/LOG10([.A817])" office:value-type="float" office:value="0.499991051597945" calcext:value-type="float">
            <text:p>0,4999911</text:p>
          </table:table-cell>
          <table:table-cell table:number-columns-repeated="1021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28,581113</text:p>
          </table:table-cell>
          <table:table-cell table:formula="of:=LOG10([.B818])/LOG10([.A818])" office:value-type="float" office:value="0.499989049161682" calcext:value-type="float">
            <text:p>0,4999890</text:p>
          </table:table-cell>
          <table:table-cell table:number-columns-repeated="1021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28,598225</text:p>
          </table:table-cell>
          <table:table-cell table:formula="of:=LOG10([.B819])/LOG10([.A819])" office:value-type="float" office:value="0.499987100474966" calcext:value-type="float">
            <text:p>0,4999871</text:p>
          </table:table-cell>
          <table:table-cell table:number-columns-repeated="1021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28,615338</text:p>
          </table:table-cell>
          <table:table-cell table:formula="of:=LOG10([.B820])/LOG10([.A820])" office:value-type="float" office:value="0.499985215726686" calcext:value-type="float">
            <text:p>0,4999852</text:p>
          </table:table-cell>
          <table:table-cell table:number-columns-repeated="1021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28,632450</text:p>
          </table:table-cell>
          <table:table-cell table:formula="of:=LOG10([.B821])/LOG10([.A821])" office:value-type="float" office:value="0.49998338425228" calcext:value-type="float">
            <text:p>0,4999834</text:p>
          </table:table-cell>
          <table:table-cell table:number-columns-repeated="1021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28,649563</text:p>
          </table:table-cell>
          <table:table-cell table:formula="of:=LOG10([.B822])/LOG10([.A822])" office:value-type="float" office:value="0.499981616226651" calcext:value-type="float">
            <text:p>0,4999816</text:p>
          </table:table-cell>
          <table:table-cell table:number-columns-repeated="1021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28,666675</text:p>
          </table:table-cell>
          <table:table-cell table:formula="of:=LOG10([.B823])/LOG10([.A823])" office:value-type="float" office:value="0.499979901003746" calcext:value-type="float">
            <text:p>0,4999799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28,683788</text:p>
          </table:table-cell>
          <table:table-cell table:formula="of:=LOG10([.B824])/LOG10([.A824])" office:value-type="float" office:value="0.499978248744504" calcext:value-type="float">
            <text:p>0,4999782</text:p>
          </table:table-cell>
          <table:table-cell table:number-columns-repeated="1021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28,700901</text:p>
          </table:table-cell>
          <table:table-cell table:formula="of:=LOG10([.B825])/LOG10([.A825])" office:value-type="float" office:value="0.499976654010646" calcext:value-type="float">
            <text:p>0,4999767</text:p>
          </table:table-cell>
          <table:table-cell table:number-columns-repeated="1021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28,718013</text:p>
          </table:table-cell>
          <table:table-cell table:formula="of:=LOG10([.B826])/LOG10([.A826])" office:value-type="float" office:value="0.499975111381156" calcext:value-type="float">
            <text:p>0,4999751</text:p>
          </table:table-cell>
          <table:table-cell table:number-columns-repeated="1021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28,735126</text:p>
          </table:table-cell>
          <table:table-cell table:formula="of:=LOG10([.B827])/LOG10([.A827])" office:value-type="float" office:value="0.499973630996077" calcext:value-type="float">
            <text:p>0,4999736</text:p>
          </table:table-cell>
          <table:table-cell table:number-columns-repeated="1021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28,752238</text:p>
          </table:table-cell>
          <table:table-cell table:formula="of:=LOG10([.B828])/LOG10([.A828])" office:value-type="float" office:value="0.499972202255298" calcext:value-type="float">
            <text:p>0,4999722</text:p>
          </table:table-cell>
          <table:table-cell table:number-columns-repeated="1021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28,769351</text:p>
          </table:table-cell>
          <table:table-cell table:formula="of:=LOG10([.B829])/LOG10([.A829])" office:value-type="float" office:value="0.499970835284962" calcext:value-type="float">
            <text:p>0,4999708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28,786463</text:p>
          </table:table-cell>
          <table:table-cell table:formula="of:=LOG10([.B830])/LOG10([.A830])" office:value-type="float" office:value="0.499969519503203" calcext:value-type="float">
            <text:p>0,4999695</text:p>
          </table:table-cell>
          <table:table-cell table:number-columns-repeated="1021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28,803576</text:p>
          </table:table-cell>
          <table:table-cell table:formula="of:=LOG10([.B831])/LOG10([.A831])" office:value-type="float" office:value="0.499968265022289" calcext:value-type="float">
            <text:p>0,4999683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28,820688</text:p>
          </table:table-cell>
          <table:table-cell table:formula="of:=LOG10([.B832])/LOG10([.A832])" office:value-type="float" office:value="0.499967061278525" calcext:value-type="float">
            <text:p>0,4999671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28,837801</text:p>
          </table:table-cell>
          <table:table-cell table:formula="of:=LOG10([.B833])/LOG10([.A833])" office:value-type="float" office:value="0.499965918370332" calcext:value-type="float">
            <text:p>0,4999659</text:p>
          </table:table-cell>
          <table:table-cell table:number-columns-repeated="1021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28,854913</text:p>
          </table:table-cell>
          <table:table-cell table:formula="of:=LOG10([.B834])/LOG10([.A834])" office:value-type="float" office:value="0.499964825752108" calcext:value-type="float">
            <text:p>0,4999648</text:p>
          </table:table-cell>
          <table:table-cell table:number-columns-repeated="1021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28,872026</text:p>
          </table:table-cell>
          <table:table-cell table:formula="of:=LOG10([.B835])/LOG10([.A835])" office:value-type="float" office:value="0.499963793508452" calcext:value-type="float">
            <text:p>0,4999638</text:p>
          </table:table-cell>
          <table:table-cell table:number-columns-repeated="1021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28,889139</text:p>
          </table:table-cell>
          <table:table-cell table:formula="of:=LOG10([.B836])/LOG10([.A836])" office:value-type="float" office:value="0.499962816257151" calcext:value-type="float">
            <text:p>0,4999628</text:p>
          </table:table-cell>
          <table:table-cell table:number-columns-repeated="1021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28,906251</text:p>
          </table:table-cell>
          <table:table-cell table:formula="of:=LOG10([.B837])/LOG10([.A837])" office:value-type="float" office:value="0.499961888632914" calcext:value-type="float">
            <text:p>0,4999619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28,923364</text:p>
          </table:table-cell>
          <table:table-cell table:formula="of:=LOG10([.B838])/LOG10([.A838])" office:value-type="float" office:value="0.499961020699653" calcext:value-type="float">
            <text:p>0,4999610</text:p>
          </table:table-cell>
          <table:table-cell table:number-columns-repeated="1021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28,940476</text:p>
          </table:table-cell>
          <table:table-cell table:formula="of:=LOG10([.B839])/LOG10([.A839])" office:value-type="float" office:value="0.49996020195669" calcext:value-type="float">
            <text:p>0,4999602</text:p>
          </table:table-cell>
          <table:table-cell table:number-columns-repeated="1021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28,957589</text:p>
          </table:table-cell>
          <table:table-cell table:formula="of:=LOG10([.B840])/LOG10([.A840])" office:value-type="float" office:value="0.499959442454176" calcext:value-type="float">
            <text:p>0,4999594</text:p>
          </table:table-cell>
          <table:table-cell table:number-columns-repeated="1021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28,974701</text:p>
          </table:table-cell>
          <table:table-cell table:formula="of:=LOG10([.B841])/LOG10([.A841])" office:value-type="float" office:value="0.499958731709276" calcext:value-type="float">
            <text:p>0,4999587</text:p>
          </table:table-cell>
          <table:table-cell table:number-columns-repeated="1021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28,991814</text:p>
          </table:table-cell>
          <table:table-cell table:formula="of:=LOG10([.B842])/LOG10([.A842])" office:value-type="float" office:value="0.49995807975841" calcext:value-type="float">
            <text:p>0,4999581</text:p>
          </table:table-cell>
          <table:table-cell table:number-columns-repeated="1021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29,008926</text:p>
          </table:table-cell>
          <table:table-cell table:formula="of:=LOG10([.B843])/LOG10([.A843])" office:value-type="float" office:value="0.49995747613651" calcext:value-type="float">
            <text:p>0,4999575</text:p>
          </table:table-cell>
          <table:table-cell table:number-columns-repeated="1021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29,026039</text:p>
          </table:table-cell>
          <table:table-cell table:formula="of:=LOG10([.B844])/LOG10([.A844])" office:value-type="float" office:value="0.499956930866292" calcext:value-type="float">
            <text:p>0,4999569</text:p>
          </table:table-cell>
          <table:table-cell table:number-columns-repeated="1021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29,043151</text:p>
          </table:table-cell>
          <table:table-cell table:formula="of:=LOG10([.B845])/LOG10([.A845])" office:value-type="float" office:value="0.499956433500388" calcext:value-type="float">
            <text:p>0,4999564</text:p>
          </table:table-cell>
          <table:table-cell table:number-columns-repeated="1021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29,060264</text:p>
          </table:table-cell>
          <table:table-cell table:formula="of:=LOG10([.B846])/LOG10([.A846])" office:value-type="float" office:value="0.499955994047831" calcext:value-type="float">
            <text:p>0,4999560</text:p>
          </table:table-cell>
          <table:table-cell table:number-columns-repeated="1021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29,077377</text:p>
          </table:table-cell>
          <table:table-cell table:formula="of:=LOG10([.B847])/LOG10([.A847])" office:value-type="float" office:value="0.499955607181014" calcext:value-type="float">
            <text:p>0,4999556</text:p>
          </table:table-cell>
          <table:table-cell table:number-columns-repeated="1021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29,094489</text:p>
          </table:table-cell>
          <table:table-cell table:formula="of:=LOG10([.B848])/LOG10([.A848])" office:value-type="float" office:value="0.499955267588926" calcext:value-type="float">
            <text:p>0,4999553</text:p>
          </table:table-cell>
          <table:table-cell table:number-columns-repeated="1021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29,111602</text:p>
          </table:table-cell>
          <table:table-cell table:formula="of:=LOG10([.B849])/LOG10([.A849])" office:value-type="float" office:value="0.499954985260125" calcext:value-type="float">
            <text:p>0,4999550</text:p>
          </table:table-cell>
          <table:table-cell table:number-columns-repeated="1021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29,128714</text:p>
          </table:table-cell>
          <table:table-cell table:formula="of:=LOG10([.B850])/LOG10([.A850])" office:value-type="float" office:value="0.499954749791191" calcext:value-type="float">
            <text:p>0,4999547</text:p>
          </table:table-cell>
          <table:table-cell table:number-columns-repeated="1021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29,145827</text:p>
          </table:table-cell>
          <table:table-cell table:formula="of:=LOG10([.B851])/LOG10([.A851])" office:value-type="float" office:value="0.499954571157064" calcext:value-type="float">
            <text:p>0,4999546</text:p>
          </table:table-cell>
          <table:table-cell table:number-columns-repeated="1021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29,162939</text:p>
          </table:table-cell>
          <table:table-cell table:formula="of:=LOG10([.B852])/LOG10([.A852])" office:value-type="float" office:value="0.499954438971782" calcext:value-type="float">
            <text:p>0,4999544</text:p>
          </table:table-cell>
          <table:table-cell table:number-columns-repeated="1021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29,179860</text:p>
          </table:table-cell>
          <table:table-cell table:formula="of:=LOG10([.B853])/LOG10([.A853])" office:value-type="float" office:value="0.499953388054085" calcext:value-type="float">
            <text:p>0,4999534</text:p>
          </table:table-cell>
          <table:table-cell table:number-columns-repeated="1021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29,196780</text:p>
          </table:table-cell>
          <table:table-cell table:formula="of:=LOG10([.B854])/LOG10([.A854])" office:value-type="float" office:value="0.499952384653422" calcext:value-type="float">
            <text:p>0,4999524</text:p>
          </table:table-cell>
          <table:table-cell table:number-columns-repeated="1021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29,213700</text:p>
          </table:table-cell>
          <table:table-cell table:formula="of:=LOG10([.B855])/LOG10([.A855])" office:value-type="float" office:value="0.499951433643089" calcext:value-type="float">
            <text:p>0,4999514</text:p>
          </table:table-cell>
          <table:table-cell table:number-columns-repeated="1021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29,230620</text:p>
          </table:table-cell>
          <table:table-cell table:formula="of:=LOG10([.B856])/LOG10([.A856])" office:value-type="float" office:value="0.499950534814621" calcext:value-type="float">
            <text:p>0,4999505</text:p>
          </table:table-cell>
          <table:table-cell table:number-columns-repeated="1021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29,247541</text:p>
          </table:table-cell>
          <table:table-cell table:formula="of:=LOG10([.B857])/LOG10([.A857])" office:value-type="float" office:value="0.49994969302411" calcext:value-type="float">
            <text:p>0,4999497</text:p>
          </table:table-cell>
          <table:table-cell table:number-columns-repeated="1021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29,264461</text:p>
          </table:table-cell>
          <table:table-cell table:formula="of:=LOG10([.B858])/LOG10([.A858])" office:value-type="float" office:value="0.499948897933938" calcext:value-type="float">
            <text:p>0,4999489</text:p>
          </table:table-cell>
          <table:table-cell table:number-columns-repeated="1021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29,281381</text:p>
          </table:table-cell>
          <table:table-cell table:formula="of:=LOG10([.B859])/LOG10([.A859])" office:value-type="float" office:value="0.499948154405882" calcext:value-type="float">
            <text:p>0,4999482</text:p>
          </table:table-cell>
          <table:table-cell table:number-columns-repeated="1021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29,298302</text:p>
          </table:table-cell>
          <table:table-cell table:formula="of:=LOG10([.B860])/LOG10([.A860])" office:value-type="float" office:value="0.49994746728745" calcext:value-type="float">
            <text:p>0,4999475</text:p>
          </table:table-cell>
          <table:table-cell table:number-columns-repeated="1021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29,315222</text:p>
          </table:table-cell>
          <table:table-cell table:formula="of:=LOG10([.B861])/LOG10([.A861])" office:value-type="float" office:value="0.499946826266612" calcext:value-type="float">
            <text:p>0,4999468</text:p>
          </table:table-cell>
          <table:table-cell table:number-columns-repeated="1021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29,332142</text:p>
          </table:table-cell>
          <table:table-cell table:formula="of:=LOG10([.B862])/LOG10([.A862])" office:value-type="float" office:value="0.499946236196512" calcext:value-type="float">
            <text:p>0,4999462</text:p>
          </table:table-cell>
          <table:table-cell table:number-columns-repeated="1021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29,349062</text:p>
          </table:table-cell>
          <table:table-cell table:formula="of:=LOG10([.B863])/LOG10([.A863])" office:value-type="float" office:value="0.49994569687519" calcext:value-type="float">
            <text:p>0,4999457</text:p>
          </table:table-cell>
          <table:table-cell table:number-columns-repeated="1021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29,365983</text:p>
          </table:table-cell>
          <table:table-cell table:formula="of:=LOG10([.B864])/LOG10([.A864])" office:value-type="float" office:value="0.499945213138716" calcext:value-type="float">
            <text:p>0,4999452</text:p>
          </table:table-cell>
          <table:table-cell table:number-columns-repeated="1021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29,382903</text:p>
          </table:table-cell>
          <table:table-cell table:formula="of:=LOG10([.B865])/LOG10([.A865])" office:value-type="float" office:value="0.499944774708945" calcext:value-type="float">
            <text:p>0,4999448</text:p>
          </table:table-cell>
          <table:table-cell table:number-columns-repeated="1021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29,399823</text:p>
          </table:table-cell>
          <table:table-cell table:formula="of:=LOG10([.B866])/LOG10([.A866])" office:value-type="float" office:value="0.499944386427521" calcext:value-type="float">
            <text:p>0,4999444</text:p>
          </table:table-cell>
          <table:table-cell table:number-columns-repeated="1021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29,416743</text:p>
          </table:table-cell>
          <table:table-cell table:formula="of:=LOG10([.B867])/LOG10([.A867])" office:value-type="float" office:value="0.499944048096094" calcext:value-type="float">
            <text:p>0,4999440</text:p>
          </table:table-cell>
          <table:table-cell table:number-columns-repeated="1021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29,433664</text:p>
          </table:table-cell>
          <table:table-cell table:formula="of:=LOG10([.B868])/LOG10([.A868])" office:value-type="float" office:value="0.499943764539304" calcext:value-type="float">
            <text:p>0,4999438</text:p>
          </table:table-cell>
          <table:table-cell table:number-columns-repeated="1021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29,450584</text:p>
          </table:table-cell>
          <table:table-cell table:formula="of:=LOG10([.B869])/LOG10([.A869])" office:value-type="float" office:value="0.499943525512637" calcext:value-type="float">
            <text:p>0,4999435</text:p>
          </table:table-cell>
          <table:table-cell table:number-columns-repeated="1021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29,467504</text:p>
          </table:table-cell>
          <table:table-cell table:formula="of:=LOG10([.B870])/LOG10([.A870])" office:value-type="float" office:value="0.499943335846247" calcext:value-type="float">
            <text:p>0,4999433</text:p>
          </table:table-cell>
          <table:table-cell table:number-columns-repeated="1021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29,484425</text:p>
          </table:table-cell>
          <table:table-cell table:formula="of:=LOG10([.B871])/LOG10([.A871])" office:value-type="float" office:value="0.49994320035621" calcext:value-type="float">
            <text:p>0,4999432</text:p>
          </table:table-cell>
          <table:table-cell table:number-columns-repeated="1021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29,501345</text:p>
          </table:table-cell>
          <table:table-cell table:formula="of:=LOG10([.B872])/LOG10([.A872])" office:value-type="float" office:value="0.499943108823067" calcext:value-type="float">
            <text:p>0,4999431</text:p>
          </table:table-cell>
          <table:table-cell table:number-columns-repeated="1021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29,518265</text:p>
          </table:table-cell>
          <table:table-cell table:formula="of:=LOG10([.B873])/LOG10([.A873])" office:value-type="float" office:value="0.499943066068362" calcext:value-type="float">
            <text:p>0,4999431</text:p>
          </table:table-cell>
          <table:table-cell table:number-columns-repeated="1021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29,535185</text:p>
          </table:table-cell>
          <table:table-cell table:formula="of:=LOG10([.B874])/LOG10([.A874])" office:value-type="float" office:value="0.499943071899877" calcext:value-type="float">
            <text:p>0,4999431</text:p>
          </table:table-cell>
          <table:table-cell table:number-columns-repeated="1021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29,552106</text:p>
          </table:table-cell>
          <table:table-cell table:formula="of:=LOG10([.B875])/LOG10([.A875])" office:value-type="float" office:value="0.499943131122284" calcext:value-type="float">
            <text:p>0,4999431</text:p>
          </table:table-cell>
          <table:table-cell table:number-columns-repeated="1021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29,569026</text:p>
          </table:table-cell>
          <table:table-cell table:formula="of:=LOG10([.B876])/LOG10([.A876])" office:value-type="float" office:value="0.499943233549307" calcext:value-type="float">
            <text:p>0,4999432</text:p>
          </table:table-cell>
          <table:table-cell table:number-columns-repeated="1021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29,585946</text:p>
          </table:table-cell>
          <table:table-cell table:formula="of:=LOG10([.B877])/LOG10([.A877])" office:value-type="float" office:value="0.499943383991026" calcext:value-type="float">
            <text:p>0,4999434</text:p>
          </table:table-cell>
          <table:table-cell table:number-columns-repeated="1021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29,602866</text:p>
          </table:table-cell>
          <table:table-cell table:formula="of:=LOG10([.B878])/LOG10([.A878])" office:value-type="float" office:value="0.499943582258624" calcext:value-type="float">
            <text:p>0,4999436</text:p>
          </table:table-cell>
          <table:table-cell table:number-columns-repeated="1021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29,619787</text:p>
          </table:table-cell>
          <table:table-cell table:formula="of:=LOG10([.B879])/LOG10([.A879])" office:value-type="float" office:value="0.499943833145384" calcext:value-type="float">
            <text:p>0,4999438</text:p>
          </table:table-cell>
          <table:table-cell table:number-columns-repeated="1021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29,636707</text:p>
          </table:table-cell>
          <table:table-cell table:formula="of:=LOG10([.B880])/LOG10([.A880])" office:value-type="float" office:value="0.499944126497962" calcext:value-type="float">
            <text:p>0,4999441</text:p>
          </table:table-cell>
          <table:table-cell table:number-columns-repeated="1021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29,653627</text:p>
          </table:table-cell>
          <table:table-cell table:formula="of:=LOG10([.B881])/LOG10([.A881])" office:value-type="float" office:value="0.49994446711499" calcext:value-type="float">
            <text:p>0,4999445</text:p>
          </table:table-cell>
          <table:table-cell table:number-columns-repeated="1021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29,670548</text:p>
          </table:table-cell>
          <table:table-cell table:formula="of:=LOG10([.B882])/LOG10([.A882])" office:value-type="float" office:value="0.499944859781217" calcext:value-type="float">
            <text:p>0,4999449</text:p>
          </table:table-cell>
          <table:table-cell table:number-columns-repeated="1021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29,687366</text:p>
          </table:table-cell>
          <table:table-cell table:formula="of:=LOG10([.B883])/LOG10([.A883])" office:value-type="float" office:value="0.499944787776601" calcext:value-type="float">
            <text:p>0,4999448</text:p>
          </table:table-cell>
          <table:table-cell table:number-columns-repeated="1021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29,704184</text:p>
          </table:table-cell>
          <table:table-cell table:formula="of:=LOG10([.B884])/LOG10([.A884])" office:value-type="float" office:value="0.499944763226975" calcext:value-type="float">
            <text:p>0,4999448</text:p>
          </table:table-cell>
          <table:table-cell table:number-columns-repeated="1021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29,721002</text:p>
          </table:table-cell>
          <table:table-cell table:formula="of:=LOG10([.B885])/LOG10([.A885])" office:value-type="float" office:value="0.499944785947663" calcext:value-type="float">
            <text:p>0,4999448</text:p>
          </table:table-cell>
          <table:table-cell table:number-columns-repeated="1021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29,737820</text:p>
          </table:table-cell>
          <table:table-cell table:formula="of:=LOG10([.B886])/LOG10([.A886])" office:value-type="float" office:value="0.499944855754802" calcext:value-type="float">
            <text:p>0,4999449</text:p>
          </table:table-cell>
          <table:table-cell table:number-columns-repeated="1021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29,754638</text:p>
          </table:table-cell>
          <table:table-cell table:formula="of:=LOG10([.B887])/LOG10([.A887])" office:value-type="float" office:value="0.499944972465337" calcext:value-type="float">
            <text:p>0,4999450</text:p>
          </table:table-cell>
          <table:table-cell table:number-columns-repeated="1021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29,771456</text:p>
          </table:table-cell>
          <table:table-cell table:formula="of:=LOG10([.B888])/LOG10([.A888])" office:value-type="float" office:value="0.499945135897018" calcext:value-type="float">
            <text:p>0,4999451</text:p>
          </table:table-cell>
          <table:table-cell table:number-columns-repeated="1021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29,788274</text:p>
          </table:table-cell>
          <table:table-cell table:formula="of:=LOG10([.B889])/LOG10([.A889])" office:value-type="float" office:value="0.499945345868397" calcext:value-type="float">
            <text:p>0,4999453</text:p>
          </table:table-cell>
          <table:table-cell table:number-columns-repeated="1021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29,805092</text:p>
          </table:table-cell>
          <table:table-cell table:formula="of:=LOG10([.B890])/LOG10([.A890])" office:value-type="float" office:value="0.49994560219882" calcext:value-type="float">
            <text:p>0,4999456</text:p>
          </table:table-cell>
          <table:table-cell table:number-columns-repeated="1021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29,821911</text:p>
          </table:table-cell>
          <table:table-cell table:formula="of:=LOG10([.B891])/LOG10([.A891])" office:value-type="float" office:value="0.499945909646034" calcext:value-type="float">
            <text:p>0,4999459</text:p>
          </table:table-cell>
          <table:table-cell table:number-columns-repeated="1021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29,838729</text:p>
          </table:table-cell>
          <table:table-cell table:formula="of:=LOG10([.B892])/LOG10([.A892])" office:value-type="float" office:value="0.49994625815215" calcext:value-type="float">
            <text:p>0,4999463</text:p>
          </table:table-cell>
          <table:table-cell table:number-columns-repeated="1021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29,855547</text:p>
          </table:table-cell>
          <table:table-cell table:formula="of:=LOG10([.B893])/LOG10([.A893])" office:value-type="float" office:value="0.499946652480091" calcext:value-type="float">
            <text:p>0,4999467</text:p>
          </table:table-cell>
          <table:table-cell table:number-columns-repeated="1021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29,872365</text:p>
          </table:table-cell>
          <table:table-cell table:formula="of:=LOG10([.B894])/LOG10([.A894])" office:value-type="float" office:value="0.499947092452346" calcext:value-type="float">
            <text:p>0,4999471</text:p>
          </table:table-cell>
          <table:table-cell table:number-columns-repeated="1021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29,889183</text:p>
          </table:table-cell>
          <table:table-cell table:formula="of:=LOG10([.B895])/LOG10([.A895])" office:value-type="float" office:value="0.499947577892181" calcext:value-type="float">
            <text:p>0,4999476</text:p>
          </table:table-cell>
          <table:table-cell table:number-columns-repeated="1021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29,906001</text:p>
          </table:table-cell>
          <table:table-cell table:formula="of:=LOG10([.B896])/LOG10([.A896])" office:value-type="float" office:value="0.499948108623632" calcext:value-type="float">
            <text:p>0,4999481</text:p>
          </table:table-cell>
          <table:table-cell table:number-columns-repeated="1021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29,922819</text:p>
          </table:table-cell>
          <table:table-cell table:formula="of:=LOG10([.B897])/LOG10([.A897])" office:value-type="float" office:value="0.499948684471504" calcext:value-type="float">
            <text:p>0,4999487</text:p>
          </table:table-cell>
          <table:table-cell table:number-columns-repeated="1021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29,939637</text:p>
          </table:table-cell>
          <table:table-cell table:formula="of:=LOG10([.B898])/LOG10([.A898])" office:value-type="float" office:value="0.499949305261362" calcext:value-type="float">
            <text:p>0,4999493</text:p>
          </table:table-cell>
          <table:table-cell table:number-columns-repeated="1021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29,956456</text:p>
          </table:table-cell>
          <table:table-cell table:formula="of:=LOG10([.B899])/LOG10([.A899])" office:value-type="float" office:value="0.499949975728498" calcext:value-type="float">
            <text:p>0,4999500</text:p>
          </table:table-cell>
          <table:table-cell table:number-columns-repeated="1021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29,973274</text:p>
          </table:table-cell>
          <table:table-cell table:formula="of:=LOG10([.B900])/LOG10([.A900])" office:value-type="float" office:value="0.499950685878508" calcext:value-type="float">
            <text:p>0,4999507</text:p>
          </table:table-cell>
          <table:table-cell table:number-columns-repeated="1021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29,990092</text:p>
          </table:table-cell>
          <table:table-cell table:formula="of:=LOG10([.B901])/LOG10([.A901])" office:value-type="float" office:value="0.499951440451752" calcext:value-type="float">
            <text:p>0,4999514</text:p>
          </table:table-cell>
          <table:table-cell table:number-columns-repeated="1021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30,006910</text:p>
          </table:table-cell>
          <table:table-cell table:formula="of:=LOG10([.B902])/LOG10([.A902])" office:value-type="float" office:value="0.49995223927681" calcext:value-type="float">
            <text:p>0,4999522</text:p>
          </table:table-cell>
          <table:table-cell table:number-columns-repeated="1021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30,023728</text:p>
          </table:table-cell>
          <table:table-cell table:formula="of:=LOG10([.B903])/LOG10([.A903])" office:value-type="float" office:value="0.499953082183007" calcext:value-type="float">
            <text:p>0,4999531</text:p>
          </table:table-cell>
          <table:table-cell table:number-columns-repeated="1021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30,040458</text:p>
          </table:table-cell>
          <table:table-cell table:formula="of:=LOG10([.B904])/LOG10([.A904])" office:value-type="float" office:value="0.499953538571682" calcext:value-type="float">
            <text:p>0,4999535</text:p>
          </table:table-cell>
          <table:table-cell table:number-columns-repeated="1021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30,057188</text:p>
          </table:table-cell>
          <table:table-cell table:formula="of:=LOG10([.B905])/LOG10([.A905])" office:value-type="float" office:value="0.499954039322676" calcext:value-type="float">
            <text:p>0,4999540</text:p>
          </table:table-cell>
          <table:table-cell table:number-columns-repeated="1021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30,073918</text:p>
          </table:table-cell>
          <table:table-cell table:formula="of:=LOG10([.B906])/LOG10([.A906])" office:value-type="float" office:value="0.499954584266182" calcext:value-type="float">
            <text:p>0,4999546</text:p>
          </table:table-cell>
          <table:table-cell table:number-columns-repeated="1021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30,090649</text:p>
          </table:table-cell>
          <table:table-cell table:formula="of:=LOG10([.B907])/LOG10([.A907])" office:value-type="float" office:value="0.499955178113833" calcext:value-type="float">
            <text:p>0,4999552</text:p>
          </table:table-cell>
          <table:table-cell table:number-columns-repeated="1021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30,107379</text:p>
          </table:table-cell>
          <table:table-cell table:formula="of:=LOG10([.B908])/LOG10([.A908])" office:value-type="float" office:value="0.499955810932369" calcext:value-type="float">
            <text:p>0,4999558</text:p>
          </table:table-cell>
          <table:table-cell table:number-columns-repeated="1021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30,124008</text:p>
          </table:table-cell>
          <table:table-cell table:formula="of:=LOG10([.B909])/LOG10([.A909])" office:value-type="float" office:value="0.499955995193252" calcext:value-type="float">
            <text:p>0,4999560</text:p>
          </table:table-cell>
          <table:table-cell table:number-columns-repeated="1021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30,140637</text:p>
          </table:table-cell>
          <table:table-cell table:formula="of:=LOG10([.B910])/LOG10([.A910])" office:value-type="float" office:value="0.4999562236785" calcext:value-type="float">
            <text:p>0,4999562</text:p>
          </table:table-cell>
          <table:table-cell table:number-columns-repeated="1021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30,157266</text:p>
          </table:table-cell>
          <table:table-cell table:formula="of:=LOG10([.B911])/LOG10([.A911])" office:value-type="float" office:value="0.499956496220424" calcext:value-type="float">
            <text:p>0,4999565</text:p>
          </table:table-cell>
          <table:table-cell table:number-columns-repeated="1021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30,173895</text:p>
          </table:table-cell>
          <table:table-cell table:formula="of:=LOG10([.B912])/LOG10([.A912])" office:value-type="float" office:value="0.499956812652052" calcext:value-type="float">
            <text:p>0,4999568</text:p>
          </table:table-cell>
          <table:table-cell table:number-columns-repeated="1021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30,190525</text:p>
          </table:table-cell>
          <table:table-cell table:formula="of:=LOG10([.B913])/LOG10([.A913])" office:value-type="float" office:value="0.499957177666976" calcext:value-type="float">
            <text:p>0,4999572</text:p>
          </table:table-cell>
          <table:table-cell table:number-columns-repeated="1021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30,207154</text:p>
          </table:table-cell>
          <table:table-cell table:formula="of:=LOG10([.B914])/LOG10([.A914])" office:value-type="float" office:value="0.499957581376497" calcext:value-type="float">
            <text:p>0,4999576</text:p>
          </table:table-cell>
          <table:table-cell table:number-columns-repeated="1021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30,223783</text:p>
          </table:table-cell>
          <table:table-cell table:formula="of:=LOG10([.B915])/LOG10([.A915])" office:value-type="float" office:value="0.499958028479086" calcext:value-type="float">
            <text:p>0,4999580</text:p>
          </table:table-cell>
          <table:table-cell table:number-columns-repeated="1021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30,240412</text:p>
          </table:table-cell>
          <table:table-cell table:formula="of:=LOG10([.B916])/LOG10([.A916])" office:value-type="float" office:value="0.499958518810606" calcext:value-type="float">
            <text:p>0,4999585</text:p>
          </table:table-cell>
          <table:table-cell table:number-columns-repeated="1021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30,257041</text:p>
          </table:table-cell>
          <table:table-cell table:formula="of:=LOG10([.B917])/LOG10([.A917])" office:value-type="float" office:value="0.499959052207621" calcext:value-type="float">
            <text:p>0,4999591</text:p>
          </table:table-cell>
          <table:table-cell table:number-columns-repeated="1021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30,273670</text:p>
          </table:table-cell>
          <table:table-cell table:formula="of:=LOG10([.B918])/LOG10([.A918])" office:value-type="float" office:value="0.499959628507392" calcext:value-type="float">
            <text:p>0,4999596</text:p>
          </table:table-cell>
          <table:table-cell table:number-columns-repeated="1021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30,290299</text:p>
          </table:table-cell>
          <table:table-cell table:formula="of:=LOG10([.B919])/LOG10([.A919])" office:value-type="float" office:value="0.499960247547871" calcext:value-type="float">
            <text:p>0,4999602</text:p>
          </table:table-cell>
          <table:table-cell table:number-columns-repeated="1021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30,306929</text:p>
          </table:table-cell>
          <table:table-cell table:formula="of:=LOG10([.B920])/LOG10([.A920])" office:value-type="float" office:value="0.499960914003457" calcext:value-type="float">
            <text:p>0,4999609</text:p>
          </table:table-cell>
          <table:table-cell table:number-columns-repeated="1021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30,323558</text:p>
          </table:table-cell>
          <table:table-cell table:formula="of:=LOG10([.B921])/LOG10([.A921])" office:value-type="float" office:value="0.499961618038541" calcext:value-type="float">
            <text:p>0,4999616</text:p>
          </table:table-cell>
          <table:table-cell table:number-columns-repeated="1021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30,340187</text:p>
          </table:table-cell>
          <table:table-cell table:formula="of:=LOG10([.B922])/LOG10([.A922])" office:value-type="float" office:value="0.499962364332317" calcext:value-type="float">
            <text:p>0,4999624</text:p>
          </table:table-cell>
          <table:table-cell table:number-columns-repeated="1021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30,356816</text:p>
          </table:table-cell>
          <table:table-cell table:formula="of:=LOG10([.B923])/LOG10([.A923])" office:value-type="float" office:value="0.499963152725472" calcext:value-type="float">
            <text:p>0,4999632</text:p>
          </table:table-cell>
          <table:table-cell table:number-columns-repeated="1021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30,373445</text:p>
          </table:table-cell>
          <table:table-cell table:formula="of:=LOG10([.B924])/LOG10([.A924])" office:value-type="float" office:value="0.499963983059371" calcext:value-type="float">
            <text:p>0,4999640</text:p>
          </table:table-cell>
          <table:table-cell table:number-columns-repeated="1021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30,390074</text:p>
          </table:table-cell>
          <table:table-cell table:formula="of:=LOG10([.B925])/LOG10([.A925])" office:value-type="float" office:value="0.499964855176046" calcext:value-type="float">
            <text:p>0,4999649</text:p>
          </table:table-cell>
          <table:table-cell table:number-columns-repeated="1021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30,406703</text:p>
          </table:table-cell>
          <table:table-cell table:formula="of:=LOG10([.B926])/LOG10([.A926])" office:value-type="float" office:value="0.499965768918203" calcext:value-type="float">
            <text:p>0,4999658</text:p>
          </table:table-cell>
          <table:table-cell table:number-columns-repeated="1021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30,423333</text:p>
          </table:table-cell>
          <table:table-cell table:formula="of:=LOG10([.B927])/LOG10([.A927])" office:value-type="float" office:value="0.499966728941112" calcext:value-type="float">
            <text:p>0,4999667</text:p>
          </table:table-cell>
          <table:table-cell table:number-columns-repeated="1021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30,439962</text:p>
          </table:table-cell>
          <table:table-cell table:formula="of:=LOG10([.B928])/LOG10([.A928])" office:value-type="float" office:value="0.499967725461608" calcext:value-type="float">
            <text:p>0,4999677</text:p>
          </table:table-cell>
          <table:table-cell table:number-columns-repeated="1021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30,456591</text:p>
          </table:table-cell>
          <table:table-cell table:formula="of:=LOG10([.B929])/LOG10([.A929])" office:value-type="float" office:value="0.499968763139674" calcext:value-type="float">
            <text:p>0,4999688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30,473220</text:p>
          </table:table-cell>
          <table:table-cell table:formula="of:=LOG10([.B930])/LOG10([.A930])" office:value-type="float" office:value="0.499969841820654" calcext:value-type="float">
            <text:p>0,4999698</text:p>
          </table:table-cell>
          <table:table-cell table:number-columns-repeated="1021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30,489849</text:p>
          </table:table-cell>
          <table:table-cell table:formula="of:=LOG10([.B931])/LOG10([.A931])" office:value-type="float" office:value="0.499970961350542" calcext:value-type="float">
            <text:p>0,4999710</text:p>
          </table:table-cell>
          <table:table-cell table:number-columns-repeated="1021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30,506478</text:p>
          </table:table-cell>
          <table:table-cell table:formula="of:=LOG10([.B932])/LOG10([.A932])" office:value-type="float" office:value="0.499972121575981" calcext:value-type="float">
            <text:p>0,4999721</text:p>
          </table:table-cell>
          <table:table-cell table:number-columns-repeated="1021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30,523108</text:p>
          </table:table-cell>
          <table:table-cell table:formula="of:=LOG10([.B933])/LOG10([.A933])" office:value-type="float" office:value="0.4999733271359" calcext:value-type="float">
            <text:p>0,4999733</text:p>
          </table:table-cell>
          <table:table-cell table:number-columns-repeated="1021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30,539737</text:p>
          </table:table-cell>
          <table:table-cell table:formula="of:=LOG10([.B934])/LOG10([.A934])" office:value-type="float" office:value="0.499974568291582" calcext:value-type="float">
            <text:p>0,4999746</text:p>
          </table:table-cell>
          <table:table-cell table:number-columns-repeated="1021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30,556366</text:p>
          </table:table-cell>
          <table:table-cell table:formula="of:=LOG10([.B935])/LOG10([.A935])" office:value-type="float" office:value="0.499975849686603" calcext:value-type="float">
            <text:p>0,4999758</text:p>
          </table:table-cell>
          <table:table-cell table:number-columns-repeated="1021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30,572995</text:p>
          </table:table-cell>
          <table:table-cell table:formula="of:=LOG10([.B936])/LOG10([.A936])" office:value-type="float" office:value="0.499977171170166" calcext:value-type="float">
            <text:p>0,4999772</text:p>
          </table:table-cell>
          <table:table-cell table:number-columns-repeated="1021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30,589624</text:p>
          </table:table-cell>
          <table:table-cell table:formula="of:=LOG10([.B937])/LOG10([.A937])" office:value-type="float" office:value="0.499978532592106" calcext:value-type="float">
            <text:p>0,4999785</text:p>
          </table:table-cell>
          <table:table-cell table:number-columns-repeated="1021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30,606253</text:p>
          </table:table-cell>
          <table:table-cell table:formula="of:=LOG10([.B938])/LOG10([.A938])" office:value-type="float" office:value="0.499979933802886" calcext:value-type="float">
            <text:p>0,4999799</text:p>
          </table:table-cell>
          <table:table-cell table:number-columns-repeated="1021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30,622882</text:p>
          </table:table-cell>
          <table:table-cell table:formula="of:=LOG10([.B939])/LOG10([.A939])" office:value-type="float" office:value="0.499981374653596" calcext:value-type="float">
            <text:p>0,4999814</text:p>
          </table:table-cell>
          <table:table-cell table:number-columns-repeated="1021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30,639512</text:p>
          </table:table-cell>
          <table:table-cell table:formula="of:=LOG10([.B940])/LOG10([.A940])" office:value-type="float" office:value="0.49998285976417" calcext:value-type="float">
            <text:p>0,4999829</text:p>
          </table:table-cell>
          <table:table-cell table:number-columns-repeated="1021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30,656141</text:p>
          </table:table-cell>
          <table:table-cell table:formula="of:=LOG10([.B941])/LOG10([.A941])" office:value-type="float" office:value="0.499984379447169" calcext:value-type="float">
            <text:p>0,4999844</text:p>
          </table:table-cell>
          <table:table-cell table:number-columns-repeated="1021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30,672770</text:p>
          </table:table-cell>
          <table:table-cell table:formula="of:=LOG10([.B942])/LOG10([.A942])" office:value-type="float" office:value="0.499985938327095" calcext:value-type="float">
            <text:p>0,4999859</text:p>
          </table:table-cell>
          <table:table-cell table:number-columns-repeated="1021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30,689399</text:p>
          </table:table-cell>
          <table:table-cell table:formula="of:=LOG10([.B943])/LOG10([.A943])" office:value-type="float" office:value="0.499987536257509" calcext:value-type="float">
            <text:p>0,4999875</text:p>
          </table:table-cell>
          <table:table-cell table:number-columns-repeated="1021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30,706028</text:p>
          </table:table-cell>
          <table:table-cell table:formula="of:=LOG10([.B944])/LOG10([.A944])" office:value-type="float" office:value="0.499989173092583" calcext:value-type="float">
            <text:p>0,4999892</text:p>
          </table:table-cell>
          <table:table-cell table:number-columns-repeated="1021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30,722657</text:p>
          </table:table-cell>
          <table:table-cell table:formula="of:=LOG10([.B945])/LOG10([.A945])" office:value-type="float" office:value="0.499990848687095" calcext:value-type="float">
            <text:p>0,4999908</text:p>
          </table:table-cell>
          <table:table-cell table:number-columns-repeated="1021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30,739286</text:p>
          </table:table-cell>
          <table:table-cell table:formula="of:=LOG10([.B946])/LOG10([.A946])" office:value-type="float" office:value="0.49999256289643" calcext:value-type="float">
            <text:p>0,4999926</text:p>
          </table:table-cell>
          <table:table-cell table:number-columns-repeated="1021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30,755916</text:p>
          </table:table-cell>
          <table:table-cell table:formula="of:=LOG10([.B947])/LOG10([.A947])" office:value-type="float" office:value="0.499994320321596" calcext:value-type="float">
            <text:p>0,4999943</text:p>
          </table:table-cell>
          <table:table-cell table:number-columns-repeated="1021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30,772545</text:p>
          </table:table-cell>
          <table:table-cell table:formula="of:=LOG10([.B948])/LOG10([.A948])" office:value-type="float" office:value="0.499996111325829" calcext:value-type="float">
            <text:p>0,4999961</text:p>
          </table:table-cell>
          <table:table-cell table:number-columns-repeated="1021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30,789174</text:p>
          </table:table-cell>
          <table:table-cell table:formula="of:=LOG10([.B949])/LOG10([.A949])" office:value-type="float" office:value="0.499997940514633" calcext:value-type="float">
            <text:p>0,4999979</text:p>
          </table:table-cell>
          <table:table-cell table:number-columns-repeated="1021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30,805803</text:p>
          </table:table-cell>
          <table:table-cell table:formula="of:=LOG10([.B950])/LOG10([.A950])" office:value-type="float" office:value="0.499999807745777" calcext:value-type="float">
            <text:p>0,4999998</text:p>
          </table:table-cell>
          <table:table-cell table:number-columns-repeated="1021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30,822332</text:p>
          </table:table-cell>
          <table:table-cell table:formula="of:=LOG10([.B951])/LOG10([.A951])" office:value-type="float" office:value="0.500001239689614" calcext:value-type="float">
            <text:p>0,5000012</text:p>
          </table:table-cell>
          <table:table-cell table:number-columns-repeated="1021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30,838861</text:p>
          </table:table-cell>
          <table:table-cell table:formula="of:=LOG10([.B952])/LOG10([.A952])" office:value-type="float" office:value="0.500002710046982" calcext:value-type="float">
            <text:p>0,5000027</text:p>
          </table:table-cell>
          <table:table-cell table:number-columns-repeated="1021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30,855389</text:p>
          </table:table-cell>
          <table:table-cell table:formula="of:=LOG10([.B953])/LOG10([.A953])" office:value-type="float" office:value="0.500004213950691" calcext:value-type="float">
            <text:p>0,5000042</text:p>
          </table:table-cell>
          <table:table-cell table:number-columns-repeated="1021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30,871918</text:p>
          </table:table-cell>
          <table:table-cell table:formula="of:=LOG10([.B954])/LOG10([.A954])" office:value-type="float" office:value="0.500005760713497" calcext:value-type="float">
            <text:p>0,5000058</text:p>
          </table:table-cell>
          <table:table-cell table:number-columns-repeated="1021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30,888447</text:p>
          </table:table-cell>
          <table:table-cell table:formula="of:=LOG10([.B955])/LOG10([.A955])" office:value-type="float" office:value="0.500007345466119" calcext:value-type="float">
            <text:p>0,5000073</text:p>
          </table:table-cell>
          <table:table-cell table:number-columns-repeated="1021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30,904976</text:p>
          </table:table-cell>
          <table:table-cell table:formula="of:=LOG10([.B956])/LOG10([.A956])" office:value-type="float" office:value="0.500008968068481" calcext:value-type="float">
            <text:p>0,5000090</text:p>
          </table:table-cell>
          <table:table-cell table:number-columns-repeated="1021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30,921504</text:p>
          </table:table-cell>
          <table:table-cell table:formula="of:=LOG10([.B957])/LOG10([.A957])" office:value-type="float" office:value="0.500010623668701" calcext:value-type="float">
            <text:p>0,5000106</text:p>
          </table:table-cell>
          <table:table-cell table:number-columns-repeated="1021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30,937947</text:p>
          </table:table-cell>
          <table:table-cell table:formula="of:=LOG10([.B958])/LOG10([.A958])" office:value-type="float" office:value="0.500011916568444" calcext:value-type="float">
            <text:p>0,5000119</text:p>
          </table:table-cell>
          <table:table-cell table:number-columns-repeated="1021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30,954389</text:p>
          </table:table-cell>
          <table:table-cell table:formula="of:=LOG10([.B959])/LOG10([.A959])" office:value-type="float" office:value="0.50001324274974" calcext:value-type="float">
            <text:p>0,5000132</text:p>
          </table:table-cell>
          <table:table-cell table:number-columns-repeated="1021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30,970831</text:p>
          </table:table-cell>
          <table:table-cell table:formula="of:=LOG10([.B960])/LOG10([.A960])" office:value-type="float" office:value="0.500014606786036" calcext:value-type="float">
            <text:p>0,5000146</text:p>
          </table:table-cell>
          <table:table-cell table:number-columns-repeated="1021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30,987274</text:p>
          </table:table-cell>
          <table:table-cell table:formula="of:=LOG10([.B961])/LOG10([.A961])" office:value-type="float" office:value="0.500016013238487" calcext:value-type="float">
            <text:p>0,5000160</text:p>
          </table:table-cell>
          <table:table-cell table:number-columns-repeated="1021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31,003716</text:p>
          </table:table-cell>
          <table:table-cell table:formula="of:=LOG10([.B962])/LOG10([.A962])" office:value-type="float" office:value="0.500017452567039" calcext:value-type="float">
            <text:p>0,5000175</text:p>
          </table:table-cell>
          <table:table-cell table:number-columns-repeated="1021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31,020158</text:p>
          </table:table-cell>
          <table:table-cell table:formula="of:=LOG10([.B963])/LOG10([.A963])" office:value-type="float" office:value="0.500018929337181" calcext:value-type="float">
            <text:p>0,5000189</text:p>
          </table:table-cell>
          <table:table-cell table:number-columns-repeated="1021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31,036600</text:p>
          </table:table-cell>
          <table:table-cell table:formula="of:=LOG10([.B964])/LOG10([.A964])" office:value-type="float" office:value="0.500020443412234" calcext:value-type="float">
            <text:p>0,5000204</text:p>
          </table:table-cell>
          <table:table-cell table:number-columns-repeated="1021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31,053043</text:p>
          </table:table-cell>
          <table:table-cell table:formula="of:=LOG10([.B965])/LOG10([.A965])" office:value-type="float" office:value="0.500021999342804" calcext:value-type="float">
            <text:p>0,5000220</text:p>
          </table:table-cell>
          <table:table-cell table:number-columns-repeated="1021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31,069485</text:p>
          </table:table-cell>
          <table:table-cell table:formula="of:=LOG10([.B966])/LOG10([.A966])" office:value-type="float" office:value="0.500023587616669" calcext:value-type="float">
            <text:p>0,5000236</text:p>
          </table:table-cell>
          <table:table-cell table:number-columns-repeated="1021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31,085927</text:p>
          </table:table-cell>
          <table:table-cell table:formula="of:=LOG10([.B967])/LOG10([.A967])" office:value-type="float" office:value="0.500025212788734" calcext:value-type="float">
            <text:p>0,5000252</text:p>
          </table:table-cell>
          <table:table-cell table:number-columns-repeated="1021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31,102370</text:p>
          </table:table-cell>
          <table:table-cell table:formula="of:=LOG10([.B968])/LOG10([.A968])" office:value-type="float" office:value="0.500026879401712" calcext:value-type="float">
            <text:p>0,5000269</text:p>
          </table:table-cell>
          <table:table-cell table:number-columns-repeated="1021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31,118812</text:p>
          </table:table-cell>
          <table:table-cell table:formula="of:=LOG10([.B969])/LOG10([.A969])" office:value-type="float" office:value="0.500028577964138" calcext:value-type="float">
            <text:p>0,5000286</text:p>
          </table:table-cell>
          <table:table-cell table:number-columns-repeated="1021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31,135254</text:p>
          </table:table-cell>
          <table:table-cell table:formula="of:=LOG10([.B970])/LOG10([.A970])" office:value-type="float" office:value="0.500030313022991" calcext:value-type="float">
            <text:p>0,5000303</text:p>
          </table:table-cell>
          <table:table-cell table:number-columns-repeated="1021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31,151697</text:p>
          </table:table-cell>
          <table:table-cell table:formula="of:=LOG10([.B971])/LOG10([.A971])" office:value-type="float" office:value="0.500032089113108" calcext:value-type="float">
            <text:p>0,5000321</text:p>
          </table:table-cell>
          <table:table-cell table:number-columns-repeated="1021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31,168139</text:p>
          </table:table-cell>
          <table:table-cell table:formula="of:=LOG10([.B972])/LOG10([.A972])" office:value-type="float" office:value="0.500033896763675" calcext:value-type="float">
            <text:p>0,5000339</text:p>
          </table:table-cell>
          <table:table-cell table:number-columns-repeated="1021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31,184581</text:p>
          </table:table-cell>
          <table:table-cell table:formula="of:=LOG10([.B973])/LOG10([.A973])" office:value-type="float" office:value="0.500035740513766" calcext:value-type="float">
            <text:p>0,5000357</text:p>
          </table:table-cell>
          <table:table-cell table:number-columns-repeated="1021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31,201024</text:p>
          </table:table-cell>
          <table:table-cell table:formula="of:=LOG10([.B974])/LOG10([.A974])" office:value-type="float" office:value="0.500037624890352" calcext:value-type="float">
            <text:p>0,5000376</text:p>
          </table:table-cell>
          <table:table-cell table:number-columns-repeated="1021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31,217466</text:p>
          </table:table-cell>
          <table:table-cell table:formula="of:=LOG10([.B975])/LOG10([.A975])" office:value-type="float" office:value="0.500039540443173" calcext:value-type="float">
            <text:p>0,5000395</text:p>
          </table:table-cell>
          <table:table-cell table:number-columns-repeated="1021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31,233908</text:p>
          </table:table-cell>
          <table:table-cell table:formula="of:=LOG10([.B976])/LOG10([.A976])" office:value-type="float" office:value="0.500041491703411" calcext:value-type="float">
            <text:p>0,5000415</text:p>
          </table:table-cell>
          <table:table-cell table:number-columns-repeated="1021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31,250350</text:p>
          </table:table-cell>
          <table:table-cell table:formula="of:=LOG10([.B977])/LOG10([.A977])" office:value-type="float" office:value="0.500043478541415" calcext:value-type="float">
            <text:p>0,5000435</text:p>
          </table:table-cell>
          <table:table-cell table:number-columns-repeated="1021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31,266793</text:p>
          </table:table-cell>
          <table:table-cell table:formula="of:=LOG10([.B978])/LOG10([.A978])" office:value-type="float" office:value="0.500045505473694" calcext:value-type="float">
            <text:p>0,5000455</text:p>
          </table:table-cell>
          <table:table-cell table:number-columns-repeated="1021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31,283136</text:p>
          </table:table-cell>
          <table:table-cell table:formula="of:=LOG10([.B979])/LOG10([.A979])" office:value-type="float" office:value="0.500047103468653" calcext:value-type="float">
            <text:p>0,5000471</text:p>
          </table:table-cell>
          <table:table-cell table:number-columns-repeated="1021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31,299479</text:p>
          </table:table-cell>
          <table:table-cell table:formula="of:=LOG10([.B980])/LOG10([.A980])" office:value-type="float" office:value="0.500048737273322" calcext:value-type="float">
            <text:p>0,5000487</text:p>
          </table:table-cell>
          <table:table-cell table:number-columns-repeated="1021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31,315822</text:p>
          </table:table-cell>
          <table:table-cell table:formula="of:=LOG10([.B981])/LOG10([.A981])" office:value-type="float" office:value="0.500050406758887" calcext:value-type="float">
            <text:p>0,5000504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31,332165</text:p>
          </table:table-cell>
          <table:table-cell table:formula="of:=LOG10([.B982])/LOG10([.A982])" office:value-type="float" office:value="0.500052111797051" calcext:value-type="float">
            <text:p>0,5000521</text:p>
          </table:table-cell>
          <table:table-cell table:number-columns-repeated="1021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31,348508</text:p>
          </table:table-cell>
          <table:table-cell table:formula="of:=LOG10([.B983])/LOG10([.A983])" office:value-type="float" office:value="0.50005385226003" calcext:value-type="float">
            <text:p>0,5000539</text:p>
          </table:table-cell>
          <table:table-cell table:number-columns-repeated="1021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31,364851</text:p>
          </table:table-cell>
          <table:table-cell table:formula="of:=LOG10([.B984])/LOG10([.A984])" office:value-type="float" office:value="0.500055628020551" calcext:value-type="float">
            <text:p>0,5000556</text:p>
          </table:table-cell>
          <table:table-cell table:number-columns-repeated="1021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31,381194</text:p>
          </table:table-cell>
          <table:table-cell table:formula="of:=LOG10([.B985])/LOG10([.A985])" office:value-type="float" office:value="0.500057438951852" calcext:value-type="float">
            <text:p>0,5000574</text:p>
          </table:table-cell>
          <table:table-cell table:number-columns-repeated="1021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31,397537</text:p>
          </table:table-cell>
          <table:table-cell table:formula="of:=LOG10([.B986])/LOG10([.A986])" office:value-type="float" office:value="0.500059284927674" calcext:value-type="float">
            <text:p>0,5000593</text:p>
          </table:table-cell>
          <table:table-cell table:number-columns-repeated="1021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31,413880</text:p>
          </table:table-cell>
          <table:table-cell table:formula="of:=LOG10([.B987])/LOG10([.A987])" office:value-type="float" office:value="0.500061165822265" calcext:value-type="float">
            <text:p>0,5000612</text:p>
          </table:table-cell>
          <table:table-cell table:number-columns-repeated="1021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31,430223</text:p>
          </table:table-cell>
          <table:table-cell table:formula="of:=LOG10([.B988])/LOG10([.A988])" office:value-type="float" office:value="0.500063081510372" calcext:value-type="float">
            <text:p>0,5000631</text:p>
          </table:table-cell>
          <table:table-cell table:number-columns-repeated="1021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31,446566</text:p>
          </table:table-cell>
          <table:table-cell table:formula="of:=LOG10([.B989])/LOG10([.A989])" office:value-type="float" office:value="0.500065031867243" calcext:value-type="float">
            <text:p>0,5000650</text:p>
          </table:table-cell>
          <table:table-cell table:number-columns-repeated="1021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31,462909</text:p>
          </table:table-cell>
          <table:table-cell table:formula="of:=LOG10([.B990])/LOG10([.A990])" office:value-type="float" office:value="0.500067016768623" calcext:value-type="float">
            <text:p>0,5000670</text:p>
          </table:table-cell>
          <table:table-cell table:number-columns-repeated="1021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31,479154</text:p>
          </table:table-cell>
          <table:table-cell table:formula="of:=LOG10([.B991])/LOG10([.A991])" office:value-type="float" office:value="0.500068584757078" calcext:value-type="float">
            <text:p>0,5000686</text:p>
          </table:table-cell>
          <table:table-cell table:number-columns-repeated="1021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31,494384</text:p>
          </table:table-cell>
          <table:table-cell table:formula="of:=LOG10([.B992])/LOG10([.A992])" office:value-type="float" office:value="0.500065516126993" calcext:value-type="float">
            <text:p>0,5000655</text:p>
          </table:table-cell>
          <table:table-cell table:number-columns-repeated="1021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31,509614</text:p>
          </table:table-cell>
          <table:table-cell table:formula="of:=LOG10([.B993])/LOG10([.A993])" office:value-type="float" office:value="0.500062488300714" calcext:value-type="float">
            <text:p>0,5000625</text:p>
          </table:table-cell>
          <table:table-cell table:number-columns-repeated="1021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31,524844</text:p>
          </table:table-cell>
          <table:table-cell table:formula="of:=LOG10([.B994])/LOG10([.A994])" office:value-type="float" office:value="0.500059501143072" calcext:value-type="float">
            <text:p>0,5000595</text:p>
          </table:table-cell>
          <table:table-cell table:number-columns-repeated="1021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31,540074</text:p>
          </table:table-cell>
          <table:table-cell table:formula="of:=LOG10([.B995])/LOG10([.A995])" office:value-type="float" office:value="0.500056554519417" calcext:value-type="float">
            <text:p>0,5000566</text:p>
          </table:table-cell>
          <table:table-cell table:number-columns-repeated="1021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31,555304</text:p>
          </table:table-cell>
          <table:table-cell table:formula="of:=LOG10([.B996])/LOG10([.A996])" office:value-type="float" office:value="0.500053648295617" calcext:value-type="float">
            <text:p>0,5000536</text:p>
          </table:table-cell>
          <table:table-cell table:number-columns-repeated="1021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31,570535</text:p>
          </table:table-cell>
          <table:table-cell table:formula="of:=LOG10([.B997])/LOG10([.A997])" office:value-type="float" office:value="0.500050786926157" calcext:value-type="float">
            <text:p>0,5000508</text:p>
          </table:table-cell>
          <table:table-cell table:number-columns-repeated="1021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31,585765</text:p>
          </table:table-cell>
          <table:table-cell table:formula="of:=LOG10([.B998])/LOG10([.A998])" office:value-type="float" office:value="0.500047961098848" calcext:value-type="float">
            <text:p>0,5000480</text:p>
          </table:table-cell>
          <table:table-cell table:number-columns-repeated="1021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31,600995</text:p>
          </table:table-cell>
          <table:table-cell table:formula="of:=LOG10([.B999])/LOG10([.A999])" office:value-type="float" office:value="0.500045175272082" calcext:value-type="float">
            <text:p>0,5000452</text:p>
          </table:table-cell>
          <table:table-cell table:number-columns-repeated="1021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31,616225</text:p>
          </table:table-cell>
          <table:table-cell table:formula="of:=LOG10([.B1000])/LOG10([.A1000])" office:value-type="float" office:value="0.500042429313773" calcext:value-type="float">
            <text:p>0,5000424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1,631455</text:p>
          </table:table-cell>
          <table:table-cell table:formula="of:=LOG10([.B1001])/LOG10([.A1001])" office:value-type="float" office:value="0.500039723092339" calcext:value-type="float">
            <text:p>0,5000397</text:p>
          </table:table-cell>
          <table:table-cell table:number-columns-repeated="1021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31,646685</text:p>
          </table:table-cell>
          <table:table-cell table:formula="of:=LOG10([.B1002])/LOG10([.A1002])" office:value-type="float" office:value="0.500037056476704" calcext:value-type="float">
            <text:p>0,5000371</text:p>
          </table:table-cell>
          <table:table-cell table:number-columns-repeated="1021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31,661916</text:p>
          </table:table-cell>
          <table:table-cell table:formula="of:=LOG10([.B1003])/LOG10([.A1003])" office:value-type="float" office:value="0.500034433907176" calcext:value-type="float">
            <text:p>0,5000344</text:p>
          </table:table-cell>
          <table:table-cell table:number-columns-repeated="1021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31,677146</text:p>
          </table:table-cell>
          <table:table-cell table:formula="of:=LOG10([.B1004])/LOG10([.A1004])" office:value-type="float" office:value="0.500031846109051" calcext:value-type="float">
            <text:p>0,5000318</text:p>
          </table:table-cell>
          <table:table-cell table:number-columns-repeated="1021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31,692376</text:p>
          </table:table-cell>
          <table:table-cell table:formula="of:=LOG10([.B1005])/LOG10([.A1005])" office:value-type="float" office:value="0.500029297526492" calcext:value-type="float">
            <text:p>0,5000293</text:p>
          </table:table-cell>
          <table:table-cell table:number-columns-repeated="1021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31,707606</text:p>
          </table:table-cell>
          <table:table-cell table:formula="of:=LOG10([.B1006])/LOG10([.A1006])" office:value-type="float" office:value="0.500026788030412" calcext:value-type="float">
            <text:p>0,5000268</text:p>
          </table:table-cell>
          <table:table-cell table:number-columns-repeated="1021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31,722836</text:p>
          </table:table-cell>
          <table:table-cell table:formula="of:=LOG10([.B1007])/LOG10([.A1007])" office:value-type="float" office:value="0.500024317492216" calcext:value-type="float">
            <text:p>0,5000243</text:p>
          </table:table-cell>
          <table:table-cell table:number-columns-repeated="1021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31,738066</text:p>
          </table:table-cell>
          <table:table-cell table:formula="of:=LOG10([.B1008])/LOG10([.A1008])" office:value-type="float" office:value="0.500021885783796" calcext:value-type="float">
            <text:p>0,5000219</text:p>
          </table:table-cell>
          <table:table-cell table:number-columns-repeated="1021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31,753297</text:p>
          </table:table-cell>
          <table:table-cell table:formula="of:=LOG10([.B1009])/LOG10([.A1009])" office:value-type="float" office:value="0.50001949733133" calcext:value-type="float">
            <text:p>0,5000195</text:p>
          </table:table-cell>
          <table:table-cell table:number-columns-repeated="1021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31,768527</text:p>
          </table:table-cell>
          <table:table-cell table:formula="of:=LOG10([.B1010])/LOG10([.A1010])" office:value-type="float" office:value="0.500017142897257" calcext:value-type="float">
            <text:p>0,5000171</text:p>
          </table:table-cell>
          <table:table-cell table:number-columns-repeated="1021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31,783757</text:p>
          </table:table-cell>
          <table:table-cell table:formula="of:=LOG10([.B1011])/LOG10([.A1011])" office:value-type="float" office:value="0.500014826911559" calcext:value-type="float">
            <text:p>0,5000148</text:p>
          </table:table-cell>
          <table:table-cell table:number-columns-repeated="1021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31,798987</text:p>
          </table:table-cell>
          <table:table-cell table:formula="of:=LOG10([.B1012])/LOG10([.A1012])" office:value-type="float" office:value="0.500012549248065" calcext:value-type="float">
            <text:p>0,5000125</text:p>
          </table:table-cell>
          <table:table-cell table:number-columns-repeated="1021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31,814217</text:p>
          </table:table-cell>
          <table:table-cell table:formula="of:=LOG10([.B1013])/LOG10([.A1013])" office:value-type="float" office:value="0.500010309781084" calcext:value-type="float">
            <text:p>0,5000103</text:p>
          </table:table-cell>
          <table:table-cell table:number-columns-repeated="1021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31,829447</text:p>
          </table:table-cell>
          <table:table-cell table:formula="of:=LOG10([.B1014])/LOG10([.A1014])" office:value-type="float" office:value="0.500008108385398" calcext:value-type="float">
            <text:p>0,5000081</text:p>
          </table:table-cell>
          <table:table-cell table:number-columns-repeated="1021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31,844678</text:p>
          </table:table-cell>
          <table:table-cell table:formula="of:=LOG10([.B1015])/LOG10([.A1015])" office:value-type="float" office:value="0.5000059494731" calcext:value-type="float">
            <text:p>0,5000059</text:p>
          </table:table-cell>
          <table:table-cell table:number-columns-repeated="1021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31,859908</text:p>
          </table:table-cell>
          <table:table-cell table:formula="of:=LOG10([.B1016])/LOG10([.A1016])" office:value-type="float" office:value="0.500003823843434" calcext:value-type="float">
            <text:p>0,5000038</text:p>
          </table:table-cell>
          <table:table-cell table:number-columns-repeated="1021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31,875138</text:p>
          </table:table-cell>
          <table:table-cell table:formula="of:=LOG10([.B1017])/LOG10([.A1017])" office:value-type="float" office:value="0.500001735912253" calcext:value-type="float">
            <text:p>0,5000017</text:p>
          </table:table-cell>
          <table:table-cell table:number-columns-repeated="1021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31,890368</text:p>
          </table:table-cell>
          <table:table-cell table:formula="of:=LOG10([.B1018])/LOG10([.A1018])" office:value-type="float" office:value="0.499999685556221" calcext:value-type="float">
            <text:p>0,4999997</text:p>
          </table:table-cell>
          <table:table-cell table:number-columns-repeated="1021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31,905598</text:p>
          </table:table-cell>
          <table:table-cell table:formula="of:=LOG10([.B1019])/LOG10([.A1019])" office:value-type="float" office:value="0.499997672652471" calcext:value-type="float">
            <text:p>0,4999977</text:p>
          </table:table-cell>
          <table:table-cell table:number-columns-repeated="1021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31,920828</text:p>
          </table:table-cell>
          <table:table-cell table:formula="of:=LOG10([.B1020])/LOG10([.A1020])" office:value-type="float" office:value="0.499995697078597" calcext:value-type="float">
            <text:p>0,4999957</text:p>
          </table:table-cell>
          <table:table-cell table:number-columns-repeated="1021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31,936059</text:p>
          </table:table-cell>
          <table:table-cell table:formula="of:=LOG10([.B1021])/LOG10([.A1021])" office:value-type="float" office:value="0.499993763232656" calcext:value-type="float">
            <text:p>0,4999938</text:p>
          </table:table-cell>
          <table:table-cell table:number-columns-repeated="1021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31,951289</text:p>
          </table:table-cell>
          <table:table-cell table:formula="of:=LOG10([.B1022])/LOG10([.A1022])" office:value-type="float" office:value="0.499991861950367" calcext:value-type="float">
            <text:p>0,4999919</text:p>
          </table:table-cell>
          <table:table-cell table:number-columns-repeated="1021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31,966519</text:p>
          </table:table-cell>
          <table:table-cell table:formula="of:=LOG10([.B1023])/LOG10([.A1023])" office:value-type="float" office:value="0.499989997633499" calcext:value-type="float">
            <text:p>0,4999900</text:p>
          </table:table-cell>
          <table:table-cell table:number-columns-repeated="1021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31,981749</text:p>
          </table:table-cell>
          <table:table-cell table:formula="of:=LOG10([.B1024])/LOG10([.A1024])" office:value-type="float" office:value="0.499988170161479" calcext:value-type="float">
            <text:p>0,4999882</text:p>
          </table:table-cell>
          <table:table-cell table:number-columns-repeated="1021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31,996979</text:p>
          </table:table-cell>
          <table:table-cell table:formula="of:=LOG10([.B1025])/LOG10([.A1025])" office:value-type="float" office:value="0.499986379414185" calcext:value-type="float">
            <text:p>0,4999864</text:p>
          </table:table-cell>
          <table:table-cell table:number-columns-repeated="1021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_orange" table:style-name="ta2">
        <office:forms form:automatic-focus="false" form:apply-design-mode="false"/>
        <table:table-column table:style-name="co7" table:default-cell-style-name="Default"/>
        <table:table-column table:style-name="co6" table:number-columns-repeated="1023" table:default-cell-style-name="Default"/>
        <table:table-row table:style-name="ro2">
          <table:table-cell>
            <draw:frame table:end-cell-address="Graph_orange.Q25" table:end-x="0.558cm" table:end-y="0.477cm" draw:z-index="0" draw:name="Grafico 2" draw:style-name="gr1" draw:text-style-name="P1" svg:width="34.411cm" svg:height="13.043cm" svg:x="0.181cm" svg:y="0.134cm">
              <draw:object draw:notify-on-update-of-ranges="Orange.A7:Orange.A129 Orange.C1:Orange.C1 Orange.C7:Orange.C1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nagem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9"/>
        <table:table-column table:style-name="co7" table:default-cell-style-name="Default"/>
        <table:table-row table:style-name="ro1">
          <table:table-cell office:value-type="string" calcext:value-type="string">
            <text:p># Gems</text:p>
          </table:table-cell>
          <table:table-cell table:style-name="ce8" office:value-type="string" calcext:value-type="string">
            <text:p>Pow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,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,6864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0,97027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,172912</text:p>
          </table:table-cell>
          <table:table-cell table:formula="of:=LOG([.B5];2)/LOG([.A5];2)" office:value-type="float" office:value="0.115047388215145" calcext:value-type="float">
            <text:p>0,11504738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1,435756</text:p>
          </table:table-cell>
          <table:table-cell table:formula="of:=LOG([.B6];2)/LOG([.A6];2)" office:value-type="float" office:value="0.224731589183854" calcext:value-type="float">
            <text:p>0,22473158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1,655855</text:p>
          </table:table-cell>
          <table:table-cell table:formula="of:=LOG([.B7];2)/LOG([.A7];2)" office:value-type="float" office:value="0.281464951297417" calcext:value-type="float">
            <text:p>0,28146495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,851742</text:p>
          </table:table-cell>
          <table:table-cell table:formula="of:=LOG([.B8];2)/LOG([.A8];2)" office:value-type="float" office:value="0.316626550287242" calcext:value-type="float">
            <text:p>0,31662655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2,026083</text:p>
          </table:table-cell>
          <table:table-cell table:formula="of:=LOG([.B9];2)/LOG([.A9];2)" office:value-type="float" office:value="0.339564425475713" calcext:value-type="float">
            <text:p>0,33956442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2,197040</text:p>
          </table:table-cell>
          <table:table-cell table:formula="of:=LOG([.B10];2)/LOG([.A10];2)" office:value-type="float" office:value="0.358229653901107" calcext:value-type="float">
            <text:p>0,35822965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2,372119</text:p>
          </table:table-cell>
          <table:table-cell table:formula="of:=LOG([.B11];2)/LOG([.A11];2)" office:value-type="float" office:value="0.375136472106646" calcext:value-type="float">
            <text:p>0,37513647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2,540224</text:p>
          </table:table-cell>
          <table:table-cell table:formula="of:=LOG([.B12];2)/LOG([.A12];2)" office:value-type="float" office:value="0.388779391950031" calcext:value-type="float">
            <text:p>0,3887793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2,705891</text:p>
          </table:table-cell>
          <table:table-cell table:formula="of:=LOG([.B13];2)/LOG([.A13];2)" office:value-type="float" office:value="0.400591003354139" calcext:value-type="float">
            <text:p>0,40059100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2,872298</text:p>
          </table:table-cell>
          <table:table-cell table:formula="of:=LOG([.B14];2)/LOG([.A14];2)" office:value-type="float" office:value="0.41135798770434" calcext:value-type="float">
            <text:p>0,41135798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3,036746</text:p>
          </table:table-cell>
          <table:table-cell table:formula="of:=LOG([.B15];2)/LOG([.A15];2)" office:value-type="float" office:value="0.420902772719095" calcext:value-type="float">
            <text:p>0,42090277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3,185109</text:p>
          </table:table-cell>
          <table:table-cell table:formula="of:=LOG([.B16];2)/LOG([.A16];2)" office:value-type="float" office:value="0.427793587758068" calcext:value-type="float">
            <text:p>0,42779358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,331810</text:p>
          </table:table-cell>
          <table:table-cell table:formula="of:=LOG([.B17];2)/LOG([.A17];2)" office:value-type="float" office:value="0.434076532958474" calcext:value-type="float">
            <text:p>0,4340765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3,462375</text:p>
          </table:table-cell>
          <table:table-cell table:formula="of:=LOG([.B18];2)/LOG([.A18];2)" office:value-type="float" office:value="0.438355541556464" calcext:value-type="float">
            <text:p>0,43835554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3,590062</text:p>
          </table:table-cell>
          <table:table-cell table:formula="of:=LOG([.B19];2)/LOG([.A19];2)" office:value-type="float" office:value="0.442216288978825" calcext:value-type="float">
            <text:p>0,4422162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3,714631</text:p>
          </table:table-cell>
          <table:table-cell table:formula="of:=LOG([.B20];2)/LOG([.A20];2)" office:value-type="float" office:value="0.445680605191375" calcext:value-type="float">
            <text:p>0,44568060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3,845051</text:p>
          </table:table-cell>
          <table:table-cell table:formula="of:=LOG([.B21];2)/LOG([.A21];2)" office:value-type="float" office:value="0.449568500742916" calcext:value-type="float">
            <text:p>0,44956850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3,973682</text:p>
          </table:table-cell>
          <table:table-cell table:formula="of:=LOG([.B22];2)/LOG([.A22];2)" office:value-type="float" office:value="0.453172262323241" calcext:value-type="float">
            <text:p>0,45317226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4,120101</text:p>
          </table:table-cell>
          <table:table-cell table:formula="of:=LOG([.B23];2)/LOG([.A23];2)" office:value-type="float" office:value="0.458058308479639" calcext:value-type="float">
            <text:p>0,45805830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4,265941</text:p>
          </table:table-cell>
          <table:table-cell table:formula="of:=LOG([.B24];2)/LOG([.A24];2)" office:value-type="float" office:value="0.462658416749035" calcext:value-type="float">
            <text:p>0,46265841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4,412568</text:p>
          </table:table-cell>
          <table:table-cell table:formula="of:=LOG([.B25];2)/LOG([.A25];2)" office:value-type="float" office:value="0.46709618909854" calcext:value-type="float">
            <text:p>0,46709618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4,556650</text:p>
          </table:table-cell>
          <table:table-cell table:formula="of:=LOG([.B26];2)/LOG([.A26];2)" office:value-type="float" office:value="0.471154461038795" calcext:value-type="float">
            <text:p>0,4711544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4,700829</text:p>
          </table:table-cell>
          <table:table-cell table:formula="of:=LOG([.B27];2)/LOG([.A27];2)" office:value-type="float" office:value="0.475043896974572" calcext:value-type="float">
            <text:p>0,4750438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4,836297</text:p>
          </table:table-cell>
          <table:table-cell table:formula="of:=LOG([.B28];2)/LOG([.A28];2)" office:value-type="float" office:value="0.478224320358928" calcext:value-type="float">
            <text:p>0,47822432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4,964265</text:p>
          </table:table-cell>
          <table:table-cell table:formula="of:=LOG([.B29];2)/LOG([.A29];2)" office:value-type="float" office:value="0.480842410900124" calcext:value-type="float">
            <text:p>0,48084241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5,086882</text:p>
          </table:table-cell>
          <table:table-cell table:formula="of:=LOG([.B30];2)/LOG([.A30];2)" office:value-type="float" office:value="0.483077564704253" calcext:value-type="float">
            <text:p>0,48307756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5,208137</text:p>
          </table:table-cell>
          <table:table-cell table:formula="of:=LOG([.B31];2)/LOG([.A31];2)" office:value-type="float" office:value="0.485188604207788" calcext:value-type="float">
            <text:p>0,48518860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5,331825</text:p>
          </table:table-cell>
          <table:table-cell table:formula="of:=LOG([.B32];2)/LOG([.A32];2)" office:value-type="float" office:value="0.48739074475486" calcext:value-type="float">
            <text:p>0,48739074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5,455959</text:p>
          </table:table-cell>
          <table:table-cell table:formula="of:=LOG([.B33];2)/LOG([.A33];2)" office:value-type="float" office:value="0.489566560590932" calcext:value-type="float">
            <text:p>0,48956656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5,577957</text:p>
          </table:table-cell>
          <table:table-cell table:formula="of:=LOG([.B34];2)/LOG([.A34];2)" office:value-type="float" office:value="0.491582686467426" calcext:value-type="float">
            <text:p>0,49158268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5,689678</text:p>
          </table:table-cell>
          <table:table-cell table:formula="of:=LOG([.B35];2)/LOG([.A35];2)" office:value-type="float" office:value="0.493044781975751" calcext:value-type="float">
            <text:p>0,4930447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5,800157</text:p>
          </table:table-cell>
          <table:table-cell table:formula="of:=LOG([.B36];2)/LOG([.A36];2)" office:value-type="float" office:value="0.494434006389551" calcext:value-type="float">
            <text:p>0,49443400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5,910636</text:p>
          </table:table-cell>
          <table:table-cell table:formula="of:=LOG([.B37];2)/LOG([.A37];2)" office:value-type="float" office:value="0.495812487768431" calcext:value-type="float">
            <text:p>0,49581248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6,021101</text:p>
          </table:table-cell>
          <table:table-cell table:formula="of:=LOG([.B38];2)/LOG([.A38];2)" office:value-type="float" office:value="0.497178328722827" calcext:value-type="float">
            <text:p>0,49717832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6,131447</text:p>
          </table:table-cell>
          <table:table-cell table:formula="of:=LOG([.B39];2)/LOG([.A39];2)" office:value-type="float" office:value="0.498525861564986" calcext:value-type="float">
            <text:p>0,49852586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6,242687</text:p>
          </table:table-cell>
          <table:table-cell table:formula="of:=LOG([.B40];2)/LOG([.A40];2)" office:value-type="float" office:value="0.499898971429904" calcext:value-type="float">
            <text:p>0,49989897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6,353256</text:p>
          </table:table-cell>
          <table:table-cell table:formula="of:=LOG([.B41];2)/LOG([.A41];2)" office:value-type="float" office:value="0.5012273944961" calcext:value-type="float">
            <text:p>0,5012273945</text:p>
          </table:table-cell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raph_managem" table:style-name="ta3">
        <office:forms form:automatic-focus="false" form:apply-design-mode="false"/>
        <table:shapes>
          <draw:frame draw:z-index="0" draw:style-name="gr2" draw:text-style-name="P2" svg:width="32.66cm" svg:height="12.909cm" svg:x="0.656cm" svg:y="0.106cm">
            <draw:object draw:notify-on-update-of-ranges="Managem.A5:Managem.B41 Managem.C5:Managem.C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table table:name="Info" table:style-name="ta4">
        <table:table-column table:style-name="co10" table:default-cell-style-name="Default"/>
        <table:table-column table:style-name="co6" table:number-columns-repeated="1023" table:default-cell-style-name="Default"/>
        <table:table-row table:style-name="ro2">
          <table:table-cell office:value-type="string" calcext:value-type="string">
            <text:p>Explaination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is a speadsheet tracking the best methods to combine N gems to get a gem with the highest possible special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 purpose is to find the best combining method (and learn to code better, doing thi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abl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 gems: straightforward, the number of gems that are being combined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rement (I): I = (Leech power of the best gem I can build with N gems)/(Leech power of the grade 1 gem) that says how much my gem improv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 Growth is the amount that I aim to maximize, as it represent how much fast a gem grows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l have a gem if the two we combine are known and my program implements that capacity (for oranges only, currently)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onger our new gem is compared to a grade 1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n, to compare different upgrade methods we need to factor in the amount of gem used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e have: Total_I = I^C = I^(log(base=N)(NT)) = exp ( ln(I)*ln(NT)/ln(N) ) = NT^( ln(I)/ln(N)) = NT^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here I used several properties of powers and logarithms, hope it's all clear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ximizing <text:s/>G is therefore the way to get the best possible gem at a given mana cos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f the info here are not enough feel free to ask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2345ieee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.</number:text>
      <number:seconds number:style="long"/>
    </number:time-style>
    <number:time-style style:name="N10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7">
      <number:minutes number:style="long"/>
      <number:text>.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/00/0000</text:date>, <text:time style:data-style-name="N2" text:time-value="17:53:07.08409029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Orange" style:display-name="PageStyle_Oran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" style:display-name="PageStyle_Gra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sing" style:display-name="PageStyle_Pars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</meta:initial-creator>
    <dc:creator>Andrea Stacchiotti</dc:creator>
    <meta:creation-date>2014-09-11T16:32:33</meta:creation-date>
    <dc:date>2014-09-15T17:58:42.815565288</dc:date>
    <meta:generator>LibreOffice/4.3.1.2$Linux_X86_64 LibreOffice_project/430m0$Build-2</meta:generator>
    <meta:editing-duration>PT5H55M</meta:editing-duration>
    <meta:editing-cycles>6</meta:editing-cycles>
    <meta:document-statistic meta:table-count="5" meta:cell-count="3242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7"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interpolation="cubic-spline" chart:symbol-type="automatic" chart:include-hidden-cells="false" chart:treat-empty-cells="ignore">
        <chart:symbol-image xlink:href="Pictures/2000000A000000DD000000DD8873A1DD.svm" xlink:type="simple" xlink:actuate="onLoad"/>
      </style:chart-properties>
    </style:style>
    <style:style style:name="ch4" style:family="chart" style:data-style-name="N0">
      <style:chart-properties chart:display-label="true" chart:logarithmic="false" chart:minimum="5" chart:maximum="130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68686"/>
    </style:style>
    <style:style style:name="ch7" style:family="chart" style:data-style-name="N110">
      <style:chart-properties chart:symbol-type="named-symbol" chart:symbol-name="square" chart:symbol-width="0.18cm" chart:symbol-height="0.18cm" chart:link-data-style-to-source="true">
        <chart:symbol-image xlink:href="Pictures/2000000A000000DD000000DD8873A1DD.svm" xlink:type="simple" xlink:actuate="onLoad"/>
      </style:chart-properties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34.412cm" svg:height="13.044cm" xlink:href=".." xlink:type="simple" chart:class="chart:scatter" chart:style-name="ch1">
        <chart:subtitle svg:x="15.697cm" svg:y="0.234cm" chart:style-name="ch2">
          <text:p>Growth=ln(I)/ln(n)</text:p>
        </chart:subtitle>
        <chart:plot-area chart:style-name="ch3" table:cell-range-address="Orange.A7:Orange.A129 Orange.C1:Orange.C1 Orange.C7:Orange.C129" chart:data-source-has-labels="row" svg:x="0.51cm" svg:y="1.54cm" svg:width="33.066cm" svg:height="11.017cm">
          <chartooo:coordinate-region svg:x="2.56cm" svg:y="1.739cm" svg:width="31.016cm" svg:height="10.1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range.C7:Orange.C129" chart:label-cell-address="Orange.C1:Orange.C1" chart:class="chart:scatter">
            <chart:domain table:cell-range-address="Orange.A7:Orange.A129"/>
            <chart:data-point chart:repeated="1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.C1:Oran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Orange.A7:Orange.A129</svg:desc>
                </draw:g>
              </table:table-cell>
              <table:table-cell office:value-type="float" office:value="0.484812934277918">
                <text:p>0.484812934277918</text:p>
                <draw:g>
                  <svg:desc>Orange.C7:Orange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2.661cm" svg:height="12.91cm" xlink:href=".." xlink:type="simple" chart:class="chart:scatter" chart:style-name="ch1">
        <chart:plot-area chart:style-name="ch2" table:cell-range-address="Managem.A5:Managem.C41" chart:data-source-has-labels="column" svg:x="0.653cm" svg:y="0.258cm" svg:width="31.355cm" svg:height="12.394cm">
          <chartooo:coordinate-region svg:x="1.38cm" svg:y="0.458cm" svg:width="30.441cm" svg:height="11.547cm"/>
          <chart:axis chart:dimension="x" chart:name="primary-x" chart:style-name="ch3" chartooo:axis-type="auto">
            <chart:categories table:cell-range-address="Managem.A5:Managem.B4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Managem.C5:Managem.C41" chart:class="chart:scatter">
            <chart:domain table:cell-range-address="Managem.A5:Managem.B41"/>
            <chart:data-point chart:repeated="3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float" office:value="4">
                <text:p>1,172912</text:p>
                <text:list>
                  <text:list-item>
                    <text:p/>
                  </text:list-item>
                  <text:list-item>
                    <text:p>1,172912</text:p>
                  </text:list-item>
                </text:list>
                <draw:g>
                  <svg:desc>Managem.A5:Managem.B41</svg:desc>
                </draw:g>
              </table:table-cell>
              <table:table-cell office:value-type="float" office:value="0.115047388215145">
                <text:p>0.115047388215145</text:p>
                <draw:g>
                  <svg:desc>Managem.C5:Managem.C41</svg:desc>
                </draw:g>
              </table:table-cell>
            </table:table-row>
            <table:table-row>
              <table:table-cell office:value-type="float" office:value="5">
                <text:p>10 1,435756</text:p>
                <text:list>
                  <text:list-item>
                    <text:p/>
                  </text:list-item>
                  <text:list-item>
                    <text:p>1,435756</text:p>
                  </text:list-item>
                </text:list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float" office:value="6">
                <text:p>10 1,655855</text:p>
                <text:list>
                  <text:list-item>
                    <text:p/>
                  </text:list-item>
                  <text:list-item>
                    <text:p>1,655855</text:p>
                  </text:list-item>
                </text:list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float" office:value="7">
                <text:p>10 1,851742</text:p>
                <text:list>
                  <text:list-item>
                    <text:p/>
                  </text:list-item>
                  <text:list-item>
                    <text:p>1,851742</text:p>
                  </text:list-item>
                </text:list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float" office:value="8">
                <text:p>10 2,026083</text:p>
                <text:list>
                  <text:list-item>
                    <text:p/>
                  </text:list-item>
                  <text:list-item>
                    <text:p>2,026083</text:p>
                  </text:list-item>
                </text:list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float" office:value="9">
                <text:p>10 2,197040</text:p>
                <text:list>
                  <text:list-item>
                    <text:p/>
                  </text:list-item>
                  <text:list-item>
                    <text:p>2,197040</text:p>
                  </text:list-item>
                </text:list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float" office:value="10">
                <text:p>10 2,372119</text:p>
                <text:list>
                  <text:list-item>
                    <text:p/>
                  </text:list-item>
                  <text:list-item>
                    <text:p>2,372119</text:p>
                  </text:list-item>
                </text:list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float" office:value="11">
                <text:p>10 2,540224</text:p>
                <text:list>
                  <text:list-item>
                    <text:p/>
                  </text:list-item>
                  <text:list-item>
                    <text:p>2,540224</text:p>
                  </text:list-item>
                </text:list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float" office:value="12">
                <text:p>10 2,705891</text:p>
                <text:list>
                  <text:list-item>
                    <text:p/>
                  </text:list-item>
                  <text:list-item>
                    <text:p>2,705891</text:p>
                  </text:list-item>
                </text:list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float" office:value="13">
                <text:p>10 2,872298</text:p>
                <text:list>
                  <text:list-item>
                    <text:p/>
                  </text:list-item>
                  <text:list-item>
                    <text:p>2,872298</text:p>
                  </text:list-item>
                </text:list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float" office:value="14">
                <text:p>10 3,036746</text:p>
                <text:list>
                  <text:list-item>
                    <text:p/>
                  </text:list-item>
                  <text:list-item>
                    <text:p>3,036746</text:p>
                  </text:list-item>
                </text:list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float" office:value="15">
                <text:p>20 3,185109</text:p>
                <text:list>
                  <text:list-item>
                    <text:p/>
                  </text:list-item>
                  <text:list-item>
                    <text:p>3,185109</text:p>
                  </text:list-item>
                </text:list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float" office:value="16">
                <text:p>20 3,331810</text:p>
                <text:list>
                  <text:list-item>
                    <text:p/>
                  </text:list-item>
                  <text:list-item>
                    <text:p>3,331810</text:p>
                  </text:list-item>
                </text:list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float" office:value="17">
                <text:p>20 3,462375</text:p>
                <text:list>
                  <text:list-item>
                    <text:p/>
                  </text:list-item>
                  <text:list-item>
                    <text:p>3,462375</text:p>
                  </text:list-item>
                </text:list>
              </table:table-cell>
              <table:table-cell office:value-type="float" office:value="0.438355541556464">
                <text:p>0.438355541556464</text:p>
              </table:table-cell>
            </table:table-row>
            <table:table-row>
              <table:table-cell office:value-type="float" office:value="18">
                <text:p>20 3,590062</text:p>
                <text:list>
                  <text:list-item>
                    <text:p/>
                  </text:list-item>
                  <text:list-item>
                    <text:p>3,590062</text:p>
                  </text:list-item>
                </text:list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float" office:value="19">
                <text:p>20 3,714631</text:p>
                <text:list>
                  <text:list-item>
                    <text:p/>
                  </text:list-item>
                  <text:list-item>
                    <text:p>3,714631</text:p>
                  </text:list-item>
                </text:list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float" office:value="20">
                <text:p>20 3,845051</text:p>
                <text:list>
                  <text:list-item>
                    <text:p/>
                  </text:list-item>
                  <text:list-item>
                    <text:p>3,845051</text:p>
                  </text:list-item>
                </text:list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float" office:value="21">
                <text:p>20 3,973682</text:p>
                <text:list>
                  <text:list-item>
                    <text:p/>
                  </text:list-item>
                  <text:list-item>
                    <text:p>3,973682</text:p>
                  </text:list-item>
                </text:list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float" office:value="22">
                <text:p>20 4,120101</text:p>
                <text:list>
                  <text:list-item>
                    <text:p/>
                  </text:list-item>
                  <text:list-item>
                    <text:p>4,120101</text:p>
                  </text:list-item>
                </text:list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float" office:value="23">
                <text:p>20 4,265941</text:p>
                <text:list>
                  <text:list-item>
                    <text:p/>
                  </text:list-item>
                  <text:list-item>
                    <text:p>4,265941</text:p>
                  </text:list-item>
                </text:list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float" office:value="24">
                <text:p>20 4,412568</text:p>
                <text:list>
                  <text:list-item>
                    <text:p/>
                  </text:list-item>
                  <text:list-item>
                    <text:p>4,412568</text:p>
                  </text:list-item>
                </text:list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float" office:value="25">
                <text:p>30 4,556650</text:p>
                <text:list>
                  <text:list-item>
                    <text:p/>
                  </text:list-item>
                  <text:list-item>
                    <text:p>4,556650</text:p>
                  </text:list-item>
                </text:list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float" office:value="26">
                <text:p>30 4,700829</text:p>
                <text:list>
                  <text:list-item>
                    <text:p/>
                  </text:list-item>
                  <text:list-item>
                    <text:p>4,700829</text:p>
                  </text:list-item>
                </text:list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float" office:value="27">
                <text:p>30 4,836297</text:p>
                <text:list>
                  <text:list-item>
                    <text:p/>
                  </text:list-item>
                  <text:list-item>
                    <text:p>4,836297</text:p>
                  </text:list-item>
                </text:list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float" office:value="28">
                <text:p>30 4,964265</text:p>
                <text:list>
                  <text:list-item>
                    <text:p/>
                  </text:list-item>
                  <text:list-item>
                    <text:p>4,964265</text:p>
                  </text:list-item>
                </text:list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float" office:value="29">
                <text:p>30 5,086882</text:p>
                <text:list>
                  <text:list-item>
                    <text:p/>
                  </text:list-item>
                  <text:list-item>
                    <text:p>5,086882</text:p>
                  </text:list-item>
                </text:list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float" office:value="30">
                <text:p>30 5,208137</text:p>
                <text:list>
                  <text:list-item>
                    <text:p/>
                  </text:list-item>
                  <text:list-item>
                    <text:p>5,208137</text:p>
                  </text:list-item>
                </text:list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float" office:value="31">
                <text:p>30 5,331825</text:p>
                <text:list>
                  <text:list-item>
                    <text:p/>
                  </text:list-item>
                  <text:list-item>
                    <text:p>5,331825</text:p>
                  </text:list-item>
                </text:list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float" office:value="32">
                <text:p>30 5,455959</text:p>
                <text:list>
                  <text:list-item>
                    <text:p/>
                  </text:list-item>
                  <text:list-item>
                    <text:p>5,455959</text:p>
                  </text:list-item>
                </text:list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float" office:value="33">
                <text:p>30 5,577957</text:p>
                <text:list>
                  <text:list-item>
                    <text:p/>
                  </text:list-item>
                  <text:list-item>
                    <text:p>5,577957</text:p>
                  </text:list-item>
                </text:list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float" office:value="34">
                <text:p>30 5,689678</text:p>
                <text:list>
                  <text:list-item>
                    <text:p/>
                  </text:list-item>
                  <text:list-item>
                    <text:p>5,689678</text:p>
                  </text:list-item>
                </text:list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float" office:value="35">
                <text:p>40 5,800157</text:p>
                <text:list>
                  <text:list-item>
                    <text:p/>
                  </text:list-item>
                  <text:list-item>
                    <text:p>5,800157</text:p>
                  </text:list-item>
                </text:list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float" office:value="36">
                <text:p>40 5,910636</text:p>
                <text:list>
                  <text:list-item>
                    <text:p/>
                  </text:list-item>
                  <text:list-item>
                    <text:p>5,910636</text:p>
                  </text:list-item>
                </text:list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float" office:value="37">
                <text:p>40 6,021101</text:p>
                <text:list>
                  <text:list-item>
                    <text:p/>
                  </text:list-item>
                  <text:list-item>
                    <text:p>6,021101</text:p>
                  </text:list-item>
                </text:list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float" office:value="38">
                <text:p>40 6,131447</text:p>
                <text:list>
                  <text:list-item>
                    <text:p/>
                  </text:list-item>
                  <text:list-item>
                    <text:p>6,131447</text:p>
                  </text:list-item>
                </text:list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float" office:value="39">
                <text:p>40 6,242687</text:p>
                <text:list>
                  <text:list-item>
                    <text:p/>
                  </text:list-item>
                  <text:list-item>
                    <text:p>6,242687</text:p>
                  </text:list-item>
                </text:list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float" office:value="40">
                <text:p>40 6,353256</text:p>
                <text:list>
                  <text:list-item>
                    <text:p/>
                  </text:list-item>
                  <text:list-item>
                    <text:p>6,353256</text:p>
                  </text:list-item>
                </text:list>
              </table:table-cell>
              <table:table-cell office:value-type="float" office:value="0.5012273944961">
                <text:p>0.50122739449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